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c2e0ae"/>
    </style:style>
    <style:style style:name="ce4" style:family="table-cell" style:parent-style-name="Default" style:data-style-name="N41"/>
    <style:style style:name="ce5" style:family="table-cell" style:parent-style-name="Default" style:data-style-name="N41">
      <style:table-cell-properties fo:background-color="#c2e0ae"/>
    </style:style>
    <style:style style:name="ce6" style:family="table-cell" style:parent-style-name="Default" style:data-style-name="N41">
      <style:table-cell-properties fo:background-color="#fedcc6"/>
    </style:style>
    <style:style style:name="ce7" style:family="table-cell" style:parent-style-name="Default">
      <style:table-cell-properties fo:background-color="#fedc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09:42:04" calcext:value-type="date">
            <text:p>15/06/20</text:p>
          </table:table-cell>
          <table:table-cell office:value-type="time" office:time-value="PT1055937H07M04.000000209S" calcext:value-type="time">
            <text:p>09:07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09:42:04" calcext:value-type="date">
            <text:p>15/06/20</text:p>
          </table:table-cell>
          <table:table-cell office:value-type="time" office:time-value="PT1055937H07M04.000000209S" calcext:value-type="time">
            <text:p>09:07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09:42:04" calcext:value-type="date">
            <text:p>15/06/20</text:p>
          </table:table-cell>
          <table:table-cell office:value-type="time" office:time-value="PT1055937H07M04.000000209S" calcext:value-type="time">
            <text:p>09:07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58.0</text:p>
          </table:table-cell>
          <table:table-cell office:value-type="date" office:date-value="2020-06-15T09:42:04" calcext:value-type="date">
            <text:p>15/06/20</text:p>
          </table:table-cell>
          <table:table-cell office:value-type="time" office:time-value="PT1055937H07M04.000000209S" calcext:value-type="time">
            <text:p>09:07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0:42:03" calcext:value-type="date">
            <text:p>15/06/20</text:p>
          </table:table-cell>
          <table:table-cell office:value-type="time" office:time-value="PT1055938H07M02.999999765S" calcext:value-type="time">
            <text:p>10:07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0:42:03" calcext:value-type="date">
            <text:p>15/06/20</text:p>
          </table:table-cell>
          <table:table-cell office:value-type="time" office:time-value="PT1055938H07M02.999999765S" calcext:value-type="time">
            <text:p>10:07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0:42:03" calcext:value-type="date">
            <text:p>15/06/20</text:p>
          </table:table-cell>
          <table:table-cell office:value-type="time" office:time-value="PT1055938H07M02.999999765S" calcext:value-type="time">
            <text:p>10:07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5T10:42:03" calcext:value-type="date">
            <text:p>15/06/20</text:p>
          </table:table-cell>
          <table:table-cell office:value-type="time" office:time-value="PT1055938H07M02.999999765S" calcext:value-type="time">
            <text:p>10:07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1:42:02" calcext:value-type="date">
            <text:p>15/06/20</text:p>
          </table:table-cell>
          <table:table-cell office:value-type="time" office:time-value="PT1055939H07M02.00000016S" calcext:value-type="time">
            <text:p>11:07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1:42:02" calcext:value-type="date">
            <text:p>15/06/20</text:p>
          </table:table-cell>
          <table:table-cell office:value-type="time" office:time-value="PT1055939H07M02.00000016S" calcext:value-type="time">
            <text:p>11:07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1:42:02" calcext:value-type="date">
            <text:p>15/06/20</text:p>
          </table:table-cell>
          <table:table-cell office:value-type="time" office:time-value="PT1055939H07M02.00000016S" calcext:value-type="time">
            <text:p>11:07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5T11:42:02" calcext:value-type="date">
            <text:p>15/06/20</text:p>
          </table:table-cell>
          <table:table-cell office:value-type="time" office:time-value="PT1055939H07M02.00000016S" calcext:value-type="time">
            <text:p>11:07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2:42:01" calcext:value-type="date">
            <text:p>15/06/20</text:p>
          </table:table-cell>
          <table:table-cell office:value-type="time" office:time-value="PT1055940H07M00.999999717S" calcext:value-type="time">
            <text:p>12:07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2:42:01" calcext:value-type="date">
            <text:p>15/06/20</text:p>
          </table:table-cell>
          <table:table-cell office:value-type="time" office:time-value="PT1055940H07M00.999999717S" calcext:value-type="time">
            <text:p>12:07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2:42:01" calcext:value-type="date">
            <text:p>15/06/20</text:p>
          </table:table-cell>
          <table:table-cell office:value-type="time" office:time-value="PT1055940H07M00.999999717S" calcext:value-type="time">
            <text:p>12:07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15T12:42:01" calcext:value-type="date">
            <text:p>15/06/20</text:p>
          </table:table-cell>
          <table:table-cell office:value-type="time" office:time-value="PT1055940H07M00.999999717S" calcext:value-type="time">
            <text:p>12:07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3:42:00" calcext:value-type="date">
            <text:p>15/06/20</text:p>
          </table:table-cell>
          <table:table-cell office:value-type="time" office:time-value="PT1055941H07M00.000000112S" calcext:value-type="time">
            <text:p>13:07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3:42:00" calcext:value-type="date">
            <text:p>15/06/20</text:p>
          </table:table-cell>
          <table:table-cell office:value-type="time" office:time-value="PT1055941H07M00.000000112S" calcext:value-type="time">
            <text:p>13:07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3:42:00" calcext:value-type="date">
            <text:p>15/06/20</text:p>
          </table:table-cell>
          <table:table-cell office:value-type="time" office:time-value="PT1055941H07M00.000000112S" calcext:value-type="time">
            <text:p>13:0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3:42:00" calcext:value-type="date">
            <text:p>15/06/20</text:p>
          </table:table-cell>
          <table:table-cell office:value-type="time" office:time-value="PT1055941H07M00.000000112S" calcext:value-type="time">
            <text:p>13:07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1:59" calcext:value-type="date">
            <text:p>15/06/20</text:p>
          </table:table-cell>
          <table:table-cell office:value-type="time" office:time-value="PT1055942H06M59.000000507S" calcext:value-type="time">
            <text:p>14:06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1:59" calcext:value-type="date">
            <text:p>15/06/20</text:p>
          </table:table-cell>
          <table:table-cell office:value-type="time" office:time-value="PT1055942H06M59.000000507S" calcext:value-type="time">
            <text:p>14:06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1:59" calcext:value-type="date">
            <text:p>15/06/20</text:p>
          </table:table-cell>
          <table:table-cell office:value-type="time" office:time-value="PT1055942H06M59.000000507S" calcext:value-type="time">
            <text:p>14:06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4:41:59" calcext:value-type="date">
            <text:p>15/06/20</text:p>
          </table:table-cell>
          <table:table-cell office:value-type="time" office:time-value="PT1055942H06M59.000000507S" calcext:value-type="time">
            <text:p>14:06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1:58" calcext:value-type="date">
            <text:p>15/06/20</text:p>
          </table:table-cell>
          <table:table-cell office:value-type="time" office:time-value="PT1055943H06M57.999999225S" calcext:value-type="time">
            <text:p>15:06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1:58" calcext:value-type="date">
            <text:p>15/06/20</text:p>
          </table:table-cell>
          <table:table-cell office:value-type="time" office:time-value="PT1055943H06M57.999999225S" calcext:value-type="time">
            <text:p>15:06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5:41:58" calcext:value-type="date">
            <text:p>15/06/20</text:p>
          </table:table-cell>
          <table:table-cell office:value-type="time" office:time-value="PT1055943H06M57.999999225S" calcext:value-type="time">
            <text:p>15:06:5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9.5</text:p>
          </table:table-cell>
          <table:table-cell table:style-name="ce1" office:value-type="string" calcext:value-type="string">
            <text:p>59.0</text:p>
          </table:table-cell>
          <table:table-cell table:style-name="ce3" office:value-type="date" office:date-value="2020-06-15T15:41:58" calcext:value-type="date">
            <text:p>15/06/20</text:p>
          </table:table-cell>
          <table:table-cell table:style-name="ce5" office:value-type="time" office:time-value="PT1055943H06M57.999999225S" calcext:value-type="time">
            <text:p>15:06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1:57" calcext:value-type="date">
            <text:p>15/06/20</text:p>
          </table:table-cell>
          <table:table-cell office:value-type="time" office:time-value="PT1055944H06M57.000000458S" calcext:value-type="time">
            <text:p>16:06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1:57" calcext:value-type="date">
            <text:p>15/06/20</text:p>
          </table:table-cell>
          <table:table-cell office:value-type="time" office:time-value="PT1055944H06M57.000000458S" calcext:value-type="time">
            <text:p>16:06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6:41:57" calcext:value-type="date">
            <text:p>15/06/20</text:p>
          </table:table-cell>
          <table:table-cell office:value-type="time" office:time-value="PT1055944H06M57.000000458S" calcext:value-type="time">
            <text:p>16:06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5T16:41:57" calcext:value-type="date">
            <text:p>15/06/20</text:p>
          </table:table-cell>
          <table:table-cell office:value-type="time" office:time-value="PT1055944H06M57.000000458S" calcext:value-type="time">
            <text:p>16:06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7:41:56" calcext:value-type="date">
            <text:p>15/06/20</text:p>
          </table:table-cell>
          <table:table-cell office:value-type="time" office:time-value="PT1055945H06M56.000000015S" calcext:value-type="time">
            <text:p>17:06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7:41:56" calcext:value-type="date">
            <text:p>15/06/20</text:p>
          </table:table-cell>
          <table:table-cell office:value-type="time" office:time-value="PT1055945H06M56.000000015S" calcext:value-type="time">
            <text:p>17:06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7:41:56" calcext:value-type="date">
            <text:p>15/06/20</text:p>
          </table:table-cell>
          <table:table-cell office:value-type="time" office:time-value="PT1055945H06M56.000000015S" calcext:value-type="time">
            <text:p>17:06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5T17:41:56" calcext:value-type="date">
            <text:p>15/06/20</text:p>
          </table:table-cell>
          <table:table-cell office:value-type="time" office:time-value="PT1055945H06M56.000000015S" calcext:value-type="time">
            <text:p>17:06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8:41:55" calcext:value-type="date">
            <text:p>15/06/20</text:p>
          </table:table-cell>
          <table:table-cell office:value-type="time" office:time-value="PT1055946H06M54.999999572S" calcext:value-type="time">
            <text:p>18:06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8:41:55" calcext:value-type="date">
            <text:p>15/06/20</text:p>
          </table:table-cell>
          <table:table-cell office:value-type="time" office:time-value="PT1055946H06M54.999999572S" calcext:value-type="time">
            <text:p>18:06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8:41:55" calcext:value-type="date">
            <text:p>15/06/20</text:p>
          </table:table-cell>
          <table:table-cell office:value-type="time" office:time-value="PT1055946H06M54.999999572S" calcext:value-type="time">
            <text:p>18:06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5T18:41:55" calcext:value-type="date">
            <text:p>15/06/20</text:p>
          </table:table-cell>
          <table:table-cell office:value-type="time" office:time-value="PT1055946H06M54.999999572S" calcext:value-type="time">
            <text:p>18:06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9:41:54" calcext:value-type="date">
            <text:p>15/06/20</text:p>
          </table:table-cell>
          <table:table-cell office:value-type="time" office:time-value="PT1055947H06M54.000000805S" calcext:value-type="time">
            <text:p>19:06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9:41:54" calcext:value-type="date">
            <text:p>15/06/20</text:p>
          </table:table-cell>
          <table:table-cell office:value-type="time" office:time-value="PT1055947H06M54.000000805S" calcext:value-type="time">
            <text:p>19:06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19:41:54" calcext:value-type="date">
            <text:p>15/06/20</text:p>
          </table:table-cell>
          <table:table-cell office:value-type="time" office:time-value="PT1055947H06M54.000000805S" calcext:value-type="time">
            <text:p>19:06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5T19:41:54" calcext:value-type="date">
            <text:p>15/06/20</text:p>
          </table:table-cell>
          <table:table-cell office:value-type="time" office:time-value="PT1055947H06M54.000000805S" calcext:value-type="time">
            <text:p>19:06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0:41:53" calcext:value-type="date">
            <text:p>15/06/20</text:p>
          </table:table-cell>
          <table:table-cell office:value-type="time" office:time-value="PT1055948H06M52.999999523S" calcext:value-type="time">
            <text:p>20:06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0:41:53" calcext:value-type="date">
            <text:p>15/06/20</text:p>
          </table:table-cell>
          <table:table-cell office:value-type="time" office:time-value="PT1055948H06M52.999999523S" calcext:value-type="time">
            <text:p>20:06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0:41:53" calcext:value-type="date">
            <text:p>15/06/20</text:p>
          </table:table-cell>
          <table:table-cell office:value-type="time" office:time-value="PT1055948H06M52.999999523S" calcext:value-type="time">
            <text:p>20:06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5T20:41:53" calcext:value-type="date">
            <text:p>15/06/20</text:p>
          </table:table-cell>
          <table:table-cell office:value-type="time" office:time-value="PT1055948H06M52.999999523S" calcext:value-type="time">
            <text:p>20:06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1:41:52" calcext:value-type="date">
            <text:p>15/06/20</text:p>
          </table:table-cell>
          <table:table-cell office:value-type="time" office:time-value="PT1055949H06M51.999999918S" calcext:value-type="time">
            <text:p>21:06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1:41:52" calcext:value-type="date">
            <text:p>15/06/20</text:p>
          </table:table-cell>
          <table:table-cell office:value-type="time" office:time-value="PT1055949H06M51.999999918S" calcext:value-type="time">
            <text:p>21:06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1:41:52" calcext:value-type="date">
            <text:p>15/06/20</text:p>
          </table:table-cell>
          <table:table-cell office:value-type="time" office:time-value="PT1055949H06M51.999999918S" calcext:value-type="time">
            <text:p>21:06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5T21:41:52" calcext:value-type="date">
            <text:p>15/06/20</text:p>
          </table:table-cell>
          <table:table-cell office:value-type="time" office:time-value="PT1055949H06M51.999999918S" calcext:value-type="time">
            <text:p>21:06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2:41:51" calcext:value-type="date">
            <text:p>15/06/20</text:p>
          </table:table-cell>
          <table:table-cell office:value-type="time" office:time-value="PT1055950H06M51.000000313S" calcext:value-type="time">
            <text:p>22:06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2:41:51" calcext:value-type="date">
            <text:p>15/06/20</text:p>
          </table:table-cell>
          <table:table-cell office:value-type="time" office:time-value="PT1055950H06M51.000000313S" calcext:value-type="time">
            <text:p>22:06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2:41:51" calcext:value-type="date">
            <text:p>15/06/20</text:p>
          </table:table-cell>
          <table:table-cell office:value-type="time" office:time-value="PT1055950H06M51.000000313S" calcext:value-type="time">
            <text:p>22:06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5T22:41:51" calcext:value-type="date">
            <text:p>15/06/20</text:p>
          </table:table-cell>
          <table:table-cell office:value-type="time" office:time-value="PT1055950H06M51.000000313S" calcext:value-type="time">
            <text:p>22:06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3:41:50" calcext:value-type="date">
            <text:p>15/06/20</text:p>
          </table:table-cell>
          <table:table-cell office:value-type="time" office:time-value="PT1055951H06M49.99999987S" calcext:value-type="time">
            <text:p>23:06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3:41:50" calcext:value-type="date">
            <text:p>15/06/20</text:p>
          </table:table-cell>
          <table:table-cell office:value-type="time" office:time-value="PT1055951H06M49.99999987S" calcext:value-type="time">
            <text:p>23:06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5T23:41:50" calcext:value-type="date">
            <text:p>15/06/20</text:p>
          </table:table-cell>
          <table:table-cell office:value-type="time" office:time-value="PT1055951H06M49.99999987S" calcext:value-type="time">
            <text:p>23:06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5T23:41:50" calcext:value-type="date">
            <text:p>15/06/20</text:p>
          </table:table-cell>
          <table:table-cell office:value-type="time" office:time-value="PT1055951H06M49.99999987S" calcext:value-type="time">
            <text:p>23:06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0:41:49" calcext:value-type="date">
            <text:p>16/06/20</text:p>
          </table:table-cell>
          <table:table-cell office:value-type="time" office:time-value="PT1055952H06M49.000000264S" calcext:value-type="time">
            <text:p>00:06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0:41:49" calcext:value-type="date">
            <text:p>16/06/20</text:p>
          </table:table-cell>
          <table:table-cell office:value-type="time" office:time-value="PT1055952H06M49.000000264S" calcext:value-type="time">
            <text:p>00:06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0:41:49" calcext:value-type="date">
            <text:p>16/06/20</text:p>
          </table:table-cell>
          <table:table-cell office:value-type="time" office:time-value="PT1055952H06M49.000000264S" calcext:value-type="time">
            <text:p>00:06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6T00:41:49" calcext:value-type="date">
            <text:p>16/06/20</text:p>
          </table:table-cell>
          <table:table-cell office:value-type="time" office:time-value="PT1055952H06M49.000000264S" calcext:value-type="time">
            <text:p>00:06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1:41:48" calcext:value-type="date">
            <text:p>16/06/20</text:p>
          </table:table-cell>
          <table:table-cell office:value-type="time" office:time-value="PT1055953H06M47.999999821S" calcext:value-type="time">
            <text:p>01:06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1:41:48" calcext:value-type="date">
            <text:p>16/06/20</text:p>
          </table:table-cell>
          <table:table-cell office:value-type="time" office:time-value="PT1055953H06M47.999999821S" calcext:value-type="time">
            <text:p>01:06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1:41:48" calcext:value-type="date">
            <text:p>16/06/20</text:p>
          </table:table-cell>
          <table:table-cell office:value-type="time" office:time-value="PT1055953H06M47.999999821S" calcext:value-type="time">
            <text:p>01:06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6T01:41:48" calcext:value-type="date">
            <text:p>16/06/20</text:p>
          </table:table-cell>
          <table:table-cell office:value-type="time" office:time-value="PT1055953H06M47.999999821S" calcext:value-type="time">
            <text:p>01:06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2:41:47" calcext:value-type="date">
            <text:p>16/06/20</text:p>
          </table:table-cell>
          <table:table-cell office:value-type="time" office:time-value="PT1055954H06M47.000000216S" calcext:value-type="time">
            <text:p>02:06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2:41:47" calcext:value-type="date">
            <text:p>16/06/20</text:p>
          </table:table-cell>
          <table:table-cell office:value-type="time" office:time-value="PT1055954H06M47.000000216S" calcext:value-type="time">
            <text:p>02:06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2:41:47" calcext:value-type="date">
            <text:p>16/06/20</text:p>
          </table:table-cell>
          <table:table-cell office:value-type="time" office:time-value="PT1055954H06M47.000000216S" calcext:value-type="time">
            <text:p>02:06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2:41:47" calcext:value-type="date">
            <text:p>16/06/20</text:p>
          </table:table-cell>
          <table:table-cell office:value-type="time" office:time-value="PT1055954H06M47.000000216S" calcext:value-type="time">
            <text:p>02:06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3:41:46" calcext:value-type="date">
            <text:p>16/06/20</text:p>
          </table:table-cell>
          <table:table-cell office:value-type="time" office:time-value="PT1055955H06M45.999999773S" calcext:value-type="time">
            <text:p>03:06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3:41:46" calcext:value-type="date">
            <text:p>16/06/20</text:p>
          </table:table-cell>
          <table:table-cell office:value-type="time" office:time-value="PT1055955H06M45.999999773S" calcext:value-type="time">
            <text:p>03:06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3:41:46" calcext:value-type="date">
            <text:p>16/06/20</text:p>
          </table:table-cell>
          <table:table-cell office:value-type="time" office:time-value="PT1055955H06M45.999999773S" calcext:value-type="time">
            <text:p>03:06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3:41:46" calcext:value-type="date">
            <text:p>16/06/20</text:p>
          </table:table-cell>
          <table:table-cell office:value-type="time" office:time-value="PT1055955H06M45.999999773S" calcext:value-type="time">
            <text:p>03:06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4:41:45" calcext:value-type="date">
            <text:p>16/06/20</text:p>
          </table:table-cell>
          <table:table-cell office:value-type="time" office:time-value="PT1055956H06M45.000000168S" calcext:value-type="time">
            <text:p>04:06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4:41:45" calcext:value-type="date">
            <text:p>16/06/20</text:p>
          </table:table-cell>
          <table:table-cell office:value-type="time" office:time-value="PT1055956H06M45.000000168S" calcext:value-type="time">
            <text:p>04:06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4:41:45" calcext:value-type="date">
            <text:p>16/06/20</text:p>
          </table:table-cell>
          <table:table-cell office:value-type="time" office:time-value="PT1055956H06M45.000000168S" calcext:value-type="time">
            <text:p>04:06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4:41:45" calcext:value-type="date">
            <text:p>16/06/20</text:p>
          </table:table-cell>
          <table:table-cell office:value-type="time" office:time-value="PT1055956H06M45.000000168S" calcext:value-type="time">
            <text:p>04:06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5:41:44" calcext:value-type="date">
            <text:p>16/06/20</text:p>
          </table:table-cell>
          <table:table-cell office:value-type="time" office:time-value="PT1055957H06M43.999999724S" calcext:value-type="time">
            <text:p>05:06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5:41:44" calcext:value-type="date">
            <text:p>16/06/20</text:p>
          </table:table-cell>
          <table:table-cell office:value-type="time" office:time-value="PT1055957H06M43.999999724S" calcext:value-type="time">
            <text:p>05:06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5:41:44" calcext:value-type="date">
            <text:p>16/06/20</text:p>
          </table:table-cell>
          <table:table-cell office:value-type="time" office:time-value="PT1055957H06M43.999999724S" calcext:value-type="time">
            <text:p>05:06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5:41:44" calcext:value-type="date">
            <text:p>16/06/20</text:p>
          </table:table-cell>
          <table:table-cell office:value-type="time" office:time-value="PT1055957H06M43.999999724S" calcext:value-type="time">
            <text:p>05:06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6:41:43" calcext:value-type="date">
            <text:p>16/06/20</text:p>
          </table:table-cell>
          <table:table-cell office:value-type="time" office:time-value="PT1055958H06M43.000000119S" calcext:value-type="time">
            <text:p>06:06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6:41:43" calcext:value-type="date">
            <text:p>16/06/20</text:p>
          </table:table-cell>
          <table:table-cell office:value-type="time" office:time-value="PT1055958H06M43.000000119S" calcext:value-type="time">
            <text:p>06:06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6:41:43" calcext:value-type="date">
            <text:p>16/06/20</text:p>
          </table:table-cell>
          <table:table-cell office:value-type="time" office:time-value="PT1055958H06M43.000000119S" calcext:value-type="time">
            <text:p>06:06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6:41:43" calcext:value-type="date">
            <text:p>16/06/20</text:p>
          </table:table-cell>
          <table:table-cell office:value-type="time" office:time-value="PT1055958H06M43.000000119S" calcext:value-type="time">
            <text:p>06:06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7:41:42" calcext:value-type="date">
            <text:p>16/06/20</text:p>
          </table:table-cell>
          <table:table-cell office:value-type="time" office:time-value="PT1055959H06M42.000000514S" calcext:value-type="time">
            <text:p>07:06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7:41:42" calcext:value-type="date">
            <text:p>16/06/20</text:p>
          </table:table-cell>
          <table:table-cell office:value-type="time" office:time-value="PT1055959H06M42.000000514S" calcext:value-type="time">
            <text:p>07:06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7:41:42" calcext:value-type="date">
            <text:p>16/06/20</text:p>
          </table:table-cell>
          <table:table-cell office:value-type="time" office:time-value="PT1055959H06M42.000000514S" calcext:value-type="time">
            <text:p>07:06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7:41:42" calcext:value-type="date">
            <text:p>16/06/20</text:p>
          </table:table-cell>
          <table:table-cell office:value-type="time" office:time-value="PT1055959H06M42.000000514S" calcext:value-type="time">
            <text:p>07:06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8:41:41" calcext:value-type="date">
            <text:p>16/06/20</text:p>
          </table:table-cell>
          <table:table-cell office:value-type="time" office:time-value="PT1055960H06M40.999999233S" calcext:value-type="time">
            <text:p>08:06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8:41:41" calcext:value-type="date">
            <text:p>16/06/20</text:p>
          </table:table-cell>
          <table:table-cell office:value-type="time" office:time-value="PT1055960H06M40.999999233S" calcext:value-type="time">
            <text:p>08:06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8:41:41" calcext:value-type="date">
            <text:p>16/06/20</text:p>
          </table:table-cell>
          <table:table-cell office:value-type="time" office:time-value="PT1055960H06M40.999999233S" calcext:value-type="time">
            <text:p>08:06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8:41:41" calcext:value-type="date">
            <text:p>16/06/20</text:p>
          </table:table-cell>
          <table:table-cell office:value-type="time" office:time-value="PT1055960H06M40.999999233S" calcext:value-type="time">
            <text:p>08:06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9:41:40" calcext:value-type="date">
            <text:p>16/06/20</text:p>
          </table:table-cell>
          <table:table-cell office:value-type="time" office:time-value="PT1055961H06M40.000000466S" calcext:value-type="time">
            <text:p>09:06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9:41:40" calcext:value-type="date">
            <text:p>16/06/20</text:p>
          </table:table-cell>
          <table:table-cell office:value-type="time" office:time-value="PT1055961H06M40.000000466S" calcext:value-type="time">
            <text:p>09:06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09:41:40" calcext:value-type="date">
            <text:p>16/06/20</text:p>
          </table:table-cell>
          <table:table-cell office:value-type="time" office:time-value="PT1055961H06M40.000000466S" calcext:value-type="time">
            <text:p>09:06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09:41:40" calcext:value-type="date">
            <text:p>16/06/20</text:p>
          </table:table-cell>
          <table:table-cell office:value-type="time" office:time-value="PT1055961H06M40.000000466S" calcext:value-type="time">
            <text:p>09:06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0:41:39" calcext:value-type="date">
            <text:p>16/06/20</text:p>
          </table:table-cell>
          <table:table-cell office:value-type="time" office:time-value="PT1055962H06M39.000000022S" calcext:value-type="time">
            <text:p>10:06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0:41:39" calcext:value-type="date">
            <text:p>16/06/20</text:p>
          </table:table-cell>
          <table:table-cell office:value-type="time" office:time-value="PT1055962H06M39.000000022S" calcext:value-type="time">
            <text:p>10:06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0:41:39" calcext:value-type="date">
            <text:p>16/06/20</text:p>
          </table:table-cell>
          <table:table-cell office:value-type="time" office:time-value="PT1055962H06M39.000000022S" calcext:value-type="time">
            <text:p>10:06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0:41:39" calcext:value-type="date">
            <text:p>16/06/20</text:p>
          </table:table-cell>
          <table:table-cell office:value-type="time" office:time-value="PT1055962H06M39.000000022S" calcext:value-type="time">
            <text:p>10:06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1:41:38" calcext:value-type="date">
            <text:p>16/06/20</text:p>
          </table:table-cell>
          <table:table-cell office:value-type="time" office:time-value="PT1055963H06M37.999999579S" calcext:value-type="time">
            <text:p>11:06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1:41:38" calcext:value-type="date">
            <text:p>16/06/20</text:p>
          </table:table-cell>
          <table:table-cell office:value-type="time" office:time-value="PT1055963H06M37.999999579S" calcext:value-type="time">
            <text:p>11:06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1:41:38" calcext:value-type="date">
            <text:p>16/06/20</text:p>
          </table:table-cell>
          <table:table-cell office:value-type="time" office:time-value="PT1055963H06M37.999999579S" calcext:value-type="time">
            <text:p>11:06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1:41:38" calcext:value-type="date">
            <text:p>16/06/20</text:p>
          </table:table-cell>
          <table:table-cell office:value-type="time" office:time-value="PT1055963H06M37.999999579S" calcext:value-type="time">
            <text:p>11:06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2:41:37" calcext:value-type="date">
            <text:p>16/06/20</text:p>
          </table:table-cell>
          <table:table-cell office:value-type="time" office:time-value="PT1055964H06M37.000000812S" calcext:value-type="time">
            <text:p>12:06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2:41:37" calcext:value-type="date">
            <text:p>16/06/20</text:p>
          </table:table-cell>
          <table:table-cell office:value-type="time" office:time-value="PT1055964H06M37.000000812S" calcext:value-type="time">
            <text:p>12:06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2:41:37" calcext:value-type="date">
            <text:p>16/06/20</text:p>
          </table:table-cell>
          <table:table-cell office:value-type="time" office:time-value="PT1055964H06M37.000000812S" calcext:value-type="time">
            <text:p>12:06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2:41:37" calcext:value-type="date">
            <text:p>16/06/20</text:p>
          </table:table-cell>
          <table:table-cell office:value-type="time" office:time-value="PT1055964H06M37.000000812S" calcext:value-type="time">
            <text:p>12:06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3:41:36" calcext:value-type="date">
            <text:p>16/06/20</text:p>
          </table:table-cell>
          <table:table-cell office:value-type="time" office:time-value="PT1055965H06M35.999999531S" calcext:value-type="time">
            <text:p>13:06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3:41:36" calcext:value-type="date">
            <text:p>16/06/20</text:p>
          </table:table-cell>
          <table:table-cell office:value-type="time" office:time-value="PT1055965H06M35.999999531S" calcext:value-type="time">
            <text:p>13:06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3:41:36" calcext:value-type="date">
            <text:p>16/06/20</text:p>
          </table:table-cell>
          <table:table-cell office:value-type="time" office:time-value="PT1055965H06M35.999999531S" calcext:value-type="time">
            <text:p>13:06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3:41:36" calcext:value-type="date">
            <text:p>16/06/20</text:p>
          </table:table-cell>
          <table:table-cell office:value-type="time" office:time-value="PT1055965H06M35.999999531S" calcext:value-type="time">
            <text:p>13:06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4:41:35" calcext:value-type="date">
            <text:p>16/06/20</text:p>
          </table:table-cell>
          <table:table-cell office:value-type="time" office:time-value="PT1055966H06M34.999999925S" calcext:value-type="time">
            <text:p>14:06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4:41:35" calcext:value-type="date">
            <text:p>16/06/20</text:p>
          </table:table-cell>
          <table:table-cell office:value-type="time" office:time-value="PT1055966H06M34.999999925S" calcext:value-type="time">
            <text:p>14:06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4:41:35" calcext:value-type="date">
            <text:p>16/06/20</text:p>
          </table:table-cell>
          <table:table-cell office:value-type="time" office:time-value="PT1055966H06M34.999999925S" calcext:value-type="time">
            <text:p>14:06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4:41:35" calcext:value-type="date">
            <text:p>16/06/20</text:p>
          </table:table-cell>
          <table:table-cell office:value-type="time" office:time-value="PT1055966H06M34.999999925S" calcext:value-type="time">
            <text:p>14:06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5:41:34" calcext:value-type="date">
            <text:p>16/06/20</text:p>
          </table:table-cell>
          <table:table-cell office:value-type="time" office:time-value="PT1055967H06M34.00000032S" calcext:value-type="time">
            <text:p>15:06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5:41:34" calcext:value-type="date">
            <text:p>16/06/20</text:p>
          </table:table-cell>
          <table:table-cell office:value-type="time" office:time-value="PT1055967H06M34.00000032S" calcext:value-type="time">
            <text:p>15:06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5:41:34" calcext:value-type="date">
            <text:p>16/06/20</text:p>
          </table:table-cell>
          <table:table-cell office:value-type="time" office:time-value="PT1055967H06M34.00000032S" calcext:value-type="time">
            <text:p>15:06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5:41:34" calcext:value-type="date">
            <text:p>16/06/20</text:p>
          </table:table-cell>
          <table:table-cell office:value-type="time" office:time-value="PT1055967H06M34.00000032S" calcext:value-type="time">
            <text:p>15:06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6:41:33" calcext:value-type="date">
            <text:p>16/06/20</text:p>
          </table:table-cell>
          <table:table-cell office:value-type="time" office:time-value="PT1055968H06M32.999999877S" calcext:value-type="time">
            <text:p>16:06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6:41:33" calcext:value-type="date">
            <text:p>16/06/20</text:p>
          </table:table-cell>
          <table:table-cell office:value-type="time" office:time-value="PT1055968H06M32.999999877S" calcext:value-type="time">
            <text:p>16:06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6:41:33" calcext:value-type="date">
            <text:p>16/06/20</text:p>
          </table:table-cell>
          <table:table-cell office:value-type="time" office:time-value="PT1055968H06M32.999999877S" calcext:value-type="time">
            <text:p>16:06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6:41:33" calcext:value-type="date">
            <text:p>16/06/20</text:p>
          </table:table-cell>
          <table:table-cell office:value-type="time" office:time-value="PT1055968H06M32.999999877S" calcext:value-type="time">
            <text:p>16:06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7:41:32" calcext:value-type="date">
            <text:p>16/06/20</text:p>
          </table:table-cell>
          <table:table-cell office:value-type="time" office:time-value="PT1055969H06M32.000000272S" calcext:value-type="time">
            <text:p>17:06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7:41:32" calcext:value-type="date">
            <text:p>16/06/20</text:p>
          </table:table-cell>
          <table:table-cell office:value-type="time" office:time-value="PT1055969H06M32.000000272S" calcext:value-type="time">
            <text:p>17:06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7:41:32" calcext:value-type="date">
            <text:p>16/06/20</text:p>
          </table:table-cell>
          <table:table-cell office:value-type="time" office:time-value="PT1055969H06M32.000000272S" calcext:value-type="time">
            <text:p>17:06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6T17:41:32" calcext:value-type="date">
            <text:p>16/06/20</text:p>
          </table:table-cell>
          <table:table-cell office:value-type="time" office:time-value="PT1055969H06M32.000000272S" calcext:value-type="time">
            <text:p>17:06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8:41:31" calcext:value-type="date">
            <text:p>16/06/20</text:p>
          </table:table-cell>
          <table:table-cell office:value-type="time" office:time-value="PT1055970H06M30.999999829S" calcext:value-type="time">
            <text:p>18:06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8:41:31" calcext:value-type="date">
            <text:p>16/06/20</text:p>
          </table:table-cell>
          <table:table-cell office:value-type="time" office:time-value="PT1055970H06M30.999999829S" calcext:value-type="time">
            <text:p>18:06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8:41:31" calcext:value-type="date">
            <text:p>16/06/20</text:p>
          </table:table-cell>
          <table:table-cell office:value-type="time" office:time-value="PT1055970H06M30.999999829S" calcext:value-type="time">
            <text:p>18:06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8:41:31" calcext:value-type="date">
            <text:p>16/06/20</text:p>
          </table:table-cell>
          <table:table-cell office:value-type="time" office:time-value="PT1055970H06M30.999999829S" calcext:value-type="time">
            <text:p>18:06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9:41:30" calcext:value-type="date">
            <text:p>16/06/20</text:p>
          </table:table-cell>
          <table:table-cell office:value-type="time" office:time-value="PT1055971H06M30.000000224S" calcext:value-type="time">
            <text:p>19:06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9:41:30" calcext:value-type="date">
            <text:p>16/06/20</text:p>
          </table:table-cell>
          <table:table-cell office:value-type="time" office:time-value="PT1055971H06M30.000000224S" calcext:value-type="time">
            <text:p>19:06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19:41:30" calcext:value-type="date">
            <text:p>16/06/20</text:p>
          </table:table-cell>
          <table:table-cell office:value-type="time" office:time-value="PT1055971H06M30.000000224S" calcext:value-type="time">
            <text:p>19:06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19:41:30" calcext:value-type="date">
            <text:p>16/06/20</text:p>
          </table:table-cell>
          <table:table-cell office:value-type="time" office:time-value="PT1055971H06M30.000000224S" calcext:value-type="time">
            <text:p>19:06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0:41:29" calcext:value-type="date">
            <text:p>16/06/20</text:p>
          </table:table-cell>
          <table:table-cell office:value-type="time" office:time-value="PT1055972H06M28.99999978S" calcext:value-type="time">
            <text:p>20:06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0:41:29" calcext:value-type="date">
            <text:p>16/06/20</text:p>
          </table:table-cell>
          <table:table-cell office:value-type="time" office:time-value="PT1055972H06M28.99999978S" calcext:value-type="time">
            <text:p>20:06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0:41:29" calcext:value-type="date">
            <text:p>16/06/20</text:p>
          </table:table-cell>
          <table:table-cell office:value-type="time" office:time-value="PT1055972H06M28.99999978S" calcext:value-type="time">
            <text:p>20:06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20:41:29" calcext:value-type="date">
            <text:p>16/06/20</text:p>
          </table:table-cell>
          <table:table-cell office:value-type="time" office:time-value="PT1055972H06M28.99999978S" calcext:value-type="time">
            <text:p>20:06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1:41:28" calcext:value-type="date">
            <text:p>16/06/20</text:p>
          </table:table-cell>
          <table:table-cell office:value-type="time" office:time-value="PT1055973H06M28.000000175S" calcext:value-type="time">
            <text:p>21:06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1:41:28" calcext:value-type="date">
            <text:p>16/06/20</text:p>
          </table:table-cell>
          <table:table-cell office:value-type="time" office:time-value="PT1055973H06M28.000000175S" calcext:value-type="time">
            <text:p>21:06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1:41:28" calcext:value-type="date">
            <text:p>16/06/20</text:p>
          </table:table-cell>
          <table:table-cell office:value-type="time" office:time-value="PT1055973H06M28.000000175S" calcext:value-type="time">
            <text:p>21:06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21:41:28" calcext:value-type="date">
            <text:p>16/06/20</text:p>
          </table:table-cell>
          <table:table-cell office:value-type="time" office:time-value="PT1055973H06M28.000000175S" calcext:value-type="time">
            <text:p>21:06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2:41:27" calcext:value-type="date">
            <text:p>16/06/20</text:p>
          </table:table-cell>
          <table:table-cell office:value-type="time" office:time-value="PT1055974H06M26.999999732S" calcext:value-type="time">
            <text:p>22:06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2:41:27" calcext:value-type="date">
            <text:p>16/06/20</text:p>
          </table:table-cell>
          <table:table-cell office:value-type="time" office:time-value="PT1055974H06M26.999999732S" calcext:value-type="time">
            <text:p>22:06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2:41:27" calcext:value-type="date">
            <text:p>16/06/20</text:p>
          </table:table-cell>
          <table:table-cell office:value-type="time" office:time-value="PT1055974H06M26.999999732S" calcext:value-type="time">
            <text:p>22:06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22:41:27" calcext:value-type="date">
            <text:p>16/06/20</text:p>
          </table:table-cell>
          <table:table-cell office:value-type="time" office:time-value="PT1055974H06M26.999999732S" calcext:value-type="time">
            <text:p>22:06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3:41:26" calcext:value-type="date">
            <text:p>16/06/20</text:p>
          </table:table-cell>
          <table:table-cell office:value-type="time" office:time-value="PT1055975H06M26.000000127S" calcext:value-type="time">
            <text:p>23:06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3:41:26" calcext:value-type="date">
            <text:p>16/06/20</text:p>
          </table:table-cell>
          <table:table-cell office:value-type="time" office:time-value="PT1055975H06M26.000000127S" calcext:value-type="time">
            <text:p>23:06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6T23:41:26" calcext:value-type="date">
            <text:p>16/06/20</text:p>
          </table:table-cell>
          <table:table-cell office:value-type="time" office:time-value="PT1055975H06M26.000000127S" calcext:value-type="time">
            <text:p>23:06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6T23:41:26" calcext:value-type="date">
            <text:p>16/06/20</text:p>
          </table:table-cell>
          <table:table-cell office:value-type="time" office:time-value="PT1055975H06M26.000000127S" calcext:value-type="time">
            <text:p>23:06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0:41:25" calcext:value-type="date">
            <text:p>17/06/20</text:p>
          </table:table-cell>
          <table:table-cell office:value-type="time" office:time-value="PT1055976H06M25.000000522S" calcext:value-type="time">
            <text:p>00:06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0:41:25" calcext:value-type="date">
            <text:p>17/06/20</text:p>
          </table:table-cell>
          <table:table-cell office:value-type="time" office:time-value="PT1055976H06M25.000000522S" calcext:value-type="time">
            <text:p>00:06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0:41:25" calcext:value-type="date">
            <text:p>17/06/20</text:p>
          </table:table-cell>
          <table:table-cell office:value-type="time" office:time-value="PT1055976H06M25.000000522S" calcext:value-type="time">
            <text:p>00:06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7T00:41:25" calcext:value-type="date">
            <text:p>17/06/20</text:p>
          </table:table-cell>
          <table:table-cell office:value-type="time" office:time-value="PT1055976H06M25.000000522S" calcext:value-type="time">
            <text:p>00:06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1:41:24" calcext:value-type="date">
            <text:p>17/06/20</text:p>
          </table:table-cell>
          <table:table-cell office:value-type="time" office:time-value="PT1055977H06M23.99999924S" calcext:value-type="time">
            <text:p>01:06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1:41:24" calcext:value-type="date">
            <text:p>17/06/20</text:p>
          </table:table-cell>
          <table:table-cell office:value-type="time" office:time-value="PT1055977H06M23.99999924S" calcext:value-type="time">
            <text:p>01:06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1:41:24" calcext:value-type="date">
            <text:p>17/06/20</text:p>
          </table:table-cell>
          <table:table-cell office:value-type="time" office:time-value="PT1055977H06M23.99999924S" calcext:value-type="time">
            <text:p>01:06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1:41:24" calcext:value-type="date">
            <text:p>17/06/20</text:p>
          </table:table-cell>
          <table:table-cell office:value-type="time" office:time-value="PT1055977H06M23.99999924S" calcext:value-type="time">
            <text:p>01:06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2:41:23" calcext:value-type="date">
            <text:p>17/06/20</text:p>
          </table:table-cell>
          <table:table-cell office:value-type="time" office:time-value="PT1055978H06M22.999999635S" calcext:value-type="time">
            <text:p>02:06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2:41:23" calcext:value-type="date">
            <text:p>17/06/20</text:p>
          </table:table-cell>
          <table:table-cell office:value-type="time" office:time-value="PT1055978H06M22.999999635S" calcext:value-type="time">
            <text:p>02:06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2:41:23" calcext:value-type="date">
            <text:p>17/06/20</text:p>
          </table:table-cell>
          <table:table-cell office:value-type="time" office:time-value="PT1055978H06M22.999999635S" calcext:value-type="time">
            <text:p>02:06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2:41:23" calcext:value-type="date">
            <text:p>17/06/20</text:p>
          </table:table-cell>
          <table:table-cell office:value-type="time" office:time-value="PT1055978H06M22.999999635S" calcext:value-type="time">
            <text:p>02:06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3:41:22" calcext:value-type="date">
            <text:p>17/06/20</text:p>
          </table:table-cell>
          <table:table-cell office:value-type="time" office:time-value="PT1055979H06M22.00000003S" calcext:value-type="time">
            <text:p>03:06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3:41:22" calcext:value-type="date">
            <text:p>17/06/20</text:p>
          </table:table-cell>
          <table:table-cell office:value-type="time" office:time-value="PT1055979H06M22.00000003S" calcext:value-type="time">
            <text:p>03:06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3:41:22" calcext:value-type="date">
            <text:p>17/06/20</text:p>
          </table:table-cell>
          <table:table-cell office:value-type="time" office:time-value="PT1055979H06M22.00000003S" calcext:value-type="time">
            <text:p>03:06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3:41:22" calcext:value-type="date">
            <text:p>17/06/20</text:p>
          </table:table-cell>
          <table:table-cell office:value-type="time" office:time-value="PT1055979H06M22.00000003S" calcext:value-type="time">
            <text:p>03:06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4:41:21" calcext:value-type="date">
            <text:p>17/06/20</text:p>
          </table:table-cell>
          <table:table-cell office:value-type="time" office:time-value="PT1055980H06M20.999999586S" calcext:value-type="time">
            <text:p>04:06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4:41:21" calcext:value-type="date">
            <text:p>17/06/20</text:p>
          </table:table-cell>
          <table:table-cell office:value-type="time" office:time-value="PT1055980H06M20.999999586S" calcext:value-type="time">
            <text:p>04:06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4:41:21" calcext:value-type="date">
            <text:p>17/06/20</text:p>
          </table:table-cell>
          <table:table-cell office:value-type="time" office:time-value="PT1055980H06M20.999999586S" calcext:value-type="time">
            <text:p>04:06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04:41:21" calcext:value-type="date">
            <text:p>17/06/20</text:p>
          </table:table-cell>
          <table:table-cell office:value-type="time" office:time-value="PT1055980H06M20.999999586S" calcext:value-type="time">
            <text:p>04:06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5:41:20" calcext:value-type="date">
            <text:p>17/06/20</text:p>
          </table:table-cell>
          <table:table-cell office:value-type="time" office:time-value="PT1055981H06M20.00000082S" calcext:value-type="time">
            <text:p>05:06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5:41:20" calcext:value-type="date">
            <text:p>17/06/20</text:p>
          </table:table-cell>
          <table:table-cell office:value-type="time" office:time-value="PT1055981H06M20.00000082S" calcext:value-type="time">
            <text:p>05:06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5:41:20" calcext:value-type="date">
            <text:p>17/06/20</text:p>
          </table:table-cell>
          <table:table-cell office:value-type="time" office:time-value="PT1055981H06M20.00000082S" calcext:value-type="time">
            <text:p>05:06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5:41:20" calcext:value-type="date">
            <text:p>17/06/20</text:p>
          </table:table-cell>
          <table:table-cell office:value-type="time" office:time-value="PT1055981H06M20.00000082S" calcext:value-type="time">
            <text:p>05:06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6:41:19" calcext:value-type="date">
            <text:p>17/06/20</text:p>
          </table:table-cell>
          <table:table-cell office:value-type="time" office:time-value="PT1055982H06M18.999999538S" calcext:value-type="time">
            <text:p>06:06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6:41:19" calcext:value-type="date">
            <text:p>17/06/20</text:p>
          </table:table-cell>
          <table:table-cell office:value-type="time" office:time-value="PT1055982H06M18.999999538S" calcext:value-type="time">
            <text:p>06:06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6:41:19" calcext:value-type="date">
            <text:p>17/06/20</text:p>
          </table:table-cell>
          <table:table-cell office:value-type="time" office:time-value="PT1055982H06M18.999999538S" calcext:value-type="time">
            <text:p>06:06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6:41:19" calcext:value-type="date">
            <text:p>17/06/20</text:p>
          </table:table-cell>
          <table:table-cell office:value-type="time" office:time-value="PT1055982H06M18.999999538S" calcext:value-type="time">
            <text:p>06:06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7:41:18" calcext:value-type="date">
            <text:p>17/06/20</text:p>
          </table:table-cell>
          <table:table-cell office:value-type="time" office:time-value="PT1055983H06M17.999999933S" calcext:value-type="time">
            <text:p>07:06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7:41:18" calcext:value-type="date">
            <text:p>17/06/20</text:p>
          </table:table-cell>
          <table:table-cell office:value-type="time" office:time-value="PT1055983H06M17.999999933S" calcext:value-type="time">
            <text:p>07:06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7:41:18" calcext:value-type="date">
            <text:p>17/06/20</text:p>
          </table:table-cell>
          <table:table-cell office:value-type="time" office:time-value="PT1055983H06M17.999999933S" calcext:value-type="time">
            <text:p>07:06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.0</text:p>
          </table:table-cell>
          <table:table-cell office:value-type="date" office:date-value="2020-06-17T07:41:18" calcext:value-type="date">
            <text:p>17/06/20</text:p>
          </table:table-cell>
          <table:table-cell office:value-type="time" office:time-value="PT1055983H06M17.999999933S" calcext:value-type="time">
            <text:p>07:06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8:41:17" calcext:value-type="date">
            <text:p>17/06/20</text:p>
          </table:table-cell>
          <table:table-cell office:value-type="time" office:time-value="PT1055984H06M17.000000328S" calcext:value-type="time">
            <text:p>08:06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8:41:17" calcext:value-type="date">
            <text:p>17/06/20</text:p>
          </table:table-cell>
          <table:table-cell office:value-type="time" office:time-value="PT1055984H06M17.000000328S" calcext:value-type="time">
            <text:p>08:06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8:41:17" calcext:value-type="date">
            <text:p>17/06/20</text:p>
          </table:table-cell>
          <table:table-cell office:value-type="time" office:time-value="PT1055984H06M17.000000328S" calcext:value-type="time">
            <text:p>08:06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8:41:17" calcext:value-type="date">
            <text:p>17/06/20</text:p>
          </table:table-cell>
          <table:table-cell office:value-type="time" office:time-value="PT1055984H06M17.000000328S" calcext:value-type="time">
            <text:p>08:06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9:41:16" calcext:value-type="date">
            <text:p>17/06/20</text:p>
          </table:table-cell>
          <table:table-cell office:value-type="time" office:time-value="PT1055985H06M15.999999885S" calcext:value-type="time">
            <text:p>09:06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9:41:16" calcext:value-type="date">
            <text:p>17/06/20</text:p>
          </table:table-cell>
          <table:table-cell office:value-type="time" office:time-value="PT1055985H06M15.999999885S" calcext:value-type="time">
            <text:p>09:06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09:41:16" calcext:value-type="date">
            <text:p>17/06/20</text:p>
          </table:table-cell>
          <table:table-cell office:value-type="time" office:time-value="PT1055985H06M15.999999885S" calcext:value-type="time">
            <text:p>09:06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09:41:16" calcext:value-type="date">
            <text:p>17/06/20</text:p>
          </table:table-cell>
          <table:table-cell office:value-type="time" office:time-value="PT1055985H06M15.999999885S" calcext:value-type="time">
            <text:p>09:06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0:41:15" calcext:value-type="date">
            <text:p>17/06/20</text:p>
          </table:table-cell>
          <table:table-cell office:value-type="time" office:time-value="PT1055986H06M15.000000279S" calcext:value-type="time">
            <text:p>10:06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0:41:15" calcext:value-type="date">
            <text:p>17/06/20</text:p>
          </table:table-cell>
          <table:table-cell office:value-type="time" office:time-value="PT1055986H06M15.000000279S" calcext:value-type="time">
            <text:p>10:06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0:41:15" calcext:value-type="date">
            <text:p>17/06/20</text:p>
          </table:table-cell>
          <table:table-cell office:value-type="time" office:time-value="PT1055986H06M15.000000279S" calcext:value-type="time">
            <text:p>10:06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10:41:15" calcext:value-type="date">
            <text:p>17/06/20</text:p>
          </table:table-cell>
          <table:table-cell office:value-type="time" office:time-value="PT1055986H06M15.000000279S" calcext:value-type="time">
            <text:p>10:06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1:41:14" calcext:value-type="date">
            <text:p>17/06/20</text:p>
          </table:table-cell>
          <table:table-cell office:value-type="time" office:time-value="PT1055987H06M13.999999836S" calcext:value-type="time">
            <text:p>11:06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1:41:14" calcext:value-type="date">
            <text:p>17/06/20</text:p>
          </table:table-cell>
          <table:table-cell office:value-type="time" office:time-value="PT1055987H06M13.999999836S" calcext:value-type="time">
            <text:p>11:06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1:41:14" calcext:value-type="date">
            <text:p>17/06/20</text:p>
          </table:table-cell>
          <table:table-cell office:value-type="time" office:time-value="PT1055987H06M13.999999836S" calcext:value-type="time">
            <text:p>11:06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11:41:14" calcext:value-type="date">
            <text:p>17/06/20</text:p>
          </table:table-cell>
          <table:table-cell office:value-type="time" office:time-value="PT1055987H06M13.999999836S" calcext:value-type="time">
            <text:p>11:06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2:41:13" calcext:value-type="date">
            <text:p>17/06/20</text:p>
          </table:table-cell>
          <table:table-cell office:value-type="time" office:time-value="PT1055988H06M13.000000231S" calcext:value-type="time">
            <text:p>12:06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2:41:13" calcext:value-type="date">
            <text:p>17/06/20</text:p>
          </table:table-cell>
          <table:table-cell office:value-type="time" office:time-value="PT1055988H06M13.000000231S" calcext:value-type="time">
            <text:p>12:06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2:41:13" calcext:value-type="date">
            <text:p>17/06/20</text:p>
          </table:table-cell>
          <table:table-cell office:value-type="time" office:time-value="PT1055988H06M13.000000231S" calcext:value-type="time">
            <text:p>12:06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.0</text:p>
          </table:table-cell>
          <table:table-cell office:value-type="date" office:date-value="2020-06-17T12:41:13" calcext:value-type="date">
            <text:p>17/06/20</text:p>
          </table:table-cell>
          <table:table-cell office:value-type="time" office:time-value="PT1055988H06M13.000000231S" calcext:value-type="time">
            <text:p>12:06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3:41:12" calcext:value-type="date">
            <text:p>17/06/20</text:p>
          </table:table-cell>
          <table:table-cell office:value-type="time" office:time-value="PT1055989H06M11.999999788S" calcext:value-type="time">
            <text:p>13:06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3:41:12" calcext:value-type="date">
            <text:p>17/06/20</text:p>
          </table:table-cell>
          <table:table-cell office:value-type="time" office:time-value="PT1055989H06M11.999999788S" calcext:value-type="time">
            <text:p>13:06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3:41:12" calcext:value-type="date">
            <text:p>17/06/20</text:p>
          </table:table-cell>
          <table:table-cell office:value-type="time" office:time-value="PT1055989H06M11.999999788S" calcext:value-type="time">
            <text:p>13:06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.0</text:p>
          </table:table-cell>
          <table:table-cell office:value-type="date" office:date-value="2020-06-17T13:41:12" calcext:value-type="date">
            <text:p>17/06/20</text:p>
          </table:table-cell>
          <table:table-cell office:value-type="time" office:time-value="PT1055989H06M11.999999788S" calcext:value-type="time">
            <text:p>13:06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4:41:11" calcext:value-type="date">
            <text:p>17/06/20</text:p>
          </table:table-cell>
          <table:table-cell office:value-type="time" office:time-value="PT1055990H06M11.000000183S" calcext:value-type="time">
            <text:p>14:06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4:41:11" calcext:value-type="date">
            <text:p>17/06/20</text:p>
          </table:table-cell>
          <table:table-cell office:value-type="time" office:time-value="PT1055990H06M11.000000183S" calcext:value-type="time">
            <text:p>14:06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4:41:11" calcext:value-type="date">
            <text:p>17/06/20</text:p>
          </table:table-cell>
          <table:table-cell office:value-type="time" office:time-value="PT1055990H06M11.000000183S" calcext:value-type="time">
            <text:p>14:06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14:41:11" calcext:value-type="date">
            <text:p>17/06/20</text:p>
          </table:table-cell>
          <table:table-cell office:value-type="time" office:time-value="PT1055990H06M11.000000183S" calcext:value-type="time">
            <text:p>14:06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5:41:10" calcext:value-type="date">
            <text:p>17/06/20</text:p>
          </table:table-cell>
          <table:table-cell office:value-type="time" office:time-value="PT1055991H06M09.999999739S" calcext:value-type="time">
            <text:p>15:06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5:41:10" calcext:value-type="date">
            <text:p>17/06/20</text:p>
          </table:table-cell>
          <table:table-cell office:value-type="time" office:time-value="PT1055991H06M09.999999739S" calcext:value-type="time">
            <text:p>15:06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5:41:10" calcext:value-type="date">
            <text:p>17/06/20</text:p>
          </table:table-cell>
          <table:table-cell office:value-type="time" office:time-value="PT1055991H06M09.999999739S" calcext:value-type="time">
            <text:p>15:06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15:41:10" calcext:value-type="date">
            <text:p>17/06/20</text:p>
          </table:table-cell>
          <table:table-cell office:value-type="time" office:time-value="PT1055991H06M09.999999739S" calcext:value-type="time">
            <text:p>15:06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6:41:09" calcext:value-type="date">
            <text:p>17/06/20</text:p>
          </table:table-cell>
          <table:table-cell office:value-type="time" office:time-value="PT1055992H06M09.000000134S" calcext:value-type="time">
            <text:p>16:06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6:41:09" calcext:value-type="date">
            <text:p>17/06/20</text:p>
          </table:table-cell>
          <table:table-cell office:value-type="time" office:time-value="PT1055992H06M09.000000134S" calcext:value-type="time">
            <text:p>16:06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6:41:09" calcext:value-type="date">
            <text:p>17/06/20</text:p>
          </table:table-cell>
          <table:table-cell office:value-type="time" office:time-value="PT1055992H06M09.000000134S" calcext:value-type="time">
            <text:p>16:06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16:41:09" calcext:value-type="date">
            <text:p>17/06/20</text:p>
          </table:table-cell>
          <table:table-cell office:value-type="time" office:time-value="PT1055992H06M09.000000134S" calcext:value-type="time">
            <text:p>16:06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7:41:08" calcext:value-type="date">
            <text:p>17/06/20</text:p>
          </table:table-cell>
          <table:table-cell office:value-type="time" office:time-value="PT1055993H06M08.000000529S" calcext:value-type="time">
            <text:p>17:06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7:41:08" calcext:value-type="date">
            <text:p>17/06/20</text:p>
          </table:table-cell>
          <table:table-cell office:value-type="time" office:time-value="PT1055993H06M08.000000529S" calcext:value-type="time">
            <text:p>17:06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7:41:08" calcext:value-type="date">
            <text:p>17/06/20</text:p>
          </table:table-cell>
          <table:table-cell office:value-type="time" office:time-value="PT1055993H06M08.000000529S" calcext:value-type="time">
            <text:p>17:06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17:41:08" calcext:value-type="date">
            <text:p>17/06/20</text:p>
          </table:table-cell>
          <table:table-cell office:value-type="time" office:time-value="PT1055993H06M08.000000529S" calcext:value-type="time">
            <text:p>17:06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8:41:07" calcext:value-type="date">
            <text:p>17/06/20</text:p>
          </table:table-cell>
          <table:table-cell office:value-type="time" office:time-value="PT1055994H06M06.999999247S" calcext:value-type="time">
            <text:p>18:06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8:41:07" calcext:value-type="date">
            <text:p>17/06/20</text:p>
          </table:table-cell>
          <table:table-cell office:value-type="time" office:time-value="PT1055994H06M06.999999247S" calcext:value-type="time">
            <text:p>18:06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8:41:07" calcext:value-type="date">
            <text:p>17/06/20</text:p>
          </table:table-cell>
          <table:table-cell office:value-type="time" office:time-value="PT1055994H06M06.999999247S" calcext:value-type="time">
            <text:p>18:06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9.0</text:p>
          </table:table-cell>
          <table:table-cell office:value-type="date" office:date-value="2020-06-17T18:41:07" calcext:value-type="date">
            <text:p>17/06/20</text:p>
          </table:table-cell>
          <table:table-cell office:value-type="time" office:time-value="PT1055994H06M06.999999247S" calcext:value-type="time">
            <text:p>18:06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9:41:06" calcext:value-type="date">
            <text:p>17/06/20</text:p>
          </table:table-cell>
          <table:table-cell office:value-type="time" office:time-value="PT1055995H06M05.999999642S" calcext:value-type="time">
            <text:p>19:06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9:41:06" calcext:value-type="date">
            <text:p>17/06/20</text:p>
          </table:table-cell>
          <table:table-cell office:value-type="time" office:time-value="PT1055995H06M05.999999642S" calcext:value-type="time">
            <text:p>19:06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19:41:06" calcext:value-type="date">
            <text:p>17/06/20</text:p>
          </table:table-cell>
          <table:table-cell office:value-type="time" office:time-value="PT1055995H06M05.999999642S" calcext:value-type="time">
            <text:p>19:06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.0</text:p>
          </table:table-cell>
          <table:table-cell office:value-type="date" office:date-value="2020-06-17T19:41:06" calcext:value-type="date">
            <text:p>17/06/20</text:p>
          </table:table-cell>
          <table:table-cell office:value-type="time" office:time-value="PT1055995H06M05.999999642S" calcext:value-type="time">
            <text:p>19:06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0:41:05" calcext:value-type="date">
            <text:p>17/06/20</text:p>
          </table:table-cell>
          <table:table-cell office:value-type="time" office:time-value="PT1055996H06M05.000000037S" calcext:value-type="time">
            <text:p>20:06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0:41:05" calcext:value-type="date">
            <text:p>17/06/20</text:p>
          </table:table-cell>
          <table:table-cell office:value-type="time" office:time-value="PT1055996H06M05.000000037S" calcext:value-type="time">
            <text:p>20:06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0:41:05" calcext:value-type="date">
            <text:p>17/06/20</text:p>
          </table:table-cell>
          <table:table-cell office:value-type="time" office:time-value="PT1055996H06M05.000000037S" calcext:value-type="time">
            <text:p>20:06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20:41:05" calcext:value-type="date">
            <text:p>17/06/20</text:p>
          </table:table-cell>
          <table:table-cell office:value-type="time" office:time-value="PT1055996H06M05.000000037S" calcext:value-type="time">
            <text:p>20:06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1:41:04" calcext:value-type="date">
            <text:p>17/06/20</text:p>
          </table:table-cell>
          <table:table-cell office:value-type="time" office:time-value="PT1055997H06M03.999999594S" calcext:value-type="time">
            <text:p>21:06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1:41:04" calcext:value-type="date">
            <text:p>17/06/20</text:p>
          </table:table-cell>
          <table:table-cell office:value-type="time" office:time-value="PT1055997H06M03.999999594S" calcext:value-type="time">
            <text:p>21:06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1:41:04" calcext:value-type="date">
            <text:p>17/06/20</text:p>
          </table:table-cell>
          <table:table-cell office:value-type="time" office:time-value="PT1055997H06M03.999999594S" calcext:value-type="time">
            <text:p>21:06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7T21:41:04" calcext:value-type="date">
            <text:p>17/06/20</text:p>
          </table:table-cell>
          <table:table-cell office:value-type="time" office:time-value="PT1055997H06M03.999999594S" calcext:value-type="time">
            <text:p>21:06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2:41:03" calcext:value-type="date">
            <text:p>17/06/20</text:p>
          </table:table-cell>
          <table:table-cell office:value-type="time" office:time-value="PT1055998H06M03.000000827S" calcext:value-type="time">
            <text:p>22:06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2:41:03" calcext:value-type="date">
            <text:p>17/06/20</text:p>
          </table:table-cell>
          <table:table-cell office:value-type="time" office:time-value="PT1055998H06M03.000000827S" calcext:value-type="time">
            <text:p>22:06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2:41:03" calcext:value-type="date">
            <text:p>17/06/20</text:p>
          </table:table-cell>
          <table:table-cell office:value-type="time" office:time-value="PT1055998H06M03.000000827S" calcext:value-type="time">
            <text:p>22:06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7T22:41:03" calcext:value-type="date">
            <text:p>17/06/20</text:p>
          </table:table-cell>
          <table:table-cell office:value-type="time" office:time-value="PT1055998H06M03.000000827S" calcext:value-type="time">
            <text:p>22:06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3:41:02" calcext:value-type="date">
            <text:p>17/06/20</text:p>
          </table:table-cell>
          <table:table-cell office:value-type="time" office:time-value="PT1055999H06M01.999999546S" calcext:value-type="time">
            <text:p>23:06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3:41:02" calcext:value-type="date">
            <text:p>17/06/20</text:p>
          </table:table-cell>
          <table:table-cell office:value-type="time" office:time-value="PT1055999H06M01.999999546S" calcext:value-type="time">
            <text:p>23:06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7T23:41:02" calcext:value-type="date">
            <text:p>17/06/20</text:p>
          </table:table-cell>
          <table:table-cell office:value-type="time" office:time-value="PT1055999H06M01.999999546S" calcext:value-type="time">
            <text:p>23:06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7T23:41:02" calcext:value-type="date">
            <text:p>17/06/20</text:p>
          </table:table-cell>
          <table:table-cell office:value-type="time" office:time-value="PT1055999H06M01.999999546S" calcext:value-type="time">
            <text:p>23:06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0:41:01" calcext:value-type="date">
            <text:p>18/06/20</text:p>
          </table:table-cell>
          <table:table-cell office:value-type="time" office:time-value="PT1056000H06M00.99999994S" calcext:value-type="time">
            <text:p>00:06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0:41:01" calcext:value-type="date">
            <text:p>18/06/20</text:p>
          </table:table-cell>
          <table:table-cell office:value-type="time" office:time-value="PT1056000H06M00.99999994S" calcext:value-type="time">
            <text:p>00:06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0:41:01" calcext:value-type="date">
            <text:p>18/06/20</text:p>
          </table:table-cell>
          <table:table-cell office:value-type="time" office:time-value="PT1056000H06M00.99999994S" calcext:value-type="time">
            <text:p>00:06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.0</text:p>
          </table:table-cell>
          <table:table-cell office:value-type="date" office:date-value="2020-06-18T00:41:01" calcext:value-type="date">
            <text:p>18/06/20</text:p>
          </table:table-cell>
          <table:table-cell office:value-type="time" office:time-value="PT1056000H06M00.99999994S" calcext:value-type="time">
            <text:p>00:06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1:41:00" calcext:value-type="date">
            <text:p>18/06/20</text:p>
          </table:table-cell>
          <table:table-cell office:value-type="time" office:time-value="PT1056001H06M00.000000335S" calcext:value-type="time">
            <text:p>01:06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1:41:00" calcext:value-type="date">
            <text:p>18/06/20</text:p>
          </table:table-cell>
          <table:table-cell office:value-type="time" office:time-value="PT1056001H06M00.000000335S" calcext:value-type="time">
            <text:p>01:06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1:41:00" calcext:value-type="date">
            <text:p>18/06/20</text:p>
          </table:table-cell>
          <table:table-cell office:value-type="time" office:time-value="PT1056001H06M00.000000335S" calcext:value-type="time">
            <text:p>01:0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8T01:41:00" calcext:value-type="date">
            <text:p>18/06/20</text:p>
          </table:table-cell>
          <table:table-cell office:value-type="time" office:time-value="PT1056001H06M00.000000335S" calcext:value-type="time">
            <text:p>01:06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2:40:59" calcext:value-type="date">
            <text:p>18/06/20</text:p>
          </table:table-cell>
          <table:table-cell office:value-type="time" office:time-value="PT1056002H05M58.999999892S" calcext:value-type="time">
            <text:p>02:05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2:40:59" calcext:value-type="date">
            <text:p>18/06/20</text:p>
          </table:table-cell>
          <table:table-cell office:value-type="time" office:time-value="PT1056002H05M58.999999892S" calcext:value-type="time">
            <text:p>02:05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2:40:59" calcext:value-type="date">
            <text:p>18/06/20</text:p>
          </table:table-cell>
          <table:table-cell office:value-type="time" office:time-value="PT1056002H05M58.999999892S" calcext:value-type="time">
            <text:p>02:05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2:40:59" calcext:value-type="date">
            <text:p>18/06/20</text:p>
          </table:table-cell>
          <table:table-cell office:value-type="time" office:time-value="PT1056002H05M58.999999892S" calcext:value-type="time">
            <text:p>02:05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3:40:58" calcext:value-type="date">
            <text:p>18/06/20</text:p>
          </table:table-cell>
          <table:table-cell office:value-type="time" office:time-value="PT1056003H05M58.000000287S" calcext:value-type="time">
            <text:p>03:05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3:40:58" calcext:value-type="date">
            <text:p>18/06/20</text:p>
          </table:table-cell>
          <table:table-cell office:value-type="time" office:time-value="PT1056003H05M58.000000287S" calcext:value-type="time">
            <text:p>03:05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3:40:58" calcext:value-type="date">
            <text:p>18/06/20</text:p>
          </table:table-cell>
          <table:table-cell office:value-type="time" office:time-value="PT1056003H05M58.000000287S" calcext:value-type="time">
            <text:p>03:05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3:40:58" calcext:value-type="date">
            <text:p>18/06/20</text:p>
          </table:table-cell>
          <table:table-cell office:value-type="time" office:time-value="PT1056003H05M58.000000287S" calcext:value-type="time">
            <text:p>03:05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4:40:57" calcext:value-type="date">
            <text:p>18/06/20</text:p>
          </table:table-cell>
          <table:table-cell office:value-type="time" office:time-value="PT1056004H05M56.999999844S" calcext:value-type="time">
            <text:p>04:05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4:40:57" calcext:value-type="date">
            <text:p>18/06/20</text:p>
          </table:table-cell>
          <table:table-cell office:value-type="time" office:time-value="PT1056004H05M56.999999844S" calcext:value-type="time">
            <text:p>04:05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4:40:57" calcext:value-type="date">
            <text:p>18/06/20</text:p>
          </table:table-cell>
          <table:table-cell office:value-type="time" office:time-value="PT1056004H05M56.999999844S" calcext:value-type="time">
            <text:p>04:05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4:40:57" calcext:value-type="date">
            <text:p>18/06/20</text:p>
          </table:table-cell>
          <table:table-cell office:value-type="time" office:time-value="PT1056004H05M56.999999844S" calcext:value-type="time">
            <text:p>04:05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5:40:56" calcext:value-type="date">
            <text:p>18/06/20</text:p>
          </table:table-cell>
          <table:table-cell office:value-type="time" office:time-value="PT1056005H05M56.000000238S" calcext:value-type="time">
            <text:p>05:05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5:40:56" calcext:value-type="date">
            <text:p>18/06/20</text:p>
          </table:table-cell>
          <table:table-cell office:value-type="time" office:time-value="PT1056005H05M56.000000238S" calcext:value-type="time">
            <text:p>05:05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5:40:56" calcext:value-type="date">
            <text:p>18/06/20</text:p>
          </table:table-cell>
          <table:table-cell office:value-type="time" office:time-value="PT1056005H05M56.000000238S" calcext:value-type="time">
            <text:p>05:05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5:40:56" calcext:value-type="date">
            <text:p>18/06/20</text:p>
          </table:table-cell>
          <table:table-cell office:value-type="time" office:time-value="PT1056005H05M56.000000238S" calcext:value-type="time">
            <text:p>05:05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6:40:55" calcext:value-type="date">
            <text:p>18/06/20</text:p>
          </table:table-cell>
          <table:table-cell office:value-type="time" office:time-value="PT1056006H05M54.999999795S" calcext:value-type="time">
            <text:p>06:05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6:40:55" calcext:value-type="date">
            <text:p>18/06/20</text:p>
          </table:table-cell>
          <table:table-cell office:value-type="time" office:time-value="PT1056006H05M54.999999795S" calcext:value-type="time">
            <text:p>06:05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6:40:55" calcext:value-type="date">
            <text:p>18/06/20</text:p>
          </table:table-cell>
          <table:table-cell office:value-type="time" office:time-value="PT1056006H05M54.999999795S" calcext:value-type="time">
            <text:p>06:05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6:40:55" calcext:value-type="date">
            <text:p>18/06/20</text:p>
          </table:table-cell>
          <table:table-cell office:value-type="time" office:time-value="PT1056006H05M54.999999795S" calcext:value-type="time">
            <text:p>06:05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7:40:54" calcext:value-type="date">
            <text:p>18/06/20</text:p>
          </table:table-cell>
          <table:table-cell office:value-type="time" office:time-value="PT1056007H05M54.00000019S" calcext:value-type="time">
            <text:p>07:05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7:40:54" calcext:value-type="date">
            <text:p>18/06/20</text:p>
          </table:table-cell>
          <table:table-cell office:value-type="time" office:time-value="PT1056007H05M54.00000019S" calcext:value-type="time">
            <text:p>07:05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7:40:54" calcext:value-type="date">
            <text:p>18/06/20</text:p>
          </table:table-cell>
          <table:table-cell office:value-type="time" office:time-value="PT1056007H05M54.00000019S" calcext:value-type="time">
            <text:p>07:05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7:40:54" calcext:value-type="date">
            <text:p>18/06/20</text:p>
          </table:table-cell>
          <table:table-cell office:value-type="time" office:time-value="PT1056007H05M54.00000019S" calcext:value-type="time">
            <text:p>07:05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8:40:53" calcext:value-type="date">
            <text:p>18/06/20</text:p>
          </table:table-cell>
          <table:table-cell office:value-type="time" office:time-value="PT1056008H05M52.999999747S" calcext:value-type="time">
            <text:p>08:05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8:40:53" calcext:value-type="date">
            <text:p>18/06/20</text:p>
          </table:table-cell>
          <table:table-cell office:value-type="time" office:time-value="PT1056008H05M52.999999747S" calcext:value-type="time">
            <text:p>08:05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8:40:53" calcext:value-type="date">
            <text:p>18/06/20</text:p>
          </table:table-cell>
          <table:table-cell office:value-type="time" office:time-value="PT1056008H05M52.999999747S" calcext:value-type="time">
            <text:p>08:05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8:40:53" calcext:value-type="date">
            <text:p>18/06/20</text:p>
          </table:table-cell>
          <table:table-cell office:value-type="time" office:time-value="PT1056008H05M52.999999747S" calcext:value-type="time">
            <text:p>08:05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9:40:52" calcext:value-type="date">
            <text:p>18/06/20</text:p>
          </table:table-cell>
          <table:table-cell office:value-type="time" office:time-value="PT1056009H05M52.000000142S" calcext:value-type="time">
            <text:p>09:05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9:40:52" calcext:value-type="date">
            <text:p>18/06/20</text:p>
          </table:table-cell>
          <table:table-cell office:value-type="time" office:time-value="PT1056009H05M52.000000142S" calcext:value-type="time">
            <text:p>09:05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09:40:52" calcext:value-type="date">
            <text:p>18/06/20</text:p>
          </table:table-cell>
          <table:table-cell office:value-type="time" office:time-value="PT1056009H05M52.000000142S" calcext:value-type="time">
            <text:p>09:05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09:40:52" calcext:value-type="date">
            <text:p>18/06/20</text:p>
          </table:table-cell>
          <table:table-cell office:value-type="time" office:time-value="PT1056009H05M52.000000142S" calcext:value-type="time">
            <text:p>09:05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0:40:51" calcext:value-type="date">
            <text:p>18/06/20</text:p>
          </table:table-cell>
          <table:table-cell office:value-type="time" office:time-value="PT1056010H05M51.000000536S" calcext:value-type="time">
            <text:p>10:05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0:40:51" calcext:value-type="date">
            <text:p>18/06/20</text:p>
          </table:table-cell>
          <table:table-cell office:value-type="time" office:time-value="PT1056010H05M51.000000536S" calcext:value-type="time">
            <text:p>10:05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0:40:51" calcext:value-type="date">
            <text:p>18/06/20</text:p>
          </table:table-cell>
          <table:table-cell office:value-type="time" office:time-value="PT1056010H05M51.000000536S" calcext:value-type="time">
            <text:p>10:05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10:40:51" calcext:value-type="date">
            <text:p>18/06/20</text:p>
          </table:table-cell>
          <table:table-cell office:value-type="time" office:time-value="PT1056010H05M51.000000536S" calcext:value-type="time">
            <text:p>10:05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1:40:50" calcext:value-type="date">
            <text:p>18/06/20</text:p>
          </table:table-cell>
          <table:table-cell office:value-type="time" office:time-value="PT1056011H05M49.999999255S" calcext:value-type="time">
            <text:p>11:05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1:40:50" calcext:value-type="date">
            <text:p>18/06/20</text:p>
          </table:table-cell>
          <table:table-cell office:value-type="time" office:time-value="PT1056011H05M49.999999255S" calcext:value-type="time">
            <text:p>11:05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1:40:50" calcext:value-type="date">
            <text:p>18/06/20</text:p>
          </table:table-cell>
          <table:table-cell office:value-type="time" office:time-value="PT1056011H05M49.999999255S" calcext:value-type="time">
            <text:p>11:05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11:40:50" calcext:value-type="date">
            <text:p>18/06/20</text:p>
          </table:table-cell>
          <table:table-cell office:value-type="time" office:time-value="PT1056011H05M49.999999255S" calcext:value-type="time">
            <text:p>11:05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2:40:49" calcext:value-type="date">
            <text:p>18/06/20</text:p>
          </table:table-cell>
          <table:table-cell office:value-type="time" office:time-value="PT1056012H05M48.99999965S" calcext:value-type="time">
            <text:p>12:05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2:40:49" calcext:value-type="date">
            <text:p>18/06/20</text:p>
          </table:table-cell>
          <table:table-cell office:value-type="time" office:time-value="PT1056012H05M48.99999965S" calcext:value-type="time">
            <text:p>12:05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2:40:49" calcext:value-type="date">
            <text:p>18/06/20</text:p>
          </table:table-cell>
          <table:table-cell office:value-type="time" office:time-value="PT1056012H05M48.99999965S" calcext:value-type="time">
            <text:p>12:05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12:40:49" calcext:value-type="date">
            <text:p>18/06/20</text:p>
          </table:table-cell>
          <table:table-cell office:value-type="time" office:time-value="PT1056012H05M48.99999965S" calcext:value-type="time">
            <text:p>12:05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3:40:48" calcext:value-type="date">
            <text:p>18/06/20</text:p>
          </table:table-cell>
          <table:table-cell office:value-type="time" office:time-value="PT1056013H05M48.000000045S" calcext:value-type="time">
            <text:p>13:05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3:40:48" calcext:value-type="date">
            <text:p>18/06/20</text:p>
          </table:table-cell>
          <table:table-cell office:value-type="time" office:time-value="PT1056013H05M48.000000045S" calcext:value-type="time">
            <text:p>13:05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3:40:48" calcext:value-type="date">
            <text:p>18/06/20</text:p>
          </table:table-cell>
          <table:table-cell office:value-type="time" office:time-value="PT1056013H05M48.000000045S" calcext:value-type="time">
            <text:p>13:05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13:40:48" calcext:value-type="date">
            <text:p>18/06/20</text:p>
          </table:table-cell>
          <table:table-cell office:value-type="time" office:time-value="PT1056013H05M48.000000045S" calcext:value-type="time">
            <text:p>13:05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4:40:47" calcext:value-type="date">
            <text:p>18/06/20</text:p>
          </table:table-cell>
          <table:table-cell office:value-type="time" office:time-value="PT1056014H05M46.999999601S" calcext:value-type="time">
            <text:p>14:05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4:40:47" calcext:value-type="date">
            <text:p>18/06/20</text:p>
          </table:table-cell>
          <table:table-cell office:value-type="time" office:time-value="PT1056014H05M46.999999601S" calcext:value-type="time">
            <text:p>14:05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4:40:47" calcext:value-type="date">
            <text:p>18/06/20</text:p>
          </table:table-cell>
          <table:table-cell office:value-type="time" office:time-value="PT1056014H05M46.999999601S" calcext:value-type="time">
            <text:p>14:05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14:40:47" calcext:value-type="date">
            <text:p>18/06/20</text:p>
          </table:table-cell>
          <table:table-cell office:value-type="time" office:time-value="PT1056014H05M46.999999601S" calcext:value-type="time">
            <text:p>14:05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5:40:46" calcext:value-type="date">
            <text:p>18/06/20</text:p>
          </table:table-cell>
          <table:table-cell office:value-type="time" office:time-value="PT1056015H05M46.000000834S" calcext:value-type="time">
            <text:p>15:05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5:40:46" calcext:value-type="date">
            <text:p>18/06/20</text:p>
          </table:table-cell>
          <table:table-cell office:value-type="time" office:time-value="PT1056015H05M46.000000834S" calcext:value-type="time">
            <text:p>15:05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5:40:46" calcext:value-type="date">
            <text:p>18/06/20</text:p>
          </table:table-cell>
          <table:table-cell office:value-type="time" office:time-value="PT1056015H05M46.000000834S" calcext:value-type="time">
            <text:p>15:05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15:40:46" calcext:value-type="date">
            <text:p>18/06/20</text:p>
          </table:table-cell>
          <table:table-cell office:value-type="time" office:time-value="PT1056015H05M46.000000834S" calcext:value-type="time">
            <text:p>15:05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6:40:45" calcext:value-type="date">
            <text:p>18/06/20</text:p>
          </table:table-cell>
          <table:table-cell office:value-type="time" office:time-value="PT1056016H05M44.999999553S" calcext:value-type="time">
            <text:p>16:05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6:40:45" calcext:value-type="date">
            <text:p>18/06/20</text:p>
          </table:table-cell>
          <table:table-cell office:value-type="time" office:time-value="PT1056016H05M44.999999553S" calcext:value-type="time">
            <text:p>16:05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6:40:45" calcext:value-type="date">
            <text:p>18/06/20</text:p>
          </table:table-cell>
          <table:table-cell office:value-type="time" office:time-value="PT1056016H05M44.999999553S" calcext:value-type="time">
            <text:p>16:05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16:40:45" calcext:value-type="date">
            <text:p>18/06/20</text:p>
          </table:table-cell>
          <table:table-cell office:value-type="time" office:time-value="PT1056016H05M44.999999553S" calcext:value-type="time">
            <text:p>16:05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7:40:44" calcext:value-type="date">
            <text:p>18/06/20</text:p>
          </table:table-cell>
          <table:table-cell office:value-type="time" office:time-value="PT1056017H05M43.999999948S" calcext:value-type="time">
            <text:p>17:05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7:40:44" calcext:value-type="date">
            <text:p>18/06/20</text:p>
          </table:table-cell>
          <table:table-cell office:value-type="time" office:time-value="PT1056017H05M43.999999948S" calcext:value-type="time">
            <text:p>17:05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7:40:44" calcext:value-type="date">
            <text:p>18/06/20</text:p>
          </table:table-cell>
          <table:table-cell office:value-type="time" office:time-value="PT1056017H05M43.999999948S" calcext:value-type="time">
            <text:p>17:05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17:40:44" calcext:value-type="date">
            <text:p>18/06/20</text:p>
          </table:table-cell>
          <table:table-cell office:value-type="time" office:time-value="PT1056017H05M43.999999948S" calcext:value-type="time">
            <text:p>17:05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8:40:43" calcext:value-type="date">
            <text:p>18/06/20</text:p>
          </table:table-cell>
          <table:table-cell office:value-type="time" office:time-value="PT1056018H05M43.000000343S" calcext:value-type="time">
            <text:p>18:05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8:40:43" calcext:value-type="date">
            <text:p>18/06/20</text:p>
          </table:table-cell>
          <table:table-cell office:value-type="time" office:time-value="PT1056018H05M43.000000343S" calcext:value-type="time">
            <text:p>18:05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8:40:43" calcext:value-type="date">
            <text:p>18/06/20</text:p>
          </table:table-cell>
          <table:table-cell office:value-type="time" office:time-value="PT1056018H05M43.000000343S" calcext:value-type="time">
            <text:p>18:05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8T18:40:43" calcext:value-type="date">
            <text:p>18/06/20</text:p>
          </table:table-cell>
          <table:table-cell office:value-type="time" office:time-value="PT1056018H05M43.000000343S" calcext:value-type="time">
            <text:p>18:05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9:40:42" calcext:value-type="date">
            <text:p>18/06/20</text:p>
          </table:table-cell>
          <table:table-cell office:value-type="time" office:time-value="PT1056019H05M41.999999899S" calcext:value-type="time">
            <text:p>19:05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9:40:42" calcext:value-type="date">
            <text:p>18/06/20</text:p>
          </table:table-cell>
          <table:table-cell office:value-type="time" office:time-value="PT1056019H05M41.999999899S" calcext:value-type="time">
            <text:p>19:05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19:40:42" calcext:value-type="date">
            <text:p>18/06/20</text:p>
          </table:table-cell>
          <table:table-cell office:value-type="time" office:time-value="PT1056019H05M41.999999899S" calcext:value-type="time">
            <text:p>19:05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19:40:42" calcext:value-type="date">
            <text:p>18/06/20</text:p>
          </table:table-cell>
          <table:table-cell office:value-type="time" office:time-value="PT1056019H05M41.999999899S" calcext:value-type="time">
            <text:p>19:05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0:40:41" calcext:value-type="date">
            <text:p>18/06/20</text:p>
          </table:table-cell>
          <table:table-cell office:value-type="time" office:time-value="PT1056020H05M41.000000294S" calcext:value-type="time">
            <text:p>20:05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0:40:41" calcext:value-type="date">
            <text:p>18/06/20</text:p>
          </table:table-cell>
          <table:table-cell office:value-type="time" office:time-value="PT1056020H05M41.000000294S" calcext:value-type="time">
            <text:p>20:05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0:40:41" calcext:value-type="date">
            <text:p>18/06/20</text:p>
          </table:table-cell>
          <table:table-cell office:value-type="time" office:time-value="PT1056020H05M41.000000294S" calcext:value-type="time">
            <text:p>20:05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18T20:40:41" calcext:value-type="date">
            <text:p>18/06/20</text:p>
          </table:table-cell>
          <table:table-cell office:value-type="time" office:time-value="PT1056020H05M41.000000294S" calcext:value-type="time">
            <text:p>20:05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1:40:40" calcext:value-type="date">
            <text:p>18/06/20</text:p>
          </table:table-cell>
          <table:table-cell office:value-type="time" office:time-value="PT1056021H05M39.999999851S" calcext:value-type="time">
            <text:p>21:05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1:40:40" calcext:value-type="date">
            <text:p>18/06/20</text:p>
          </table:table-cell>
          <table:table-cell office:value-type="time" office:time-value="PT1056021H05M39.999999851S" calcext:value-type="time">
            <text:p>21:05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1:40:40" calcext:value-type="date">
            <text:p>18/06/20</text:p>
          </table:table-cell>
          <table:table-cell office:value-type="time" office:time-value="PT1056021H05M39.999999851S" calcext:value-type="time">
            <text:p>21:05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8T21:40:40" calcext:value-type="date">
            <text:p>18/06/20</text:p>
          </table:table-cell>
          <table:table-cell office:value-type="time" office:time-value="PT1056021H05M39.999999851S" calcext:value-type="time">
            <text:p>21:05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2:40:39" calcext:value-type="date">
            <text:p>18/06/20</text:p>
          </table:table-cell>
          <table:table-cell office:value-type="time" office:time-value="PT1056022H05M39.000000246S" calcext:value-type="time">
            <text:p>22:05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2:40:39" calcext:value-type="date">
            <text:p>18/06/20</text:p>
          </table:table-cell>
          <table:table-cell office:value-type="time" office:time-value="PT1056022H05M39.000000246S" calcext:value-type="time">
            <text:p>22:05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2:40:39" calcext:value-type="date">
            <text:p>18/06/20</text:p>
          </table:table-cell>
          <table:table-cell office:value-type="time" office:time-value="PT1056022H05M39.000000246S" calcext:value-type="time">
            <text:p>22:05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8T22:40:39" calcext:value-type="date">
            <text:p>18/06/20</text:p>
          </table:table-cell>
          <table:table-cell office:value-type="time" office:time-value="PT1056022H05M39.000000246S" calcext:value-type="time">
            <text:p>22:05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3:40:38" calcext:value-type="date">
            <text:p>18/06/20</text:p>
          </table:table-cell>
          <table:table-cell office:value-type="time" office:time-value="PT1056023H05M37.999999803S" calcext:value-type="time">
            <text:p>23:05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3:40:38" calcext:value-type="date">
            <text:p>18/06/20</text:p>
          </table:table-cell>
          <table:table-cell office:value-type="time" office:time-value="PT1056023H05M37.999999803S" calcext:value-type="time">
            <text:p>23:05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8T23:40:38" calcext:value-type="date">
            <text:p>18/06/20</text:p>
          </table:table-cell>
          <table:table-cell office:value-type="time" office:time-value="PT1056023H05M37.999999803S" calcext:value-type="time">
            <text:p>23:05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8T23:40:38" calcext:value-type="date">
            <text:p>18/06/20</text:p>
          </table:table-cell>
          <table:table-cell office:value-type="time" office:time-value="PT1056023H05M37.999999803S" calcext:value-type="time">
            <text:p>23:05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0:40:37" calcext:value-type="date">
            <text:p>19/06/20</text:p>
          </table:table-cell>
          <table:table-cell office:value-type="time" office:time-value="PT1056024H05M37.000000197S" calcext:value-type="time">
            <text:p>00:05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0:40:37" calcext:value-type="date">
            <text:p>19/06/20</text:p>
          </table:table-cell>
          <table:table-cell office:value-type="time" office:time-value="PT1056024H05M37.000000197S" calcext:value-type="time">
            <text:p>00:05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0:40:37" calcext:value-type="date">
            <text:p>19/06/20</text:p>
          </table:table-cell>
          <table:table-cell office:value-type="time" office:time-value="PT1056024H05M37.000000197S" calcext:value-type="time">
            <text:p>00:05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00:40:37" calcext:value-type="date">
            <text:p>19/06/20</text:p>
          </table:table-cell>
          <table:table-cell office:value-type="time" office:time-value="PT1056024H05M37.000000197S" calcext:value-type="time">
            <text:p>00:05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1:40:36" calcext:value-type="date">
            <text:p>19/06/20</text:p>
          </table:table-cell>
          <table:table-cell office:value-type="time" office:time-value="PT1056025H05M35.999999754S" calcext:value-type="time">
            <text:p>01:05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1:40:36" calcext:value-type="date">
            <text:p>19/06/20</text:p>
          </table:table-cell>
          <table:table-cell office:value-type="time" office:time-value="PT1056025H05M35.999999754S" calcext:value-type="time">
            <text:p>01:05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1:40:36" calcext:value-type="date">
            <text:p>19/06/20</text:p>
          </table:table-cell>
          <table:table-cell office:value-type="time" office:time-value="PT1056025H05M35.999999754S" calcext:value-type="time">
            <text:p>01:05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01:40:36" calcext:value-type="date">
            <text:p>19/06/20</text:p>
          </table:table-cell>
          <table:table-cell office:value-type="time" office:time-value="PT1056025H05M35.999999754S" calcext:value-type="time">
            <text:p>01:05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2:40:35" calcext:value-type="date">
            <text:p>19/06/20</text:p>
          </table:table-cell>
          <table:table-cell office:value-type="time" office:time-value="PT1056026H05M35.000000149S" calcext:value-type="time">
            <text:p>02:05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2:40:35" calcext:value-type="date">
            <text:p>19/06/20</text:p>
          </table:table-cell>
          <table:table-cell office:value-type="time" office:time-value="PT1056026H05M35.000000149S" calcext:value-type="time">
            <text:p>02:05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2:40:35" calcext:value-type="date">
            <text:p>19/06/20</text:p>
          </table:table-cell>
          <table:table-cell office:value-type="time" office:time-value="PT1056026H05M35.000000149S" calcext:value-type="time">
            <text:p>02:05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02:40:35" calcext:value-type="date">
            <text:p>19/06/20</text:p>
          </table:table-cell>
          <table:table-cell office:value-type="time" office:time-value="PT1056026H05M35.000000149S" calcext:value-type="time">
            <text:p>02:05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3:40:34" calcext:value-type="date">
            <text:p>19/06/20</text:p>
          </table:table-cell>
          <table:table-cell office:value-type="time" office:time-value="PT1056027H05M34.000000544S" calcext:value-type="time">
            <text:p>03:05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3:40:34" calcext:value-type="date">
            <text:p>19/06/20</text:p>
          </table:table-cell>
          <table:table-cell office:value-type="time" office:time-value="PT1056027H05M34.000000544S" calcext:value-type="time">
            <text:p>03:05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3:40:34" calcext:value-type="date">
            <text:p>19/06/20</text:p>
          </table:table-cell>
          <table:table-cell office:value-type="time" office:time-value="PT1056027H05M34.000000544S" calcext:value-type="time">
            <text:p>03:05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9T03:40:34" calcext:value-type="date">
            <text:p>19/06/20</text:p>
          </table:table-cell>
          <table:table-cell office:value-type="time" office:time-value="PT1056027H05M34.000000544S" calcext:value-type="time">
            <text:p>03:05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4:40:33" calcext:value-type="date">
            <text:p>19/06/20</text:p>
          </table:table-cell>
          <table:table-cell office:value-type="time" office:time-value="PT1056028H05M32.999999262S" calcext:value-type="time">
            <text:p>04:05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4:40:33" calcext:value-type="date">
            <text:p>19/06/20</text:p>
          </table:table-cell>
          <table:table-cell office:value-type="time" office:time-value="PT1056028H05M32.999999262S" calcext:value-type="time">
            <text:p>04:05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4:40:33" calcext:value-type="date">
            <text:p>19/06/20</text:p>
          </table:table-cell>
          <table:table-cell office:value-type="time" office:time-value="PT1056028H05M32.999999262S" calcext:value-type="time">
            <text:p>04:05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04:40:33" calcext:value-type="date">
            <text:p>19/06/20</text:p>
          </table:table-cell>
          <table:table-cell office:value-type="time" office:time-value="PT1056028H05M32.999999262S" calcext:value-type="time">
            <text:p>04:05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5:40:32" calcext:value-type="date">
            <text:p>19/06/20</text:p>
          </table:table-cell>
          <table:table-cell office:value-type="time" office:time-value="PT1056029H05M31.999999657S" calcext:value-type="time">
            <text:p>05:05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5:40:32" calcext:value-type="date">
            <text:p>19/06/20</text:p>
          </table:table-cell>
          <table:table-cell office:value-type="time" office:time-value="PT1056029H05M31.999999657S" calcext:value-type="time">
            <text:p>05:05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5:40:32" calcext:value-type="date">
            <text:p>19/06/20</text:p>
          </table:table-cell>
          <table:table-cell office:value-type="time" office:time-value="PT1056029H05M31.999999657S" calcext:value-type="time">
            <text:p>05:05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05:40:32" calcext:value-type="date">
            <text:p>19/06/20</text:p>
          </table:table-cell>
          <table:table-cell office:value-type="time" office:time-value="PT1056029H05M31.999999657S" calcext:value-type="time">
            <text:p>05:05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6:40:31" calcext:value-type="date">
            <text:p>19/06/20</text:p>
          </table:table-cell>
          <table:table-cell office:value-type="time" office:time-value="PT1056030H05M31.000000052S" calcext:value-type="time">
            <text:p>06:05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6:40:31" calcext:value-type="date">
            <text:p>19/06/20</text:p>
          </table:table-cell>
          <table:table-cell office:value-type="time" office:time-value="PT1056030H05M31.000000052S" calcext:value-type="time">
            <text:p>06:05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6:40:31" calcext:value-type="date">
            <text:p>19/06/20</text:p>
          </table:table-cell>
          <table:table-cell office:value-type="time" office:time-value="PT1056030H05M31.000000052S" calcext:value-type="time">
            <text:p>06:05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19T06:40:31" calcext:value-type="date">
            <text:p>19/06/20</text:p>
          </table:table-cell>
          <table:table-cell office:value-type="time" office:time-value="PT1056030H05M31.000000052S" calcext:value-type="time">
            <text:p>06:05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7:40:30" calcext:value-type="date">
            <text:p>19/06/20</text:p>
          </table:table-cell>
          <table:table-cell office:value-type="time" office:time-value="PT1056031H05M29.999999609S" calcext:value-type="time">
            <text:p>07:05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7:40:30" calcext:value-type="date">
            <text:p>19/06/20</text:p>
          </table:table-cell>
          <table:table-cell office:value-type="time" office:time-value="PT1056031H05M29.999999609S" calcext:value-type="time">
            <text:p>07:05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7:40:30" calcext:value-type="date">
            <text:p>19/06/20</text:p>
          </table:table-cell>
          <table:table-cell office:value-type="time" office:time-value="PT1056031H05M29.999999609S" calcext:value-type="time">
            <text:p>07:05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07:40:30" calcext:value-type="date">
            <text:p>19/06/20</text:p>
          </table:table-cell>
          <table:table-cell office:value-type="time" office:time-value="PT1056031H05M29.999999609S" calcext:value-type="time">
            <text:p>07:05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8:40:29" calcext:value-type="date">
            <text:p>19/06/20</text:p>
          </table:table-cell>
          <table:table-cell office:value-type="time" office:time-value="PT1056032H05M29.000000842S" calcext:value-type="time">
            <text:p>08:05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8:40:29" calcext:value-type="date">
            <text:p>19/06/20</text:p>
          </table:table-cell>
          <table:table-cell office:value-type="time" office:time-value="PT1056032H05M29.000000842S" calcext:value-type="time">
            <text:p>08:05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8:40:29" calcext:value-type="date">
            <text:p>19/06/20</text:p>
          </table:table-cell>
          <table:table-cell office:value-type="time" office:time-value="PT1056032H05M29.000000842S" calcext:value-type="time">
            <text:p>08:05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19T08:40:29" calcext:value-type="date">
            <text:p>19/06/20</text:p>
          </table:table-cell>
          <table:table-cell office:value-type="time" office:time-value="PT1056032H05M29.000000842S" calcext:value-type="time">
            <text:p>08:05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9:40:28" calcext:value-type="date">
            <text:p>19/06/20</text:p>
          </table:table-cell>
          <table:table-cell office:value-type="time" office:time-value="PT1056033H05M27.99999956S" calcext:value-type="time">
            <text:p>09:05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9:40:28" calcext:value-type="date">
            <text:p>19/06/20</text:p>
          </table:table-cell>
          <table:table-cell office:value-type="time" office:time-value="PT1056033H05M27.99999956S" calcext:value-type="time">
            <text:p>09:05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09:40:28" calcext:value-type="date">
            <text:p>19/06/20</text:p>
          </table:table-cell>
          <table:table-cell office:value-type="time" office:time-value="PT1056033H05M27.99999956S" calcext:value-type="time">
            <text:p>09:05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09:40:28" calcext:value-type="date">
            <text:p>19/06/20</text:p>
          </table:table-cell>
          <table:table-cell office:value-type="time" office:time-value="PT1056033H05M27.99999956S" calcext:value-type="time">
            <text:p>09:05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0:40:27" calcext:value-type="date">
            <text:p>19/06/20</text:p>
          </table:table-cell>
          <table:table-cell office:value-type="time" office:time-value="PT1056034H05M26.999999955S" calcext:value-type="time">
            <text:p>10:05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0:40:27" calcext:value-type="date">
            <text:p>19/06/20</text:p>
          </table:table-cell>
          <table:table-cell office:value-type="time" office:time-value="PT1056034H05M26.999999955S" calcext:value-type="time">
            <text:p>10:05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0:40:27" calcext:value-type="date">
            <text:p>19/06/20</text:p>
          </table:table-cell>
          <table:table-cell office:value-type="time" office:time-value="PT1056034H05M26.999999955S" calcext:value-type="time">
            <text:p>10:05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10:40:27" calcext:value-type="date">
            <text:p>19/06/20</text:p>
          </table:table-cell>
          <table:table-cell office:value-type="time" office:time-value="PT1056034H05M26.999999955S" calcext:value-type="time">
            <text:p>10:05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1:40:26" calcext:value-type="date">
            <text:p>19/06/20</text:p>
          </table:table-cell>
          <table:table-cell office:value-type="time" office:time-value="PT1056035H05M26.00000035S" calcext:value-type="time">
            <text:p>11:05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1:40:26" calcext:value-type="date">
            <text:p>19/06/20</text:p>
          </table:table-cell>
          <table:table-cell office:value-type="time" office:time-value="PT1056035H05M26.00000035S" calcext:value-type="time">
            <text:p>11:05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1:40:26" calcext:value-type="date">
            <text:p>19/06/20</text:p>
          </table:table-cell>
          <table:table-cell office:value-type="time" office:time-value="PT1056035H05M26.00000035S" calcext:value-type="time">
            <text:p>11:05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11:40:26" calcext:value-type="date">
            <text:p>19/06/20</text:p>
          </table:table-cell>
          <table:table-cell office:value-type="time" office:time-value="PT1056035H05M26.00000035S" calcext:value-type="time">
            <text:p>11:05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2:40:25" calcext:value-type="date">
            <text:p>19/06/20</text:p>
          </table:table-cell>
          <table:table-cell office:value-type="time" office:time-value="PT1056036H05M24.999999907S" calcext:value-type="time">
            <text:p>12:05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2:40:25" calcext:value-type="date">
            <text:p>19/06/20</text:p>
          </table:table-cell>
          <table:table-cell office:value-type="time" office:time-value="PT1056036H05M24.999999907S" calcext:value-type="time">
            <text:p>12:05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2:40:25" calcext:value-type="date">
            <text:p>19/06/20</text:p>
          </table:table-cell>
          <table:table-cell office:value-type="time" office:time-value="PT1056036H05M24.999999907S" calcext:value-type="time">
            <text:p>12:05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12:40:25" calcext:value-type="date">
            <text:p>19/06/20</text:p>
          </table:table-cell>
          <table:table-cell office:value-type="time" office:time-value="PT1056036H05M24.999999907S" calcext:value-type="time">
            <text:p>12:05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3:40:24" calcext:value-type="date">
            <text:p>19/06/20</text:p>
          </table:table-cell>
          <table:table-cell office:value-type="time" office:time-value="PT1056037H05M24.000000302S" calcext:value-type="time">
            <text:p>13:05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3:40:24" calcext:value-type="date">
            <text:p>19/06/20</text:p>
          </table:table-cell>
          <table:table-cell office:value-type="time" office:time-value="PT1056037H05M24.000000302S" calcext:value-type="time">
            <text:p>13:05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3:40:24" calcext:value-type="date">
            <text:p>19/06/20</text:p>
          </table:table-cell>
          <table:table-cell office:value-type="time" office:time-value="PT1056037H05M24.000000302S" calcext:value-type="time">
            <text:p>13:05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13:40:24" calcext:value-type="date">
            <text:p>19/06/20</text:p>
          </table:table-cell>
          <table:table-cell office:value-type="time" office:time-value="PT1056037H05M24.000000302S" calcext:value-type="time">
            <text:p>13:05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4:40:23" calcext:value-type="date">
            <text:p>19/06/20</text:p>
          </table:table-cell>
          <table:table-cell office:value-type="time" office:time-value="PT1056038H05M22.999999858S" calcext:value-type="time">
            <text:p>14:05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4:40:23" calcext:value-type="date">
            <text:p>19/06/20</text:p>
          </table:table-cell>
          <table:table-cell office:value-type="time" office:time-value="PT1056038H05M22.999999858S" calcext:value-type="time">
            <text:p>14:05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4:40:23" calcext:value-type="date">
            <text:p>19/06/20</text:p>
          </table:table-cell>
          <table:table-cell office:value-type="time" office:time-value="PT1056038H05M22.999999858S" calcext:value-type="time">
            <text:p>14:05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14:40:23" calcext:value-type="date">
            <text:p>19/06/20</text:p>
          </table:table-cell>
          <table:table-cell office:value-type="time" office:time-value="PT1056038H05M22.999999858S" calcext:value-type="time">
            <text:p>14:05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5:40:22" calcext:value-type="date">
            <text:p>19/06/20</text:p>
          </table:table-cell>
          <table:table-cell office:value-type="time" office:time-value="PT1056039H05M22.000000253S" calcext:value-type="time">
            <text:p>15:05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5:40:22" calcext:value-type="date">
            <text:p>19/06/20</text:p>
          </table:table-cell>
          <table:table-cell office:value-type="time" office:time-value="PT1056039H05M22.000000253S" calcext:value-type="time">
            <text:p>15:05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5:40:22" calcext:value-type="date">
            <text:p>19/06/20</text:p>
          </table:table-cell>
          <table:table-cell office:value-type="time" office:time-value="PT1056039H05M22.000000253S" calcext:value-type="time">
            <text:p>15:05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9T15:40:22" calcext:value-type="date">
            <text:p>19/06/20</text:p>
          </table:table-cell>
          <table:table-cell office:value-type="time" office:time-value="PT1056039H05M22.000000253S" calcext:value-type="time">
            <text:p>15:05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6:40:21" calcext:value-type="date">
            <text:p>19/06/20</text:p>
          </table:table-cell>
          <table:table-cell office:value-type="time" office:time-value="PT1056040H05M20.99999981S" calcext:value-type="time">
            <text:p>16:05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6:40:21" calcext:value-type="date">
            <text:p>19/06/20</text:p>
          </table:table-cell>
          <table:table-cell office:value-type="time" office:time-value="PT1056040H05M20.99999981S" calcext:value-type="time">
            <text:p>16:05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6:40:21" calcext:value-type="date">
            <text:p>19/06/20</text:p>
          </table:table-cell>
          <table:table-cell office:value-type="time" office:time-value="PT1056040H05M20.99999981S" calcext:value-type="time">
            <text:p>16:05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16:40:21" calcext:value-type="date">
            <text:p>19/06/20</text:p>
          </table:table-cell>
          <table:table-cell office:value-type="time" office:time-value="PT1056040H05M20.99999981S" calcext:value-type="time">
            <text:p>16:05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7:40:20" calcext:value-type="date">
            <text:p>19/06/20</text:p>
          </table:table-cell>
          <table:table-cell office:value-type="time" office:time-value="PT1056041H05M20.000000205S" calcext:value-type="time">
            <text:p>17:05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7:40:20" calcext:value-type="date">
            <text:p>19/06/20</text:p>
          </table:table-cell>
          <table:table-cell office:value-type="time" office:time-value="PT1056041H05M20.000000205S" calcext:value-type="time">
            <text:p>17:05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7:40:20" calcext:value-type="date">
            <text:p>19/06/20</text:p>
          </table:table-cell>
          <table:table-cell office:value-type="time" office:time-value="PT1056041H05M20.000000205S" calcext:value-type="time">
            <text:p>17:05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17:40:20" calcext:value-type="date">
            <text:p>19/06/20</text:p>
          </table:table-cell>
          <table:table-cell office:value-type="time" office:time-value="PT1056041H05M20.000000205S" calcext:value-type="time">
            <text:p>17:05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8:40:19" calcext:value-type="date">
            <text:p>19/06/20</text:p>
          </table:table-cell>
          <table:table-cell office:value-type="time" office:time-value="PT1056042H05M18.999999762S" calcext:value-type="time">
            <text:p>18:05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8:40:19" calcext:value-type="date">
            <text:p>19/06/20</text:p>
          </table:table-cell>
          <table:table-cell office:value-type="time" office:time-value="PT1056042H05M18.999999762S" calcext:value-type="time">
            <text:p>18:05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8:40:19" calcext:value-type="date">
            <text:p>19/06/20</text:p>
          </table:table-cell>
          <table:table-cell office:value-type="time" office:time-value="PT1056042H05M18.999999762S" calcext:value-type="time">
            <text:p>18:05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19T18:40:19" calcext:value-type="date">
            <text:p>19/06/20</text:p>
          </table:table-cell>
          <table:table-cell office:value-type="time" office:time-value="PT1056042H05M18.999999762S" calcext:value-type="time">
            <text:p>18:05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9:40:18" calcext:value-type="date">
            <text:p>19/06/20</text:p>
          </table:table-cell>
          <table:table-cell office:value-type="time" office:time-value="PT1056043H05M18.000000156S" calcext:value-type="time">
            <text:p>19:05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9:40:18" calcext:value-type="date">
            <text:p>19/06/20</text:p>
          </table:table-cell>
          <table:table-cell office:value-type="time" office:time-value="PT1056043H05M18.000000156S" calcext:value-type="time">
            <text:p>19:05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19:40:18" calcext:value-type="date">
            <text:p>19/06/20</text:p>
          </table:table-cell>
          <table:table-cell office:value-type="time" office:time-value="PT1056043H05M18.000000156S" calcext:value-type="time">
            <text:p>19:05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19T19:40:18" calcext:value-type="date">
            <text:p>19/06/20</text:p>
          </table:table-cell>
          <table:table-cell office:value-type="time" office:time-value="PT1056043H05M18.000000156S" calcext:value-type="time">
            <text:p>19:05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0:40:17" calcext:value-type="date">
            <text:p>19/06/20</text:p>
          </table:table-cell>
          <table:table-cell office:value-type="time" office:time-value="PT1056044H05M17.000000551S" calcext:value-type="time">
            <text:p>20:05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0:40:17" calcext:value-type="date">
            <text:p>19/06/20</text:p>
          </table:table-cell>
          <table:table-cell office:value-type="time" office:time-value="PT1056044H05M17.000000551S" calcext:value-type="time">
            <text:p>20:05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0:40:17" calcext:value-type="date">
            <text:p>19/06/20</text:p>
          </table:table-cell>
          <table:table-cell office:value-type="time" office:time-value="PT1056044H05M17.000000551S" calcext:value-type="time">
            <text:p>20:05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19T20:40:17" calcext:value-type="date">
            <text:p>19/06/20</text:p>
          </table:table-cell>
          <table:table-cell office:value-type="time" office:time-value="PT1056044H05M17.000000551S" calcext:value-type="time">
            <text:p>20:05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1:40:16" calcext:value-type="date">
            <text:p>19/06/20</text:p>
          </table:table-cell>
          <table:table-cell office:value-type="time" office:time-value="PT1056045H05M15.99999927S" calcext:value-type="time">
            <text:p>21:05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1:40:16" calcext:value-type="date">
            <text:p>19/06/20</text:p>
          </table:table-cell>
          <table:table-cell office:value-type="time" office:time-value="PT1056045H05M15.99999927S" calcext:value-type="time">
            <text:p>21:05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1:40:16" calcext:value-type="date">
            <text:p>19/06/20</text:p>
          </table:table-cell>
          <table:table-cell office:value-type="time" office:time-value="PT1056045H05M15.99999927S" calcext:value-type="time">
            <text:p>21:05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19T21:40:16" calcext:value-type="date">
            <text:p>19/06/20</text:p>
          </table:table-cell>
          <table:table-cell office:value-type="time" office:time-value="PT1056045H05M15.99999927S" calcext:value-type="time">
            <text:p>21:05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2:40:15" calcext:value-type="date">
            <text:p>19/06/20</text:p>
          </table:table-cell>
          <table:table-cell office:value-type="time" office:time-value="PT1056046H05M14.999999665S" calcext:value-type="time">
            <text:p>22:05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2:40:15" calcext:value-type="date">
            <text:p>19/06/20</text:p>
          </table:table-cell>
          <table:table-cell office:value-type="time" office:time-value="PT1056046H05M14.999999665S" calcext:value-type="time">
            <text:p>22:05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2:40:15" calcext:value-type="date">
            <text:p>19/06/20</text:p>
          </table:table-cell>
          <table:table-cell office:value-type="time" office:time-value="PT1056046H05M14.999999665S" calcext:value-type="time">
            <text:p>22:05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22:40:15" calcext:value-type="date">
            <text:p>19/06/20</text:p>
          </table:table-cell>
          <table:table-cell office:value-type="time" office:time-value="PT1056046H05M14.999999665S" calcext:value-type="time">
            <text:p>22:05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3:40:14" calcext:value-type="date">
            <text:p>19/06/20</text:p>
          </table:table-cell>
          <table:table-cell office:value-type="time" office:time-value="PT1056047H05M14.00000006S" calcext:value-type="time">
            <text:p>23:05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3:40:14" calcext:value-type="date">
            <text:p>19/06/20</text:p>
          </table:table-cell>
          <table:table-cell office:value-type="time" office:time-value="PT1056047H05M14.00000006S" calcext:value-type="time">
            <text:p>23:05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19T23:40:14" calcext:value-type="date">
            <text:p>19/06/20</text:p>
          </table:table-cell>
          <table:table-cell office:value-type="time" office:time-value="PT1056047H05M14.00000006S" calcext:value-type="time">
            <text:p>23:05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19T23:40:14" calcext:value-type="date">
            <text:p>19/06/20</text:p>
          </table:table-cell>
          <table:table-cell office:value-type="time" office:time-value="PT1056047H05M14.00000006S" calcext:value-type="time">
            <text:p>23:05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0:40:13" calcext:value-type="date">
            <text:p>20/06/20</text:p>
          </table:table-cell>
          <table:table-cell office:value-type="time" office:time-value="PT1056048H05M12.999999616S" calcext:value-type="time">
            <text:p>00:05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0:40:13" calcext:value-type="date">
            <text:p>20/06/20</text:p>
          </table:table-cell>
          <table:table-cell office:value-type="time" office:time-value="PT1056048H05M12.999999616S" calcext:value-type="time">
            <text:p>00:05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0:40:13" calcext:value-type="date">
            <text:p>20/06/20</text:p>
          </table:table-cell>
          <table:table-cell office:value-type="time" office:time-value="PT1056048H05M12.999999616S" calcext:value-type="time">
            <text:p>00:05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0T00:40:13" calcext:value-type="date">
            <text:p>20/06/20</text:p>
          </table:table-cell>
          <table:table-cell office:value-type="time" office:time-value="PT1056048H05M12.999999616S" calcext:value-type="time">
            <text:p>00:05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1:40:12" calcext:value-type="date">
            <text:p>20/06/20</text:p>
          </table:table-cell>
          <table:table-cell office:value-type="time" office:time-value="PT1056049H05M12.000000849S" calcext:value-type="time">
            <text:p>01:05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1:40:12" calcext:value-type="date">
            <text:p>20/06/20</text:p>
          </table:table-cell>
          <table:table-cell office:value-type="time" office:time-value="PT1056049H05M12.000000849S" calcext:value-type="time">
            <text:p>01:05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1:40:12" calcext:value-type="date">
            <text:p>20/06/20</text:p>
          </table:table-cell>
          <table:table-cell office:value-type="time" office:time-value="PT1056049H05M12.000000849S" calcext:value-type="time">
            <text:p>01:05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1:40:12" calcext:value-type="date">
            <text:p>20/06/20</text:p>
          </table:table-cell>
          <table:table-cell office:value-type="time" office:time-value="PT1056049H05M12.000000849S" calcext:value-type="time">
            <text:p>01:05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2:40:11" calcext:value-type="date">
            <text:p>20/06/20</text:p>
          </table:table-cell>
          <table:table-cell office:value-type="time" office:time-value="PT1056050H05M10.999999568S" calcext:value-type="time">
            <text:p>02:05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2:40:11" calcext:value-type="date">
            <text:p>20/06/20</text:p>
          </table:table-cell>
          <table:table-cell office:value-type="time" office:time-value="PT1056050H05M10.999999568S" calcext:value-type="time">
            <text:p>02:05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2:40:11" calcext:value-type="date">
            <text:p>20/06/20</text:p>
          </table:table-cell>
          <table:table-cell office:value-type="time" office:time-value="PT1056050H05M10.999999568S" calcext:value-type="time">
            <text:p>02:05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2:40:11" calcext:value-type="date">
            <text:p>20/06/20</text:p>
          </table:table-cell>
          <table:table-cell office:value-type="time" office:time-value="PT1056050H05M10.999999568S" calcext:value-type="time">
            <text:p>02:05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3:40:10" calcext:value-type="date">
            <text:p>20/06/20</text:p>
          </table:table-cell>
          <table:table-cell office:value-type="time" office:time-value="PT1056051H05M09.999999963S" calcext:value-type="time">
            <text:p>03:05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3:40:10" calcext:value-type="date">
            <text:p>20/06/20</text:p>
          </table:table-cell>
          <table:table-cell office:value-type="time" office:time-value="PT1056051H05M09.999999963S" calcext:value-type="time">
            <text:p>03:05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3:40:10" calcext:value-type="date">
            <text:p>20/06/20</text:p>
          </table:table-cell>
          <table:table-cell office:value-type="time" office:time-value="PT1056051H05M09.999999963S" calcext:value-type="time">
            <text:p>03:05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0T03:40:10" calcext:value-type="date">
            <text:p>20/06/20</text:p>
          </table:table-cell>
          <table:table-cell office:value-type="time" office:time-value="PT1056051H05M09.999999963S" calcext:value-type="time">
            <text:p>03:05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4:40:09" calcext:value-type="date">
            <text:p>20/06/20</text:p>
          </table:table-cell>
          <table:table-cell office:value-type="time" office:time-value="PT1056052H05M09.000000358S" calcext:value-type="time">
            <text:p>04:05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4:40:09" calcext:value-type="date">
            <text:p>20/06/20</text:p>
          </table:table-cell>
          <table:table-cell office:value-type="time" office:time-value="PT1056052H05M09.000000358S" calcext:value-type="time">
            <text:p>04:05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4:40:09" calcext:value-type="date">
            <text:p>20/06/20</text:p>
          </table:table-cell>
          <table:table-cell office:value-type="time" office:time-value="PT1056052H05M09.000000358S" calcext:value-type="time">
            <text:p>04:05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4:40:09" calcext:value-type="date">
            <text:p>20/06/20</text:p>
          </table:table-cell>
          <table:table-cell office:value-type="time" office:time-value="PT1056052H05M09.000000358S" calcext:value-type="time">
            <text:p>04:05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5:40:08" calcext:value-type="date">
            <text:p>20/06/20</text:p>
          </table:table-cell>
          <table:table-cell office:value-type="time" office:time-value="PT1056053H05M07.999999914S" calcext:value-type="time">
            <text:p>05:05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5:40:08" calcext:value-type="date">
            <text:p>20/06/20</text:p>
          </table:table-cell>
          <table:table-cell office:value-type="time" office:time-value="PT1056053H05M07.999999914S" calcext:value-type="time">
            <text:p>05:05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5:40:08" calcext:value-type="date">
            <text:p>20/06/20</text:p>
          </table:table-cell>
          <table:table-cell office:value-type="time" office:time-value="PT1056053H05M07.999999914S" calcext:value-type="time">
            <text:p>05:05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5:40:08" calcext:value-type="date">
            <text:p>20/06/20</text:p>
          </table:table-cell>
          <table:table-cell office:value-type="time" office:time-value="PT1056053H05M07.999999914S" calcext:value-type="time">
            <text:p>05:05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6:40:07" calcext:value-type="date">
            <text:p>20/06/20</text:p>
          </table:table-cell>
          <table:table-cell office:value-type="time" office:time-value="PT1056054H05M07.000000309S" calcext:value-type="time">
            <text:p>06:05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6:40:07" calcext:value-type="date">
            <text:p>20/06/20</text:p>
          </table:table-cell>
          <table:table-cell office:value-type="time" office:time-value="PT1056054H05M07.000000309S" calcext:value-type="time">
            <text:p>06:05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6:40:07" calcext:value-type="date">
            <text:p>20/06/20</text:p>
          </table:table-cell>
          <table:table-cell office:value-type="time" office:time-value="PT1056054H05M07.000000309S" calcext:value-type="time">
            <text:p>06:05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0T06:40:07" calcext:value-type="date">
            <text:p>20/06/20</text:p>
          </table:table-cell>
          <table:table-cell office:value-type="time" office:time-value="PT1056054H05M07.000000309S" calcext:value-type="time">
            <text:p>06:05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7:40:06" calcext:value-type="date">
            <text:p>20/06/20</text:p>
          </table:table-cell>
          <table:table-cell office:value-type="time" office:time-value="PT1056055H05M05.999999866S" calcext:value-type="time">
            <text:p>07:05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7:40:06" calcext:value-type="date">
            <text:p>20/06/20</text:p>
          </table:table-cell>
          <table:table-cell office:value-type="time" office:time-value="PT1056055H05M05.999999866S" calcext:value-type="time">
            <text:p>07:05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7:40:06" calcext:value-type="date">
            <text:p>20/06/20</text:p>
          </table:table-cell>
          <table:table-cell office:value-type="time" office:time-value="PT1056055H05M05.999999866S" calcext:value-type="time">
            <text:p>07:05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7:40:06" calcext:value-type="date">
            <text:p>20/06/20</text:p>
          </table:table-cell>
          <table:table-cell office:value-type="time" office:time-value="PT1056055H05M05.999999866S" calcext:value-type="time">
            <text:p>07:05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8:40:05" calcext:value-type="date">
            <text:p>20/06/20</text:p>
          </table:table-cell>
          <table:table-cell office:value-type="time" office:time-value="PT1056056H05M05.000000261S" calcext:value-type="time">
            <text:p>08:05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8:40:05" calcext:value-type="date">
            <text:p>20/06/20</text:p>
          </table:table-cell>
          <table:table-cell office:value-type="time" office:time-value="PT1056056H05M05.000000261S" calcext:value-type="time">
            <text:p>08:05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8:40:05" calcext:value-type="date">
            <text:p>20/06/20</text:p>
          </table:table-cell>
          <table:table-cell office:value-type="time" office:time-value="PT1056056H05M05.000000261S" calcext:value-type="time">
            <text:p>08:05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8:40:05" calcext:value-type="date">
            <text:p>20/06/20</text:p>
          </table:table-cell>
          <table:table-cell office:value-type="time" office:time-value="PT1056056H05M05.000000261S" calcext:value-type="time">
            <text:p>08:05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9:40:04" calcext:value-type="date">
            <text:p>20/06/20</text:p>
          </table:table-cell>
          <table:table-cell office:value-type="time" office:time-value="PT1056057H05M03.999999817S" calcext:value-type="time">
            <text:p>09:05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9:40:04" calcext:value-type="date">
            <text:p>20/06/20</text:p>
          </table:table-cell>
          <table:table-cell office:value-type="time" office:time-value="PT1056057H05M03.999999817S" calcext:value-type="time">
            <text:p>09:05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09:40:04" calcext:value-type="date">
            <text:p>20/06/20</text:p>
          </table:table-cell>
          <table:table-cell office:value-type="time" office:time-value="PT1056057H05M03.999999817S" calcext:value-type="time">
            <text:p>09:05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09:40:04" calcext:value-type="date">
            <text:p>20/06/20</text:p>
          </table:table-cell>
          <table:table-cell office:value-type="time" office:time-value="PT1056057H05M03.999999817S" calcext:value-type="time">
            <text:p>09:05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0:40:03" calcext:value-type="date">
            <text:p>20/06/20</text:p>
          </table:table-cell>
          <table:table-cell office:value-type="time" office:time-value="PT1056058H05M03.000000212S" calcext:value-type="time">
            <text:p>10:05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0:40:03" calcext:value-type="date">
            <text:p>20/06/20</text:p>
          </table:table-cell>
          <table:table-cell office:value-type="time" office:time-value="PT1056058H05M03.000000212S" calcext:value-type="time">
            <text:p>10:05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0:40:03" calcext:value-type="date">
            <text:p>20/06/20</text:p>
          </table:table-cell>
          <table:table-cell office:value-type="time" office:time-value="PT1056058H05M03.000000212S" calcext:value-type="time">
            <text:p>10:05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0T10:40:03" calcext:value-type="date">
            <text:p>20/06/20</text:p>
          </table:table-cell>
          <table:table-cell office:value-type="time" office:time-value="PT1056058H05M03.000000212S" calcext:value-type="time">
            <text:p>10:05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1:40:02" calcext:value-type="date">
            <text:p>20/06/20</text:p>
          </table:table-cell>
          <table:table-cell office:value-type="time" office:time-value="PT1056059H05M01.999999769S" calcext:value-type="time">
            <text:p>11:05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1:40:02" calcext:value-type="date">
            <text:p>20/06/20</text:p>
          </table:table-cell>
          <table:table-cell office:value-type="time" office:time-value="PT1056059H05M01.999999769S" calcext:value-type="time">
            <text:p>11:05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1:40:02" calcext:value-type="date">
            <text:p>20/06/20</text:p>
          </table:table-cell>
          <table:table-cell office:value-type="time" office:time-value="PT1056059H05M01.999999769S" calcext:value-type="time">
            <text:p>11:05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1:40:02" calcext:value-type="date">
            <text:p>20/06/20</text:p>
          </table:table-cell>
          <table:table-cell office:value-type="time" office:time-value="PT1056059H05M01.999999769S" calcext:value-type="time">
            <text:p>11:05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2:40:01" calcext:value-type="date">
            <text:p>20/06/20</text:p>
          </table:table-cell>
          <table:table-cell office:value-type="time" office:time-value="PT1056060H05M01.000000164S" calcext:value-type="time">
            <text:p>12:05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2:40:01" calcext:value-type="date">
            <text:p>20/06/20</text:p>
          </table:table-cell>
          <table:table-cell office:value-type="time" office:time-value="PT1056060H05M01.000000164S" calcext:value-type="time">
            <text:p>12:05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2:40:01" calcext:value-type="date">
            <text:p>20/06/20</text:p>
          </table:table-cell>
          <table:table-cell office:value-type="time" office:time-value="PT1056060H05M01.000000164S" calcext:value-type="time">
            <text:p>12:05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2:40:01" calcext:value-type="date">
            <text:p>20/06/20</text:p>
          </table:table-cell>
          <table:table-cell office:value-type="time" office:time-value="PT1056060H05M01.000000164S" calcext:value-type="time">
            <text:p>12:05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3:40:00" calcext:value-type="date">
            <text:p>20/06/20</text:p>
          </table:table-cell>
          <table:table-cell office:value-type="time" office:time-value="PT1056061H05M00.000000559S" calcext:value-type="time">
            <text:p>13:05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3:40:00" calcext:value-type="date">
            <text:p>20/06/20</text:p>
          </table:table-cell>
          <table:table-cell office:value-type="time" office:time-value="PT1056061H05M00.000000559S" calcext:value-type="time">
            <text:p>13:0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3:40:00" calcext:value-type="date">
            <text:p>20/06/20</text:p>
          </table:table-cell>
          <table:table-cell office:value-type="time" office:time-value="PT1056061H05M00.000000559S" calcext:value-type="time">
            <text:p>13:0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3:40:00" calcext:value-type="date">
            <text:p>20/06/20</text:p>
          </table:table-cell>
          <table:table-cell office:value-type="time" office:time-value="PT1056061H05M00.000000559S" calcext:value-type="time">
            <text:p>13:05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4:39:59" calcext:value-type="date">
            <text:p>20/06/20</text:p>
          </table:table-cell>
          <table:table-cell office:value-type="time" office:time-value="PT1056062H04M58.999999277S" calcext:value-type="time">
            <text:p>14:04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4:39:59" calcext:value-type="date">
            <text:p>20/06/20</text:p>
          </table:table-cell>
          <table:table-cell office:value-type="time" office:time-value="PT1056062H04M58.999999277S" calcext:value-type="time">
            <text:p>14:04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4:39:59" calcext:value-type="date">
            <text:p>20/06/20</text:p>
          </table:table-cell>
          <table:table-cell office:value-type="time" office:time-value="PT1056062H04M58.999999277S" calcext:value-type="time">
            <text:p>14:04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4:39:59" calcext:value-type="date">
            <text:p>20/06/20</text:p>
          </table:table-cell>
          <table:table-cell office:value-type="time" office:time-value="PT1056062H04M58.999999277S" calcext:value-type="time">
            <text:p>14:04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5:39:58" calcext:value-type="date">
            <text:p>20/06/20</text:p>
          </table:table-cell>
          <table:table-cell office:value-type="time" office:time-value="PT1056063H04M57.999999672S" calcext:value-type="time">
            <text:p>15:04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5:39:58" calcext:value-type="date">
            <text:p>20/06/20</text:p>
          </table:table-cell>
          <table:table-cell office:value-type="time" office:time-value="PT1056063H04M57.999999672S" calcext:value-type="time">
            <text:p>15:04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5:39:58" calcext:value-type="date">
            <text:p>20/06/20</text:p>
          </table:table-cell>
          <table:table-cell office:value-type="time" office:time-value="PT1056063H04M57.999999672S" calcext:value-type="time">
            <text:p>15:04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0T15:39:58" calcext:value-type="date">
            <text:p>20/06/20</text:p>
          </table:table-cell>
          <table:table-cell office:value-type="time" office:time-value="PT1056063H04M57.999999672S" calcext:value-type="time">
            <text:p>15:04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6:39:57" calcext:value-type="date">
            <text:p>20/06/20</text:p>
          </table:table-cell>
          <table:table-cell office:value-type="time" office:time-value="PT1056064H04M57.000000067S" calcext:value-type="time">
            <text:p>16:04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6:39:57" calcext:value-type="date">
            <text:p>20/06/20</text:p>
          </table:table-cell>
          <table:table-cell office:value-type="time" office:time-value="PT1056064H04M57.000000067S" calcext:value-type="time">
            <text:p>16:04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6:39:57" calcext:value-type="date">
            <text:p>20/06/20</text:p>
          </table:table-cell>
          <table:table-cell office:value-type="time" office:time-value="PT1056064H04M57.000000067S" calcext:value-type="time">
            <text:p>16:04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6:39:57" calcext:value-type="date">
            <text:p>20/06/20</text:p>
          </table:table-cell>
          <table:table-cell office:value-type="time" office:time-value="PT1056064H04M57.000000067S" calcext:value-type="time">
            <text:p>16:04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7:39:56" calcext:value-type="date">
            <text:p>20/06/20</text:p>
          </table:table-cell>
          <table:table-cell office:value-type="time" office:time-value="PT1056065H04M55.999999624S" calcext:value-type="time">
            <text:p>17:04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7:39:56" calcext:value-type="date">
            <text:p>20/06/20</text:p>
          </table:table-cell>
          <table:table-cell office:value-type="time" office:time-value="PT1056065H04M55.999999624S" calcext:value-type="time">
            <text:p>17:04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7:39:56" calcext:value-type="date">
            <text:p>20/06/20</text:p>
          </table:table-cell>
          <table:table-cell office:value-type="time" office:time-value="PT1056065H04M55.999999624S" calcext:value-type="time">
            <text:p>17:04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0T17:39:56" calcext:value-type="date">
            <text:p>20/06/20</text:p>
          </table:table-cell>
          <table:table-cell office:value-type="time" office:time-value="PT1056065H04M55.999999624S" calcext:value-type="time">
            <text:p>17:04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8:39:55" calcext:value-type="date">
            <text:p>20/06/20</text:p>
          </table:table-cell>
          <table:table-cell office:value-type="time" office:time-value="PT1056066H04M55.000000857S" calcext:value-type="time">
            <text:p>18:04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8:39:55" calcext:value-type="date">
            <text:p>20/06/20</text:p>
          </table:table-cell>
          <table:table-cell office:value-type="time" office:time-value="PT1056066H04M55.000000857S" calcext:value-type="time">
            <text:p>18:04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8:39:55" calcext:value-type="date">
            <text:p>20/06/20</text:p>
          </table:table-cell>
          <table:table-cell office:value-type="time" office:time-value="PT1056066H04M55.000000857S" calcext:value-type="time">
            <text:p>18:04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8:39:55" calcext:value-type="date">
            <text:p>20/06/20</text:p>
          </table:table-cell>
          <table:table-cell office:value-type="time" office:time-value="PT1056066H04M55.000000857S" calcext:value-type="time">
            <text:p>18:04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9:39:54" calcext:value-type="date">
            <text:p>20/06/20</text:p>
          </table:table-cell>
          <table:table-cell office:value-type="time" office:time-value="PT1056067H04M53.999999575S" calcext:value-type="time">
            <text:p>19:04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9:39:54" calcext:value-type="date">
            <text:p>20/06/20</text:p>
          </table:table-cell>
          <table:table-cell office:value-type="time" office:time-value="PT1056067H04M53.999999575S" calcext:value-type="time">
            <text:p>19:04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19:39:54" calcext:value-type="date">
            <text:p>20/06/20</text:p>
          </table:table-cell>
          <table:table-cell office:value-type="time" office:time-value="PT1056067H04M53.999999575S" calcext:value-type="time">
            <text:p>19:04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19:39:54" calcext:value-type="date">
            <text:p>20/06/20</text:p>
          </table:table-cell>
          <table:table-cell office:value-type="time" office:time-value="PT1056067H04M53.999999575S" calcext:value-type="time">
            <text:p>19:04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0:39:53" calcext:value-type="date">
            <text:p>20/06/20</text:p>
          </table:table-cell>
          <table:table-cell office:value-type="time" office:time-value="PT1056068H04M52.99999997S" calcext:value-type="time">
            <text:p>20:04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0:39:53" calcext:value-type="date">
            <text:p>20/06/20</text:p>
          </table:table-cell>
          <table:table-cell office:value-type="time" office:time-value="PT1056068H04M52.99999997S" calcext:value-type="time">
            <text:p>20:04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0:39:53" calcext:value-type="date">
            <text:p>20/06/20</text:p>
          </table:table-cell>
          <table:table-cell office:value-type="time" office:time-value="PT1056068H04M52.99999997S" calcext:value-type="time">
            <text:p>20:04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20:39:53" calcext:value-type="date">
            <text:p>20/06/20</text:p>
          </table:table-cell>
          <table:table-cell office:value-type="time" office:time-value="PT1056068H04M52.99999997S" calcext:value-type="time">
            <text:p>20:04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1:39:52" calcext:value-type="date">
            <text:p>20/06/20</text:p>
          </table:table-cell>
          <table:table-cell office:value-type="time" office:time-value="PT1056069H04M52.000000365S" calcext:value-type="time">
            <text:p>21:04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1:39:52" calcext:value-type="date">
            <text:p>20/06/20</text:p>
          </table:table-cell>
          <table:table-cell office:value-type="time" office:time-value="PT1056069H04M52.000000365S" calcext:value-type="time">
            <text:p>21:04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1:39:52" calcext:value-type="date">
            <text:p>20/06/20</text:p>
          </table:table-cell>
          <table:table-cell office:value-type="time" office:time-value="PT1056069H04M52.000000365S" calcext:value-type="time">
            <text:p>21:04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21:39:52" calcext:value-type="date">
            <text:p>20/06/20</text:p>
          </table:table-cell>
          <table:table-cell office:value-type="time" office:time-value="PT1056069H04M52.000000365S" calcext:value-type="time">
            <text:p>21:04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2:39:51" calcext:value-type="date">
            <text:p>20/06/20</text:p>
          </table:table-cell>
          <table:table-cell office:value-type="time" office:time-value="PT1056070H04M50.999999922S" calcext:value-type="time">
            <text:p>22:04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2:39:51" calcext:value-type="date">
            <text:p>20/06/20</text:p>
          </table:table-cell>
          <table:table-cell office:value-type="time" office:time-value="PT1056070H04M50.999999922S" calcext:value-type="time">
            <text:p>22:04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2:39:51" calcext:value-type="date">
            <text:p>20/06/20</text:p>
          </table:table-cell>
          <table:table-cell office:value-type="time" office:time-value="PT1056070H04M50.999999922S" calcext:value-type="time">
            <text:p>22:04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22:39:51" calcext:value-type="date">
            <text:p>20/06/20</text:p>
          </table:table-cell>
          <table:table-cell office:value-type="time" office:time-value="PT1056070H04M50.999999922S" calcext:value-type="time">
            <text:p>22:04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3:39:50" calcext:value-type="date">
            <text:p>20/06/20</text:p>
          </table:table-cell>
          <table:table-cell office:value-type="time" office:time-value="PT1056071H04M50.000000317S" calcext:value-type="time">
            <text:p>23:04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3:39:50" calcext:value-type="date">
            <text:p>20/06/20</text:p>
          </table:table-cell>
          <table:table-cell office:value-type="time" office:time-value="PT1056071H04M50.000000317S" calcext:value-type="time">
            <text:p>23:04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0T23:39:50" calcext:value-type="date">
            <text:p>20/06/20</text:p>
          </table:table-cell>
          <table:table-cell office:value-type="time" office:time-value="PT1056071H04M50.000000317S" calcext:value-type="time">
            <text:p>23:04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0T23:39:50" calcext:value-type="date">
            <text:p>20/06/20</text:p>
          </table:table-cell>
          <table:table-cell office:value-type="time" office:time-value="PT1056071H04M50.000000317S" calcext:value-type="time">
            <text:p>23:04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0:39:49" calcext:value-type="date">
            <text:p>21/06/20</text:p>
          </table:table-cell>
          <table:table-cell office:value-type="time" office:time-value="PT1056072H04M48.999999873S" calcext:value-type="time">
            <text:p>00:04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0:39:49" calcext:value-type="date">
            <text:p>21/06/20</text:p>
          </table:table-cell>
          <table:table-cell office:value-type="time" office:time-value="PT1056072H04M48.999999873S" calcext:value-type="time">
            <text:p>00:04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0:39:49" calcext:value-type="date">
            <text:p>21/06/20</text:p>
          </table:table-cell>
          <table:table-cell office:value-type="time" office:time-value="PT1056072H04M48.999999873S" calcext:value-type="time">
            <text:p>00:04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0:39:49" calcext:value-type="date">
            <text:p>21/06/20</text:p>
          </table:table-cell>
          <table:table-cell office:value-type="time" office:time-value="PT1056072H04M48.999999873S" calcext:value-type="time">
            <text:p>00:04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1:39:48" calcext:value-type="date">
            <text:p>21/06/20</text:p>
          </table:table-cell>
          <table:table-cell office:value-type="time" office:time-value="PT1056073H04M48.000000268S" calcext:value-type="time">
            <text:p>01:04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1:39:48" calcext:value-type="date">
            <text:p>21/06/20</text:p>
          </table:table-cell>
          <table:table-cell office:value-type="time" office:time-value="PT1056073H04M48.000000268S" calcext:value-type="time">
            <text:p>01:04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1:39:48" calcext:value-type="date">
            <text:p>21/06/20</text:p>
          </table:table-cell>
          <table:table-cell office:value-type="time" office:time-value="PT1056073H04M48.000000268S" calcext:value-type="time">
            <text:p>01:04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1T01:39:48" calcext:value-type="date">
            <text:p>21/06/20</text:p>
          </table:table-cell>
          <table:table-cell office:value-type="time" office:time-value="PT1056073H04M48.000000268S" calcext:value-type="time">
            <text:p>01:04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2:39:47" calcext:value-type="date">
            <text:p>21/06/20</text:p>
          </table:table-cell>
          <table:table-cell office:value-type="time" office:time-value="PT1056074H04M46.999999825S" calcext:value-type="time">
            <text:p>02:04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2:39:47" calcext:value-type="date">
            <text:p>21/06/20</text:p>
          </table:table-cell>
          <table:table-cell office:value-type="time" office:time-value="PT1056074H04M46.999999825S" calcext:value-type="time">
            <text:p>02:04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2:39:47" calcext:value-type="date">
            <text:p>21/06/20</text:p>
          </table:table-cell>
          <table:table-cell office:value-type="time" office:time-value="PT1056074H04M46.999999825S" calcext:value-type="time">
            <text:p>02:04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2:39:47" calcext:value-type="date">
            <text:p>21/06/20</text:p>
          </table:table-cell>
          <table:table-cell office:value-type="time" office:time-value="PT1056074H04M46.999999825S" calcext:value-type="time">
            <text:p>02:04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3:39:46" calcext:value-type="date">
            <text:p>21/06/20</text:p>
          </table:table-cell>
          <table:table-cell office:value-type="time" office:time-value="PT1056075H04M46.00000022S" calcext:value-type="time">
            <text:p>03:04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3:39:46" calcext:value-type="date">
            <text:p>21/06/20</text:p>
          </table:table-cell>
          <table:table-cell office:value-type="time" office:time-value="PT1056075H04M46.00000022S" calcext:value-type="time">
            <text:p>03:04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3:39:46" calcext:value-type="date">
            <text:p>21/06/20</text:p>
          </table:table-cell>
          <table:table-cell office:value-type="time" office:time-value="PT1056075H04M46.00000022S" calcext:value-type="time">
            <text:p>03:04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1T03:39:46" calcext:value-type="date">
            <text:p>21/06/20</text:p>
          </table:table-cell>
          <table:table-cell office:value-type="time" office:time-value="PT1056075H04M46.00000022S" calcext:value-type="time">
            <text:p>03:04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4:39:45" calcext:value-type="date">
            <text:p>21/06/20</text:p>
          </table:table-cell>
          <table:table-cell office:value-type="time" office:time-value="PT1056076H04M44.999999776S" calcext:value-type="time">
            <text:p>04:04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4:39:45" calcext:value-type="date">
            <text:p>21/06/20</text:p>
          </table:table-cell>
          <table:table-cell office:value-type="time" office:time-value="PT1056076H04M44.999999776S" calcext:value-type="time">
            <text:p>04:04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4:39:45" calcext:value-type="date">
            <text:p>21/06/20</text:p>
          </table:table-cell>
          <table:table-cell office:value-type="time" office:time-value="PT1056076H04M44.999999776S" calcext:value-type="time">
            <text:p>04:04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4:39:45" calcext:value-type="date">
            <text:p>21/06/20</text:p>
          </table:table-cell>
          <table:table-cell office:value-type="time" office:time-value="PT1056076H04M44.999999776S" calcext:value-type="time">
            <text:p>04:04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5:39:44" calcext:value-type="date">
            <text:p>21/06/20</text:p>
          </table:table-cell>
          <table:table-cell office:value-type="time" office:time-value="PT1056077H04M44.000000171S" calcext:value-type="time">
            <text:p>05:04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5:39:44" calcext:value-type="date">
            <text:p>21/06/20</text:p>
          </table:table-cell>
          <table:table-cell office:value-type="time" office:time-value="PT1056077H04M44.000000171S" calcext:value-type="time">
            <text:p>05:04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5:39:44" calcext:value-type="date">
            <text:p>21/06/20</text:p>
          </table:table-cell>
          <table:table-cell office:value-type="time" office:time-value="PT1056077H04M44.000000171S" calcext:value-type="time">
            <text:p>05:04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1T05:39:44" calcext:value-type="date">
            <text:p>21/06/20</text:p>
          </table:table-cell>
          <table:table-cell office:value-type="time" office:time-value="PT1056077H04M44.000000171S" calcext:value-type="time">
            <text:p>05:04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6:39:43" calcext:value-type="date">
            <text:p>21/06/20</text:p>
          </table:table-cell>
          <table:table-cell office:value-type="time" office:time-value="PT1056078H04M43.000000566S" calcext:value-type="time">
            <text:p>06:04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6:39:43" calcext:value-type="date">
            <text:p>21/06/20</text:p>
          </table:table-cell>
          <table:table-cell office:value-type="time" office:time-value="PT1056078H04M43.000000566S" calcext:value-type="time">
            <text:p>06:04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6:39:43" calcext:value-type="date">
            <text:p>21/06/20</text:p>
          </table:table-cell>
          <table:table-cell office:value-type="time" office:time-value="PT1056078H04M43.000000566S" calcext:value-type="time">
            <text:p>06:04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6:39:43" calcext:value-type="date">
            <text:p>21/06/20</text:p>
          </table:table-cell>
          <table:table-cell office:value-type="time" office:time-value="PT1056078H04M43.000000566S" calcext:value-type="time">
            <text:p>06:04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7:39:42" calcext:value-type="date">
            <text:p>21/06/20</text:p>
          </table:table-cell>
          <table:table-cell office:value-type="time" office:time-value="PT1056079H04M41.999999285S" calcext:value-type="time">
            <text:p>07:04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7:39:42" calcext:value-type="date">
            <text:p>21/06/20</text:p>
          </table:table-cell>
          <table:table-cell office:value-type="time" office:time-value="PT1056079H04M41.999999285S" calcext:value-type="time">
            <text:p>07:04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7:39:42" calcext:value-type="date">
            <text:p>21/06/20</text:p>
          </table:table-cell>
          <table:table-cell office:value-type="time" office:time-value="PT1056079H04M41.999999285S" calcext:value-type="time">
            <text:p>07:04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7:39:42" calcext:value-type="date">
            <text:p>21/06/20</text:p>
          </table:table-cell>
          <table:table-cell office:value-type="time" office:time-value="PT1056079H04M41.999999285S" calcext:value-type="time">
            <text:p>07:04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8:39:41" calcext:value-type="date">
            <text:p>21/06/20</text:p>
          </table:table-cell>
          <table:table-cell office:value-type="time" office:time-value="PT1056080H04M40.99999968S" calcext:value-type="time">
            <text:p>08:04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8:39:41" calcext:value-type="date">
            <text:p>21/06/20</text:p>
          </table:table-cell>
          <table:table-cell office:value-type="time" office:time-value="PT1056080H04M40.99999968S" calcext:value-type="time">
            <text:p>08:04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8:39:41" calcext:value-type="date">
            <text:p>21/06/20</text:p>
          </table:table-cell>
          <table:table-cell office:value-type="time" office:time-value="PT1056080H04M40.99999968S" calcext:value-type="time">
            <text:p>08:04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8:39:41" calcext:value-type="date">
            <text:p>21/06/20</text:p>
          </table:table-cell>
          <table:table-cell office:value-type="time" office:time-value="PT1056080H04M40.99999968S" calcext:value-type="time">
            <text:p>08:04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9:39:40" calcext:value-type="date">
            <text:p>21/06/20</text:p>
          </table:table-cell>
          <table:table-cell office:value-type="time" office:time-value="PT1056081H04M40.000000075S" calcext:value-type="time">
            <text:p>09:04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9:39:40" calcext:value-type="date">
            <text:p>21/06/20</text:p>
          </table:table-cell>
          <table:table-cell office:value-type="time" office:time-value="PT1056081H04M40.000000075S" calcext:value-type="time">
            <text:p>09:04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09:39:40" calcext:value-type="date">
            <text:p>21/06/20</text:p>
          </table:table-cell>
          <table:table-cell office:value-type="time" office:time-value="PT1056081H04M40.000000075S" calcext:value-type="time">
            <text:p>09:04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09:39:40" calcext:value-type="date">
            <text:p>21/06/20</text:p>
          </table:table-cell>
          <table:table-cell office:value-type="time" office:time-value="PT1056081H04M40.000000075S" calcext:value-type="time">
            <text:p>09:04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0:39:39" calcext:value-type="date">
            <text:p>21/06/20</text:p>
          </table:table-cell>
          <table:table-cell office:value-type="time" office:time-value="PT1056082H04M38.999999631S" calcext:value-type="time">
            <text:p>10:04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0:39:39" calcext:value-type="date">
            <text:p>21/06/20</text:p>
          </table:table-cell>
          <table:table-cell office:value-type="time" office:time-value="PT1056082H04M38.999999631S" calcext:value-type="time">
            <text:p>10:04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0:39:39" calcext:value-type="date">
            <text:p>21/06/20</text:p>
          </table:table-cell>
          <table:table-cell office:value-type="time" office:time-value="PT1056082H04M38.999999631S" calcext:value-type="time">
            <text:p>10:04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0:39:39" calcext:value-type="date">
            <text:p>21/06/20</text:p>
          </table:table-cell>
          <table:table-cell office:value-type="time" office:time-value="PT1056082H04M38.999999631S" calcext:value-type="time">
            <text:p>10:04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1:39:38" calcext:value-type="date">
            <text:p>21/06/20</text:p>
          </table:table-cell>
          <table:table-cell office:value-type="time" office:time-value="PT1056083H04M38.000000864S" calcext:value-type="time">
            <text:p>11:04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1:39:38" calcext:value-type="date">
            <text:p>21/06/20</text:p>
          </table:table-cell>
          <table:table-cell office:value-type="time" office:time-value="PT1056083H04M38.000000864S" calcext:value-type="time">
            <text:p>11:04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1:39:38" calcext:value-type="date">
            <text:p>21/06/20</text:p>
          </table:table-cell>
          <table:table-cell office:value-type="time" office:time-value="PT1056083H04M38.000000864S" calcext:value-type="time">
            <text:p>11:04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1:39:38" calcext:value-type="date">
            <text:p>21/06/20</text:p>
          </table:table-cell>
          <table:table-cell office:value-type="time" office:time-value="PT1056083H04M38.000000864S" calcext:value-type="time">
            <text:p>11:04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2:39:37" calcext:value-type="date">
            <text:p>21/06/20</text:p>
          </table:table-cell>
          <table:table-cell office:value-type="time" office:time-value="PT1056084H04M36.999999583S" calcext:value-type="time">
            <text:p>12:04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2:39:37" calcext:value-type="date">
            <text:p>21/06/20</text:p>
          </table:table-cell>
          <table:table-cell office:value-type="time" office:time-value="PT1056084H04M36.999999583S" calcext:value-type="time">
            <text:p>12:04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2:39:37" calcext:value-type="date">
            <text:p>21/06/20</text:p>
          </table:table-cell>
          <table:table-cell office:value-type="time" office:time-value="PT1056084H04M36.999999583S" calcext:value-type="time">
            <text:p>12:04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1T12:39:37" calcext:value-type="date">
            <text:p>21/06/20</text:p>
          </table:table-cell>
          <table:table-cell office:value-type="time" office:time-value="PT1056084H04M36.999999583S" calcext:value-type="time">
            <text:p>12:04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3:39:36" calcext:value-type="date">
            <text:p>21/06/20</text:p>
          </table:table-cell>
          <table:table-cell office:value-type="time" office:time-value="PT1056085H04M35.999999978S" calcext:value-type="time">
            <text:p>13:04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3:39:36" calcext:value-type="date">
            <text:p>21/06/20</text:p>
          </table:table-cell>
          <table:table-cell office:value-type="time" office:time-value="PT1056085H04M35.999999978S" calcext:value-type="time">
            <text:p>13:04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3:39:36" calcext:value-type="date">
            <text:p>21/06/20</text:p>
          </table:table-cell>
          <table:table-cell office:value-type="time" office:time-value="PT1056085H04M35.999999978S" calcext:value-type="time">
            <text:p>13:04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3:39:36" calcext:value-type="date">
            <text:p>21/06/20</text:p>
          </table:table-cell>
          <table:table-cell office:value-type="time" office:time-value="PT1056085H04M35.999999978S" calcext:value-type="time">
            <text:p>13:04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4:39:35" calcext:value-type="date">
            <text:p>21/06/20</text:p>
          </table:table-cell>
          <table:table-cell office:value-type="time" office:time-value="PT1056086H04M35.000000373S" calcext:value-type="time">
            <text:p>14:04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4:39:35" calcext:value-type="date">
            <text:p>21/06/20</text:p>
          </table:table-cell>
          <table:table-cell office:value-type="time" office:time-value="PT1056086H04M35.000000373S" calcext:value-type="time">
            <text:p>14:04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4:39:35" calcext:value-type="date">
            <text:p>21/06/20</text:p>
          </table:table-cell>
          <table:table-cell office:value-type="time" office:time-value="PT1056086H04M35.000000373S" calcext:value-type="time">
            <text:p>14:04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1T14:39:35" calcext:value-type="date">
            <text:p>21/06/20</text:p>
          </table:table-cell>
          <table:table-cell office:value-type="time" office:time-value="PT1056086H04M35.000000373S" calcext:value-type="time">
            <text:p>14:04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5:39:34" calcext:value-type="date">
            <text:p>21/06/20</text:p>
          </table:table-cell>
          <table:table-cell office:value-type="time" office:time-value="PT1056087H04M33.999999929S" calcext:value-type="time">
            <text:p>15:04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5:39:34" calcext:value-type="date">
            <text:p>21/06/20</text:p>
          </table:table-cell>
          <table:table-cell office:value-type="time" office:time-value="PT1056087H04M33.999999929S" calcext:value-type="time">
            <text:p>15:04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5:39:34" calcext:value-type="date">
            <text:p>21/06/20</text:p>
          </table:table-cell>
          <table:table-cell office:value-type="time" office:time-value="PT1056087H04M33.999999929S" calcext:value-type="time">
            <text:p>15:04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1T15:39:34" calcext:value-type="date">
            <text:p>21/06/20</text:p>
          </table:table-cell>
          <table:table-cell office:value-type="time" office:time-value="PT1056087H04M33.999999929S" calcext:value-type="time">
            <text:p>15:04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6:39:33" calcext:value-type="date">
            <text:p>21/06/20</text:p>
          </table:table-cell>
          <table:table-cell office:value-type="time" office:time-value="PT1056088H04M33.000000324S" calcext:value-type="time">
            <text:p>16:04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6:39:33" calcext:value-type="date">
            <text:p>21/06/20</text:p>
          </table:table-cell>
          <table:table-cell office:value-type="time" office:time-value="PT1056088H04M33.000000324S" calcext:value-type="time">
            <text:p>16:04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6:39:33" calcext:value-type="date">
            <text:p>21/06/20</text:p>
          </table:table-cell>
          <table:table-cell office:value-type="time" office:time-value="PT1056088H04M33.000000324S" calcext:value-type="time">
            <text:p>16:04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6:39:33" calcext:value-type="date">
            <text:p>21/06/20</text:p>
          </table:table-cell>
          <table:table-cell office:value-type="time" office:time-value="PT1056088H04M33.000000324S" calcext:value-type="time">
            <text:p>16:04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7:39:32" calcext:value-type="date">
            <text:p>21/06/20</text:p>
          </table:table-cell>
          <table:table-cell office:value-type="time" office:time-value="PT1056089H04M31.999999881S" calcext:value-type="time">
            <text:p>17:04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7:39:32" calcext:value-type="date">
            <text:p>21/06/20</text:p>
          </table:table-cell>
          <table:table-cell office:value-type="time" office:time-value="PT1056089H04M31.999999881S" calcext:value-type="time">
            <text:p>17:04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7:39:32" calcext:value-type="date">
            <text:p>21/06/20</text:p>
          </table:table-cell>
          <table:table-cell office:value-type="time" office:time-value="PT1056089H04M31.999999881S" calcext:value-type="time">
            <text:p>17:04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1T17:39:32" calcext:value-type="date">
            <text:p>21/06/20</text:p>
          </table:table-cell>
          <table:table-cell office:value-type="time" office:time-value="PT1056089H04M31.999999881S" calcext:value-type="time">
            <text:p>17:04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8:39:31" calcext:value-type="date">
            <text:p>21/06/20</text:p>
          </table:table-cell>
          <table:table-cell office:value-type="time" office:time-value="PT1056090H04M31.000000276S" calcext:value-type="time">
            <text:p>18:04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8:39:31" calcext:value-type="date">
            <text:p>21/06/20</text:p>
          </table:table-cell>
          <table:table-cell office:value-type="time" office:time-value="PT1056090H04M31.000000276S" calcext:value-type="time">
            <text:p>18:04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8:39:31" calcext:value-type="date">
            <text:p>21/06/20</text:p>
          </table:table-cell>
          <table:table-cell office:value-type="time" office:time-value="PT1056090H04M31.000000276S" calcext:value-type="time">
            <text:p>18:04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8:39:31" calcext:value-type="date">
            <text:p>21/06/20</text:p>
          </table:table-cell>
          <table:table-cell office:value-type="time" office:time-value="PT1056090H04M31.000000276S" calcext:value-type="time">
            <text:p>18:04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9:39:30" calcext:value-type="date">
            <text:p>21/06/20</text:p>
          </table:table-cell>
          <table:table-cell office:value-type="time" office:time-value="PT1056091H04M29.999999832S" calcext:value-type="time">
            <text:p>19:04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9:39:30" calcext:value-type="date">
            <text:p>21/06/20</text:p>
          </table:table-cell>
          <table:table-cell office:value-type="time" office:time-value="PT1056091H04M29.999999832S" calcext:value-type="time">
            <text:p>19:04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19:39:30" calcext:value-type="date">
            <text:p>21/06/20</text:p>
          </table:table-cell>
          <table:table-cell office:value-type="time" office:time-value="PT1056091H04M29.999999832S" calcext:value-type="time">
            <text:p>19:04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19:39:30" calcext:value-type="date">
            <text:p>21/06/20</text:p>
          </table:table-cell>
          <table:table-cell office:value-type="time" office:time-value="PT1056091H04M29.999999832S" calcext:value-type="time">
            <text:p>19:04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0:39:29" calcext:value-type="date">
            <text:p>21/06/20</text:p>
          </table:table-cell>
          <table:table-cell office:value-type="time" office:time-value="PT1056092H04M29.000000227S" calcext:value-type="time">
            <text:p>20:04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0:39:29" calcext:value-type="date">
            <text:p>21/06/20</text:p>
          </table:table-cell>
          <table:table-cell office:value-type="time" office:time-value="PT1056092H04M29.000000227S" calcext:value-type="time">
            <text:p>20:04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0:39:29" calcext:value-type="date">
            <text:p>21/06/20</text:p>
          </table:table-cell>
          <table:table-cell office:value-type="time" office:time-value="PT1056092H04M29.000000227S" calcext:value-type="time">
            <text:p>20:04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20:39:29" calcext:value-type="date">
            <text:p>21/06/20</text:p>
          </table:table-cell>
          <table:table-cell office:value-type="time" office:time-value="PT1056092H04M29.000000227S" calcext:value-type="time">
            <text:p>20:04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1:39:28" calcext:value-type="date">
            <text:p>21/06/20</text:p>
          </table:table-cell>
          <table:table-cell office:value-type="time" office:time-value="PT1056093H04M27.999999784S" calcext:value-type="time">
            <text:p>21:04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1:39:28" calcext:value-type="date">
            <text:p>21/06/20</text:p>
          </table:table-cell>
          <table:table-cell office:value-type="time" office:time-value="PT1056093H04M27.999999784S" calcext:value-type="time">
            <text:p>21:04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1:39:28" calcext:value-type="date">
            <text:p>21/06/20</text:p>
          </table:table-cell>
          <table:table-cell office:value-type="time" office:time-value="PT1056093H04M27.999999784S" calcext:value-type="time">
            <text:p>21:04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21:39:28" calcext:value-type="date">
            <text:p>21/06/20</text:p>
          </table:table-cell>
          <table:table-cell office:value-type="time" office:time-value="PT1056093H04M27.999999784S" calcext:value-type="time">
            <text:p>21:04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2:39:27" calcext:value-type="date">
            <text:p>21/06/20</text:p>
          </table:table-cell>
          <table:table-cell office:value-type="time" office:time-value="PT1056094H04M27.000000179S" calcext:value-type="time">
            <text:p>22:04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2:39:27" calcext:value-type="date">
            <text:p>21/06/20</text:p>
          </table:table-cell>
          <table:table-cell office:value-type="time" office:time-value="PT1056094H04M27.000000179S" calcext:value-type="time">
            <text:p>22:04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2:39:27" calcext:value-type="date">
            <text:p>21/06/20</text:p>
          </table:table-cell>
          <table:table-cell office:value-type="time" office:time-value="PT1056094H04M27.000000179S" calcext:value-type="time">
            <text:p>22:04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1T22:39:27" calcext:value-type="date">
            <text:p>21/06/20</text:p>
          </table:table-cell>
          <table:table-cell office:value-type="time" office:time-value="PT1056094H04M27.000000179S" calcext:value-type="time">
            <text:p>22:04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3:39:26" calcext:value-type="date">
            <text:p>21/06/20</text:p>
          </table:table-cell>
          <table:table-cell office:value-type="time" office:time-value="PT1056095H04M26.000000574S" calcext:value-type="time">
            <text:p>23:04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3:39:26" calcext:value-type="date">
            <text:p>21/06/20</text:p>
          </table:table-cell>
          <table:table-cell office:value-type="time" office:time-value="PT1056095H04M26.000000574S" calcext:value-type="time">
            <text:p>23:04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1T23:39:26" calcext:value-type="date">
            <text:p>21/06/20</text:p>
          </table:table-cell>
          <table:table-cell office:value-type="time" office:time-value="PT1056095H04M26.000000574S" calcext:value-type="time">
            <text:p>23:04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1T23:39:26" calcext:value-type="date">
            <text:p>21/06/20</text:p>
          </table:table-cell>
          <table:table-cell office:value-type="time" office:time-value="PT1056095H04M26.000000574S" calcext:value-type="time">
            <text:p>23:04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0:39:25" calcext:value-type="date">
            <text:p>22/06/20</text:p>
          </table:table-cell>
          <table:table-cell office:value-type="time" office:time-value="PT1056096H04M24.999999292S" calcext:value-type="time">
            <text:p>00:04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0:39:25" calcext:value-type="date">
            <text:p>22/06/20</text:p>
          </table:table-cell>
          <table:table-cell office:value-type="time" office:time-value="PT1056096H04M24.999999292S" calcext:value-type="time">
            <text:p>00:04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0:39:25" calcext:value-type="date">
            <text:p>22/06/20</text:p>
          </table:table-cell>
          <table:table-cell office:value-type="time" office:time-value="PT1056096H04M24.999999292S" calcext:value-type="time">
            <text:p>00:04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0:39:25" calcext:value-type="date">
            <text:p>22/06/20</text:p>
          </table:table-cell>
          <table:table-cell office:value-type="time" office:time-value="PT1056096H04M24.999999292S" calcext:value-type="time">
            <text:p>00:04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1:39:24" calcext:value-type="date">
            <text:p>22/06/20</text:p>
          </table:table-cell>
          <table:table-cell office:value-type="time" office:time-value="PT1056097H04M23.999999687S" calcext:value-type="time">
            <text:p>01:04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1:39:24" calcext:value-type="date">
            <text:p>22/06/20</text:p>
          </table:table-cell>
          <table:table-cell office:value-type="time" office:time-value="PT1056097H04M23.999999687S" calcext:value-type="time">
            <text:p>01:04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1:39:24" calcext:value-type="date">
            <text:p>22/06/20</text:p>
          </table:table-cell>
          <table:table-cell office:value-type="time" office:time-value="PT1056097H04M23.999999687S" calcext:value-type="time">
            <text:p>01:04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1:39:24" calcext:value-type="date">
            <text:p>22/06/20</text:p>
          </table:table-cell>
          <table:table-cell office:value-type="time" office:time-value="PT1056097H04M23.999999687S" calcext:value-type="time">
            <text:p>01:04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2:39:23" calcext:value-type="date">
            <text:p>22/06/20</text:p>
          </table:table-cell>
          <table:table-cell office:value-type="time" office:time-value="PT1056098H04M23.000000082S" calcext:value-type="time">
            <text:p>02:04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2:39:23" calcext:value-type="date">
            <text:p>22/06/20</text:p>
          </table:table-cell>
          <table:table-cell office:value-type="time" office:time-value="PT1056098H04M23.000000082S" calcext:value-type="time">
            <text:p>02:04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2:39:23" calcext:value-type="date">
            <text:p>22/06/20</text:p>
          </table:table-cell>
          <table:table-cell office:value-type="time" office:time-value="PT1056098H04M23.000000082S" calcext:value-type="time">
            <text:p>02:04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2:39:23" calcext:value-type="date">
            <text:p>22/06/20</text:p>
          </table:table-cell>
          <table:table-cell office:value-type="time" office:time-value="PT1056098H04M23.000000082S" calcext:value-type="time">
            <text:p>02:04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3:39:22" calcext:value-type="date">
            <text:p>22/06/20</text:p>
          </table:table-cell>
          <table:table-cell office:value-type="time" office:time-value="PT1056099H04M21.999999639S" calcext:value-type="time">
            <text:p>03:04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3:39:22" calcext:value-type="date">
            <text:p>22/06/20</text:p>
          </table:table-cell>
          <table:table-cell office:value-type="time" office:time-value="PT1056099H04M21.999999639S" calcext:value-type="time">
            <text:p>03:04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3:39:22" calcext:value-type="date">
            <text:p>22/06/20</text:p>
          </table:table-cell>
          <table:table-cell office:value-type="time" office:time-value="PT1056099H04M21.999999639S" calcext:value-type="time">
            <text:p>03:04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2T03:39:22" calcext:value-type="date">
            <text:p>22/06/20</text:p>
          </table:table-cell>
          <table:table-cell office:value-type="time" office:time-value="PT1056099H04M21.999999639S" calcext:value-type="time">
            <text:p>03:04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4:39:21" calcext:value-type="date">
            <text:p>22/06/20</text:p>
          </table:table-cell>
          <table:table-cell office:value-type="time" office:time-value="PT1056100H04M21.000000872S" calcext:value-type="time">
            <text:p>04:04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4:39:21" calcext:value-type="date">
            <text:p>22/06/20</text:p>
          </table:table-cell>
          <table:table-cell office:value-type="time" office:time-value="PT1056100H04M21.000000872S" calcext:value-type="time">
            <text:p>04:04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4:39:21" calcext:value-type="date">
            <text:p>22/06/20</text:p>
          </table:table-cell>
          <table:table-cell office:value-type="time" office:time-value="PT1056100H04M21.000000872S" calcext:value-type="time">
            <text:p>04:04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4:39:21" calcext:value-type="date">
            <text:p>22/06/20</text:p>
          </table:table-cell>
          <table:table-cell office:value-type="time" office:time-value="PT1056100H04M21.000000872S" calcext:value-type="time">
            <text:p>04:04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5:39:20" calcext:value-type="date">
            <text:p>22/06/20</text:p>
          </table:table-cell>
          <table:table-cell office:value-type="time" office:time-value="PT1056101H04M19.99999959S" calcext:value-type="time">
            <text:p>05:04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5:39:20" calcext:value-type="date">
            <text:p>22/06/20</text:p>
          </table:table-cell>
          <table:table-cell office:value-type="time" office:time-value="PT1056101H04M19.99999959S" calcext:value-type="time">
            <text:p>05:04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5:39:20" calcext:value-type="date">
            <text:p>22/06/20</text:p>
          </table:table-cell>
          <table:table-cell office:value-type="time" office:time-value="PT1056101H04M19.99999959S" calcext:value-type="time">
            <text:p>05:04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2T05:39:20" calcext:value-type="date">
            <text:p>22/06/20</text:p>
          </table:table-cell>
          <table:table-cell office:value-type="time" office:time-value="PT1056101H04M19.99999959S" calcext:value-type="time">
            <text:p>05:04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6:39:19" calcext:value-type="date">
            <text:p>22/06/20</text:p>
          </table:table-cell>
          <table:table-cell office:value-type="time" office:time-value="PT1056102H04M18.999999985S" calcext:value-type="time">
            <text:p>06:04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6:39:19" calcext:value-type="date">
            <text:p>22/06/20</text:p>
          </table:table-cell>
          <table:table-cell office:value-type="time" office:time-value="PT1056102H04M18.999999985S" calcext:value-type="time">
            <text:p>06:04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6:39:19" calcext:value-type="date">
            <text:p>22/06/20</text:p>
          </table:table-cell>
          <table:table-cell office:value-type="time" office:time-value="PT1056102H04M18.999999985S" calcext:value-type="time">
            <text:p>06:04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2T06:39:19" calcext:value-type="date">
            <text:p>22/06/20</text:p>
          </table:table-cell>
          <table:table-cell office:value-type="time" office:time-value="PT1056102H04M18.999999985S" calcext:value-type="time">
            <text:p>06:04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7:39:18" calcext:value-type="date">
            <text:p>22/06/20</text:p>
          </table:table-cell>
          <table:table-cell office:value-type="time" office:time-value="PT1056103H04M18.00000038S" calcext:value-type="time">
            <text:p>07:04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7:39:18" calcext:value-type="date">
            <text:p>22/06/20</text:p>
          </table:table-cell>
          <table:table-cell office:value-type="time" office:time-value="PT1056103H04M18.00000038S" calcext:value-type="time">
            <text:p>07:04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7:39:18" calcext:value-type="date">
            <text:p>22/06/20</text:p>
          </table:table-cell>
          <table:table-cell office:value-type="time" office:time-value="PT1056103H04M18.00000038S" calcext:value-type="time">
            <text:p>07:04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7:39:18" calcext:value-type="date">
            <text:p>22/06/20</text:p>
          </table:table-cell>
          <table:table-cell office:value-type="time" office:time-value="PT1056103H04M18.00000038S" calcext:value-type="time">
            <text:p>07:04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8:39:17" calcext:value-type="date">
            <text:p>22/06/20</text:p>
          </table:table-cell>
          <table:table-cell office:value-type="time" office:time-value="PT1056104H04M16.999999937S" calcext:value-type="time">
            <text:p>08:04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8:39:17" calcext:value-type="date">
            <text:p>22/06/20</text:p>
          </table:table-cell>
          <table:table-cell office:value-type="time" office:time-value="PT1056104H04M16.999999937S" calcext:value-type="time">
            <text:p>08:04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8:39:17" calcext:value-type="date">
            <text:p>22/06/20</text:p>
          </table:table-cell>
          <table:table-cell office:value-type="time" office:time-value="PT1056104H04M16.999999937S" calcext:value-type="time">
            <text:p>08:04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2T08:39:17" calcext:value-type="date">
            <text:p>22/06/20</text:p>
          </table:table-cell>
          <table:table-cell office:value-type="time" office:time-value="PT1056104H04M16.999999937S" calcext:value-type="time">
            <text:p>08:04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9:39:16" calcext:value-type="date">
            <text:p>22/06/20</text:p>
          </table:table-cell>
          <table:table-cell office:value-type="time" office:time-value="PT1056105H04M16.000000332S" calcext:value-type="time">
            <text:p>09:04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9:39:16" calcext:value-type="date">
            <text:p>22/06/20</text:p>
          </table:table-cell>
          <table:table-cell office:value-type="time" office:time-value="PT1056105H04M16.000000332S" calcext:value-type="time">
            <text:p>09:04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09:39:16" calcext:value-type="date">
            <text:p>22/06/20</text:p>
          </table:table-cell>
          <table:table-cell office:value-type="time" office:time-value="PT1056105H04M16.000000332S" calcext:value-type="time">
            <text:p>09:04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09:39:16" calcext:value-type="date">
            <text:p>22/06/20</text:p>
          </table:table-cell>
          <table:table-cell office:value-type="time" office:time-value="PT1056105H04M16.000000332S" calcext:value-type="time">
            <text:p>09:04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0:39:15" calcext:value-type="date">
            <text:p>22/06/20</text:p>
          </table:table-cell>
          <table:table-cell office:value-type="time" office:time-value="PT1056106H04M14.999999888S" calcext:value-type="time">
            <text:p>10:04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0:39:15" calcext:value-type="date">
            <text:p>22/06/20</text:p>
          </table:table-cell>
          <table:table-cell office:value-type="time" office:time-value="PT1056106H04M14.999999888S" calcext:value-type="time">
            <text:p>10:04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0:39:15" calcext:value-type="date">
            <text:p>22/06/20</text:p>
          </table:table-cell>
          <table:table-cell office:value-type="time" office:time-value="PT1056106H04M14.999999888S" calcext:value-type="time">
            <text:p>10:04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10:39:15" calcext:value-type="date">
            <text:p>22/06/20</text:p>
          </table:table-cell>
          <table:table-cell office:value-type="time" office:time-value="PT1056106H04M14.999999888S" calcext:value-type="time">
            <text:p>10:04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1:39:14" calcext:value-type="date">
            <text:p>22/06/20</text:p>
          </table:table-cell>
          <table:table-cell office:value-type="time" office:time-value="PT1056107H04M14.000000283S" calcext:value-type="time">
            <text:p>11:04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1:39:14" calcext:value-type="date">
            <text:p>22/06/20</text:p>
          </table:table-cell>
          <table:table-cell office:value-type="time" office:time-value="PT1056107H04M14.000000283S" calcext:value-type="time">
            <text:p>11:04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1:39:14" calcext:value-type="date">
            <text:p>22/06/20</text:p>
          </table:table-cell>
          <table:table-cell office:value-type="time" office:time-value="PT1056107H04M14.000000283S" calcext:value-type="time">
            <text:p>11:04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11:39:14" calcext:value-type="date">
            <text:p>22/06/20</text:p>
          </table:table-cell>
          <table:table-cell office:value-type="time" office:time-value="PT1056107H04M14.000000283S" calcext:value-type="time">
            <text:p>11:04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2:39:13" calcext:value-type="date">
            <text:p>22/06/20</text:p>
          </table:table-cell>
          <table:table-cell office:value-type="time" office:time-value="PT1056108H04M12.99999984S" calcext:value-type="time">
            <text:p>12:04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2:39:13" calcext:value-type="date">
            <text:p>22/06/20</text:p>
          </table:table-cell>
          <table:table-cell office:value-type="time" office:time-value="PT1056108H04M12.99999984S" calcext:value-type="time">
            <text:p>12:04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2:39:13" calcext:value-type="date">
            <text:p>22/06/20</text:p>
          </table:table-cell>
          <table:table-cell office:value-type="time" office:time-value="PT1056108H04M12.99999984S" calcext:value-type="time">
            <text:p>12:04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2T12:39:13" calcext:value-type="date">
            <text:p>22/06/20</text:p>
          </table:table-cell>
          <table:table-cell office:value-type="time" office:time-value="PT1056108H04M12.99999984S" calcext:value-type="time">
            <text:p>12:04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3:39:12" calcext:value-type="date">
            <text:p>22/06/20</text:p>
          </table:table-cell>
          <table:table-cell office:value-type="time" office:time-value="PT1056109H04M12.000000235S" calcext:value-type="time">
            <text:p>13:04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3:39:12" calcext:value-type="date">
            <text:p>22/06/20</text:p>
          </table:table-cell>
          <table:table-cell office:value-type="time" office:time-value="PT1056109H04M12.000000235S" calcext:value-type="time">
            <text:p>13:04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3:39:12" calcext:value-type="date">
            <text:p>22/06/20</text:p>
          </table:table-cell>
          <table:table-cell office:value-type="time" office:time-value="PT1056109H04M12.000000235S" calcext:value-type="time">
            <text:p>13:04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13:39:12" calcext:value-type="date">
            <text:p>22/06/20</text:p>
          </table:table-cell>
          <table:table-cell office:value-type="time" office:time-value="PT1056109H04M12.000000235S" calcext:value-type="time">
            <text:p>13:04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4:39:11" calcext:value-type="date">
            <text:p>22/06/20</text:p>
          </table:table-cell>
          <table:table-cell office:value-type="time" office:time-value="PT1056110H04M10.999999791S" calcext:value-type="time">
            <text:p>14:04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4:39:11" calcext:value-type="date">
            <text:p>22/06/20</text:p>
          </table:table-cell>
          <table:table-cell office:value-type="time" office:time-value="PT1056110H04M10.999999791S" calcext:value-type="time">
            <text:p>14:04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4:39:11" calcext:value-type="date">
            <text:p>22/06/20</text:p>
          </table:table-cell>
          <table:table-cell office:value-type="time" office:time-value="PT1056110H04M10.999999791S" calcext:value-type="time">
            <text:p>14:04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2T14:39:11" calcext:value-type="date">
            <text:p>22/06/20</text:p>
          </table:table-cell>
          <table:table-cell office:value-type="time" office:time-value="PT1056110H04M10.999999791S" calcext:value-type="time">
            <text:p>14:04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5:39:10" calcext:value-type="date">
            <text:p>22/06/20</text:p>
          </table:table-cell>
          <table:table-cell office:value-type="time" office:time-value="PT1056111H04M10.000000186S" calcext:value-type="time">
            <text:p>15:04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5:39:10" calcext:value-type="date">
            <text:p>22/06/20</text:p>
          </table:table-cell>
          <table:table-cell office:value-type="time" office:time-value="PT1056111H04M10.000000186S" calcext:value-type="time">
            <text:p>15:04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5:39:10" calcext:value-type="date">
            <text:p>22/06/20</text:p>
          </table:table-cell>
          <table:table-cell office:value-type="time" office:time-value="PT1056111H04M10.000000186S" calcext:value-type="time">
            <text:p>15:04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2T15:39:10" calcext:value-type="date">
            <text:p>22/06/20</text:p>
          </table:table-cell>
          <table:table-cell office:value-type="time" office:time-value="PT1056111H04M10.000000186S" calcext:value-type="time">
            <text:p>15:04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6:39:09" calcext:value-type="date">
            <text:p>22/06/20</text:p>
          </table:table-cell>
          <table:table-cell office:value-type="time" office:time-value="PT1056112H04M09.000000581S" calcext:value-type="time">
            <text:p>16:04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6:39:09" calcext:value-type="date">
            <text:p>22/06/20</text:p>
          </table:table-cell>
          <table:table-cell office:value-type="time" office:time-value="PT1056112H04M09.000000581S" calcext:value-type="time">
            <text:p>16:04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6:39:09" calcext:value-type="date">
            <text:p>22/06/20</text:p>
          </table:table-cell>
          <table:table-cell office:value-type="time" office:time-value="PT1056112H04M09.000000581S" calcext:value-type="time">
            <text:p>16:04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2T16:39:09" calcext:value-type="date">
            <text:p>22/06/20</text:p>
          </table:table-cell>
          <table:table-cell office:value-type="time" office:time-value="PT1056112H04M09.000000581S" calcext:value-type="time">
            <text:p>16:04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7:39:08" calcext:value-type="date">
            <text:p>22/06/20</text:p>
          </table:table-cell>
          <table:table-cell office:value-type="time" office:time-value="PT1056113H04M07.9999993S" calcext:value-type="time">
            <text:p>17:04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7:39:08" calcext:value-type="date">
            <text:p>22/06/20</text:p>
          </table:table-cell>
          <table:table-cell office:value-type="time" office:time-value="PT1056113H04M07.9999993S" calcext:value-type="time">
            <text:p>17:04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7:39:08" calcext:value-type="date">
            <text:p>22/06/20</text:p>
          </table:table-cell>
          <table:table-cell office:value-type="time" office:time-value="PT1056113H04M07.9999993S" calcext:value-type="time">
            <text:p>17:04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2T17:39:08" calcext:value-type="date">
            <text:p>22/06/20</text:p>
          </table:table-cell>
          <table:table-cell office:value-type="time" office:time-value="PT1056113H04M07.9999993S" calcext:value-type="time">
            <text:p>17:04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8:39:07" calcext:value-type="date">
            <text:p>22/06/20</text:p>
          </table:table-cell>
          <table:table-cell office:value-type="time" office:time-value="PT1056114H04M06.999999695S" calcext:value-type="time">
            <text:p>18:04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8:39:07" calcext:value-type="date">
            <text:p>22/06/20</text:p>
          </table:table-cell>
          <table:table-cell office:value-type="time" office:time-value="PT1056114H04M06.999999695S" calcext:value-type="time">
            <text:p>18:04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8:39:07" calcext:value-type="date">
            <text:p>22/06/20</text:p>
          </table:table-cell>
          <table:table-cell office:value-type="time" office:time-value="PT1056114H04M06.999999695S" calcext:value-type="time">
            <text:p>18:04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2T18:39:07" calcext:value-type="date">
            <text:p>22/06/20</text:p>
          </table:table-cell>
          <table:table-cell office:value-type="time" office:time-value="PT1056114H04M06.999999695S" calcext:value-type="time">
            <text:p>18:04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9:39:06" calcext:value-type="date">
            <text:p>22/06/20</text:p>
          </table:table-cell>
          <table:table-cell office:value-type="time" office:time-value="PT1056115H04M06.000000089S" calcext:value-type="time">
            <text:p>19:04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9:39:06" calcext:value-type="date">
            <text:p>22/06/20</text:p>
          </table:table-cell>
          <table:table-cell office:value-type="time" office:time-value="PT1056115H04M06.000000089S" calcext:value-type="time">
            <text:p>19:04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19:39:06" calcext:value-type="date">
            <text:p>22/06/20</text:p>
          </table:table-cell>
          <table:table-cell office:value-type="time" office:time-value="PT1056115H04M06.000000089S" calcext:value-type="time">
            <text:p>19:04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2T19:39:06" calcext:value-type="date">
            <text:p>22/06/20</text:p>
          </table:table-cell>
          <table:table-cell office:value-type="time" office:time-value="PT1056115H04M06.000000089S" calcext:value-type="time">
            <text:p>19:04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0:39:05" calcext:value-type="date">
            <text:p>22/06/20</text:p>
          </table:table-cell>
          <table:table-cell office:value-type="time" office:time-value="PT1056116H04M04.999999646S" calcext:value-type="time">
            <text:p>20:04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0:39:05" calcext:value-type="date">
            <text:p>22/06/20</text:p>
          </table:table-cell>
          <table:table-cell office:value-type="time" office:time-value="PT1056116H04M04.999999646S" calcext:value-type="time">
            <text:p>20:04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0:39:05" calcext:value-type="date">
            <text:p>22/06/20</text:p>
          </table:table-cell>
          <table:table-cell office:value-type="time" office:time-value="PT1056116H04M04.999999646S" calcext:value-type="time">
            <text:p>20:04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2T20:39:05" calcext:value-type="date">
            <text:p>22/06/20</text:p>
          </table:table-cell>
          <table:table-cell office:value-type="time" office:time-value="PT1056116H04M04.999999646S" calcext:value-type="time">
            <text:p>20:04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1:39:04" calcext:value-type="date">
            <text:p>22/06/20</text:p>
          </table:table-cell>
          <table:table-cell office:value-type="time" office:time-value="PT1056117H04M04.000000879S" calcext:value-type="time">
            <text:p>21:04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1:39:04" calcext:value-type="date">
            <text:p>22/06/20</text:p>
          </table:table-cell>
          <table:table-cell office:value-type="time" office:time-value="PT1056117H04M04.000000879S" calcext:value-type="time">
            <text:p>21:04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1:39:04" calcext:value-type="date">
            <text:p>22/06/20</text:p>
          </table:table-cell>
          <table:table-cell office:value-type="time" office:time-value="PT1056117H04M04.000000879S" calcext:value-type="time">
            <text:p>21:04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2T21:39:04" calcext:value-type="date">
            <text:p>22/06/20</text:p>
          </table:table-cell>
          <table:table-cell office:value-type="time" office:time-value="PT1056117H04M04.000000879S" calcext:value-type="time">
            <text:p>21:04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2:39:03" calcext:value-type="date">
            <text:p>22/06/20</text:p>
          </table:table-cell>
          <table:table-cell office:value-type="time" office:time-value="PT1056118H04M02.999999598S" calcext:value-type="time">
            <text:p>22:04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2:39:03" calcext:value-type="date">
            <text:p>22/06/20</text:p>
          </table:table-cell>
          <table:table-cell office:value-type="time" office:time-value="PT1056118H04M02.999999598S" calcext:value-type="time">
            <text:p>22:04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2:39:03" calcext:value-type="date">
            <text:p>22/06/20</text:p>
          </table:table-cell>
          <table:table-cell office:value-type="time" office:time-value="PT1056118H04M02.999999598S" calcext:value-type="time">
            <text:p>22:04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2T22:39:03" calcext:value-type="date">
            <text:p>22/06/20</text:p>
          </table:table-cell>
          <table:table-cell office:value-type="time" office:time-value="PT1056118H04M02.999999598S" calcext:value-type="time">
            <text:p>22:04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3:39:02" calcext:value-type="date">
            <text:p>22/06/20</text:p>
          </table:table-cell>
          <table:table-cell office:value-type="time" office:time-value="PT1056119H04M01.999999993S" calcext:value-type="time">
            <text:p>23:04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3:39:02" calcext:value-type="date">
            <text:p>22/06/20</text:p>
          </table:table-cell>
          <table:table-cell office:value-type="time" office:time-value="PT1056119H04M01.999999993S" calcext:value-type="time">
            <text:p>23:04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2T23:39:02" calcext:value-type="date">
            <text:p>22/06/20</text:p>
          </table:table-cell>
          <table:table-cell office:value-type="time" office:time-value="PT1056119H04M01.999999993S" calcext:value-type="time">
            <text:p>23:04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2T23:39:02" calcext:value-type="date">
            <text:p>22/06/20</text:p>
          </table:table-cell>
          <table:table-cell office:value-type="time" office:time-value="PT1056119H04M01.999999993S" calcext:value-type="time">
            <text:p>23:04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0:39:01" calcext:value-type="date">
            <text:p>23/06/20</text:p>
          </table:table-cell>
          <table:table-cell office:value-type="time" office:time-value="PT1056120H04M01.000000387S" calcext:value-type="time">
            <text:p>00:04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0:39:01" calcext:value-type="date">
            <text:p>23/06/20</text:p>
          </table:table-cell>
          <table:table-cell office:value-type="time" office:time-value="PT1056120H04M01.000000387S" calcext:value-type="time">
            <text:p>00:04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0:39:01" calcext:value-type="date">
            <text:p>23/06/20</text:p>
          </table:table-cell>
          <table:table-cell office:value-type="time" office:time-value="PT1056120H04M01.000000387S" calcext:value-type="time">
            <text:p>00:04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3T00:39:01" calcext:value-type="date">
            <text:p>23/06/20</text:p>
          </table:table-cell>
          <table:table-cell office:value-type="time" office:time-value="PT1056120H04M01.000000387S" calcext:value-type="time">
            <text:p>00:04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1:39:00" calcext:value-type="date">
            <text:p>23/06/20</text:p>
          </table:table-cell>
          <table:table-cell office:value-type="time" office:time-value="PT1056121H03M59.999999944S" calcext:value-type="time">
            <text:p>01:0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1:39:00" calcext:value-type="date">
            <text:p>23/06/20</text:p>
          </table:table-cell>
          <table:table-cell office:value-type="time" office:time-value="PT1056121H03M59.999999944S" calcext:value-type="time">
            <text:p>01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1:39:00" calcext:value-type="date">
            <text:p>23/06/20</text:p>
          </table:table-cell>
          <table:table-cell office:value-type="time" office:time-value="PT1056121H03M59.999999944S" calcext:value-type="time">
            <text:p>01:0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3T01:39:00" calcext:value-type="date">
            <text:p>23/06/20</text:p>
          </table:table-cell>
          <table:table-cell office:value-type="time" office:time-value="PT1056121H03M59.999999944S" calcext:value-type="time">
            <text:p>01:04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2:38:59" calcext:value-type="date">
            <text:p>23/06/20</text:p>
          </table:table-cell>
          <table:table-cell office:value-type="time" office:time-value="PT1056122H03M59.000000339S" calcext:value-type="time">
            <text:p>02:03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2:38:59" calcext:value-type="date">
            <text:p>23/06/20</text:p>
          </table:table-cell>
          <table:table-cell office:value-type="time" office:time-value="PT1056122H03M59.000000339S" calcext:value-type="time">
            <text:p>02:03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2:38:59" calcext:value-type="date">
            <text:p>23/06/20</text:p>
          </table:table-cell>
          <table:table-cell office:value-type="time" office:time-value="PT1056122H03M59.000000339S" calcext:value-type="time">
            <text:p>02:03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02:38:59" calcext:value-type="date">
            <text:p>23/06/20</text:p>
          </table:table-cell>
          <table:table-cell office:value-type="time" office:time-value="PT1056122H03M59.000000339S" calcext:value-type="time">
            <text:p>02:03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3:38:58" calcext:value-type="date">
            <text:p>23/06/20</text:p>
          </table:table-cell>
          <table:table-cell office:value-type="time" office:time-value="PT1056123H03M57.999999896S" calcext:value-type="time">
            <text:p>03:03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3:38:58" calcext:value-type="date">
            <text:p>23/06/20</text:p>
          </table:table-cell>
          <table:table-cell office:value-type="time" office:time-value="PT1056123H03M57.999999896S" calcext:value-type="time">
            <text:p>03:03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3:38:58" calcext:value-type="date">
            <text:p>23/06/20</text:p>
          </table:table-cell>
          <table:table-cell office:value-type="time" office:time-value="PT1056123H03M57.999999896S" calcext:value-type="time">
            <text:p>03:03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03:38:58" calcext:value-type="date">
            <text:p>23/06/20</text:p>
          </table:table-cell>
          <table:table-cell office:value-type="time" office:time-value="PT1056123H03M57.999999896S" calcext:value-type="time">
            <text:p>03:03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4:38:57" calcext:value-type="date">
            <text:p>23/06/20</text:p>
          </table:table-cell>
          <table:table-cell office:value-type="time" office:time-value="PT1056124H03M57.000000291S" calcext:value-type="time">
            <text:p>04:03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4:38:57" calcext:value-type="date">
            <text:p>23/06/20</text:p>
          </table:table-cell>
          <table:table-cell office:value-type="time" office:time-value="PT1056124H03M57.000000291S" calcext:value-type="time">
            <text:p>04:03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4:38:57" calcext:value-type="date">
            <text:p>23/06/20</text:p>
          </table:table-cell>
          <table:table-cell office:value-type="time" office:time-value="PT1056124H03M57.000000291S" calcext:value-type="time">
            <text:p>04:03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04:38:57" calcext:value-type="date">
            <text:p>23/06/20</text:p>
          </table:table-cell>
          <table:table-cell office:value-type="time" office:time-value="PT1056124H03M57.000000291S" calcext:value-type="time">
            <text:p>04:03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5:38:56" calcext:value-type="date">
            <text:p>23/06/20</text:p>
          </table:table-cell>
          <table:table-cell office:value-type="time" office:time-value="PT1056125H03M55.999999847S" calcext:value-type="time">
            <text:p>05:03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5:38:56" calcext:value-type="date">
            <text:p>23/06/20</text:p>
          </table:table-cell>
          <table:table-cell office:value-type="time" office:time-value="PT1056125H03M55.999999847S" calcext:value-type="time">
            <text:p>05:03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5:38:56" calcext:value-type="date">
            <text:p>23/06/20</text:p>
          </table:table-cell>
          <table:table-cell office:value-type="time" office:time-value="PT1056125H03M55.999999847S" calcext:value-type="time">
            <text:p>05:03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05:38:56" calcext:value-type="date">
            <text:p>23/06/20</text:p>
          </table:table-cell>
          <table:table-cell office:value-type="time" office:time-value="PT1056125H03M55.999999847S" calcext:value-type="time">
            <text:p>05:03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6:38:55" calcext:value-type="date">
            <text:p>23/06/20</text:p>
          </table:table-cell>
          <table:table-cell office:value-type="time" office:time-value="PT1056126H03M55.000000242S" calcext:value-type="time">
            <text:p>06:03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6:38:55" calcext:value-type="date">
            <text:p>23/06/20</text:p>
          </table:table-cell>
          <table:table-cell office:value-type="time" office:time-value="PT1056126H03M55.000000242S" calcext:value-type="time">
            <text:p>06:03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6:38:55" calcext:value-type="date">
            <text:p>23/06/20</text:p>
          </table:table-cell>
          <table:table-cell office:value-type="time" office:time-value="PT1056126H03M55.000000242S" calcext:value-type="time">
            <text:p>06:03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06:38:55" calcext:value-type="date">
            <text:p>23/06/20</text:p>
          </table:table-cell>
          <table:table-cell office:value-type="time" office:time-value="PT1056126H03M55.000000242S" calcext:value-type="time">
            <text:p>06:03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7:38:54" calcext:value-type="date">
            <text:p>23/06/20</text:p>
          </table:table-cell>
          <table:table-cell office:value-type="time" office:time-value="PT1056127H03M53.999999799S" calcext:value-type="time">
            <text:p>07:03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7:38:54" calcext:value-type="date">
            <text:p>23/06/20</text:p>
          </table:table-cell>
          <table:table-cell office:value-type="time" office:time-value="PT1056127H03M53.999999799S" calcext:value-type="time">
            <text:p>07:03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7:38:54" calcext:value-type="date">
            <text:p>23/06/20</text:p>
          </table:table-cell>
          <table:table-cell office:value-type="time" office:time-value="PT1056127H03M53.999999799S" calcext:value-type="time">
            <text:p>07:03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07:38:54" calcext:value-type="date">
            <text:p>23/06/20</text:p>
          </table:table-cell>
          <table:table-cell office:value-type="time" office:time-value="PT1056127H03M53.999999799S" calcext:value-type="time">
            <text:p>07:03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8:38:53" calcext:value-type="date">
            <text:p>23/06/20</text:p>
          </table:table-cell>
          <table:table-cell office:value-type="time" office:time-value="PT1056128H03M53.000000194S" calcext:value-type="time">
            <text:p>08:03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8:38:53" calcext:value-type="date">
            <text:p>23/06/20</text:p>
          </table:table-cell>
          <table:table-cell office:value-type="time" office:time-value="PT1056128H03M53.000000194S" calcext:value-type="time">
            <text:p>08:03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8:38:53" calcext:value-type="date">
            <text:p>23/06/20</text:p>
          </table:table-cell>
          <table:table-cell office:value-type="time" office:time-value="PT1056128H03M53.000000194S" calcext:value-type="time">
            <text:p>08:03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08:38:53" calcext:value-type="date">
            <text:p>23/06/20</text:p>
          </table:table-cell>
          <table:table-cell office:value-type="time" office:time-value="PT1056128H03M53.000000194S" calcext:value-type="time">
            <text:p>08:03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9:38:52" calcext:value-type="date">
            <text:p>23/06/20</text:p>
          </table:table-cell>
          <table:table-cell office:value-type="time" office:time-value="PT1056129H03M52.000000589S" calcext:value-type="time">
            <text:p>09:03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9:38:52" calcext:value-type="date">
            <text:p>23/06/20</text:p>
          </table:table-cell>
          <table:table-cell office:value-type="time" office:time-value="PT1056129H03M52.000000589S" calcext:value-type="time">
            <text:p>09:03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09:38:52" calcext:value-type="date">
            <text:p>23/06/20</text:p>
          </table:table-cell>
          <table:table-cell office:value-type="time" office:time-value="PT1056129H03M52.000000589S" calcext:value-type="time">
            <text:p>09:03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09:38:52" calcext:value-type="date">
            <text:p>23/06/20</text:p>
          </table:table-cell>
          <table:table-cell office:value-type="time" office:time-value="PT1056129H03M52.000000589S" calcext:value-type="time">
            <text:p>09:03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0:38:51" calcext:value-type="date">
            <text:p>23/06/20</text:p>
          </table:table-cell>
          <table:table-cell office:value-type="time" office:time-value="PT1056130H03M50.999999307S" calcext:value-type="time">
            <text:p>10:03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0:38:51" calcext:value-type="date">
            <text:p>23/06/20</text:p>
          </table:table-cell>
          <table:table-cell office:value-type="time" office:time-value="PT1056130H03M50.999999307S" calcext:value-type="time">
            <text:p>10:03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0:38:51" calcext:value-type="date">
            <text:p>23/06/20</text:p>
          </table:table-cell>
          <table:table-cell office:value-type="time" office:time-value="PT1056130H03M50.999999307S" calcext:value-type="time">
            <text:p>10:03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10:38:51" calcext:value-type="date">
            <text:p>23/06/20</text:p>
          </table:table-cell>
          <table:table-cell office:value-type="time" office:time-value="PT1056130H03M50.999999307S" calcext:value-type="time">
            <text:p>10:03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1:38:50" calcext:value-type="date">
            <text:p>23/06/20</text:p>
          </table:table-cell>
          <table:table-cell office:value-type="time" office:time-value="PT1056131H03M49.999999702S" calcext:value-type="time">
            <text:p>11:03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1:38:50" calcext:value-type="date">
            <text:p>23/06/20</text:p>
          </table:table-cell>
          <table:table-cell office:value-type="time" office:time-value="PT1056131H03M49.999999702S" calcext:value-type="time">
            <text:p>11:03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1:38:50" calcext:value-type="date">
            <text:p>23/06/20</text:p>
          </table:table-cell>
          <table:table-cell office:value-type="time" office:time-value="PT1056131H03M49.999999702S" calcext:value-type="time">
            <text:p>11:03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11:38:50" calcext:value-type="date">
            <text:p>23/06/20</text:p>
          </table:table-cell>
          <table:table-cell office:value-type="time" office:time-value="PT1056131H03M49.999999702S" calcext:value-type="time">
            <text:p>11:03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2:38:49" calcext:value-type="date">
            <text:p>23/06/20</text:p>
          </table:table-cell>
          <table:table-cell office:value-type="time" office:time-value="PT1056132H03M49.000000097S" calcext:value-type="time">
            <text:p>12:03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2:38:49" calcext:value-type="date">
            <text:p>23/06/20</text:p>
          </table:table-cell>
          <table:table-cell office:value-type="time" office:time-value="PT1056132H03M49.000000097S" calcext:value-type="time">
            <text:p>12:03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2:38:49" calcext:value-type="date">
            <text:p>23/06/20</text:p>
          </table:table-cell>
          <table:table-cell office:value-type="time" office:time-value="PT1056132H03M49.000000097S" calcext:value-type="time">
            <text:p>12:03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12:38:49" calcext:value-type="date">
            <text:p>23/06/20</text:p>
          </table:table-cell>
          <table:table-cell office:value-type="time" office:time-value="PT1056132H03M49.000000097S" calcext:value-type="time">
            <text:p>12:03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3:38:48" calcext:value-type="date">
            <text:p>23/06/20</text:p>
          </table:table-cell>
          <table:table-cell office:value-type="time" office:time-value="PT1056133H03M47.999999654S" calcext:value-type="time">
            <text:p>13:03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3:38:48" calcext:value-type="date">
            <text:p>23/06/20</text:p>
          </table:table-cell>
          <table:table-cell office:value-type="time" office:time-value="PT1056133H03M47.999999654S" calcext:value-type="time">
            <text:p>13:03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3:38:48" calcext:value-type="date">
            <text:p>23/06/20</text:p>
          </table:table-cell>
          <table:table-cell office:value-type="time" office:time-value="PT1056133H03M47.999999654S" calcext:value-type="time">
            <text:p>13:03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13:38:48" calcext:value-type="date">
            <text:p>23/06/20</text:p>
          </table:table-cell>
          <table:table-cell office:value-type="time" office:time-value="PT1056133H03M47.999999654S" calcext:value-type="time">
            <text:p>13:03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4:38:47" calcext:value-type="date">
            <text:p>23/06/20</text:p>
          </table:table-cell>
          <table:table-cell office:value-type="time" office:time-value="PT1056134H03M47.000000887S" calcext:value-type="time">
            <text:p>14:03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4:38:47" calcext:value-type="date">
            <text:p>23/06/20</text:p>
          </table:table-cell>
          <table:table-cell office:value-type="time" office:time-value="PT1056134H03M47.000000887S" calcext:value-type="time">
            <text:p>14:03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4:38:47" calcext:value-type="date">
            <text:p>23/06/20</text:p>
          </table:table-cell>
          <table:table-cell office:value-type="time" office:time-value="PT1056134H03M47.000000887S" calcext:value-type="time">
            <text:p>14:03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3T14:38:47" calcext:value-type="date">
            <text:p>23/06/20</text:p>
          </table:table-cell>
          <table:table-cell office:value-type="time" office:time-value="PT1056134H03M47.000000887S" calcext:value-type="time">
            <text:p>14:03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5:38:46" calcext:value-type="date">
            <text:p>23/06/20</text:p>
          </table:table-cell>
          <table:table-cell office:value-type="time" office:time-value="PT1056135H03M45.999999605S" calcext:value-type="time">
            <text:p>15:03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5:38:46" calcext:value-type="date">
            <text:p>23/06/20</text:p>
          </table:table-cell>
          <table:table-cell office:value-type="time" office:time-value="PT1056135H03M45.999999605S" calcext:value-type="time">
            <text:p>15:03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5:38:46" calcext:value-type="date">
            <text:p>23/06/20</text:p>
          </table:table-cell>
          <table:table-cell office:value-type="time" office:time-value="PT1056135H03M45.999999605S" calcext:value-type="time">
            <text:p>15:03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15:38:46" calcext:value-type="date">
            <text:p>23/06/20</text:p>
          </table:table-cell>
          <table:table-cell office:value-type="time" office:time-value="PT1056135H03M45.999999605S" calcext:value-type="time">
            <text:p>15:03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6:38:45" calcext:value-type="date">
            <text:p>23/06/20</text:p>
          </table:table-cell>
          <table:table-cell office:value-type="time" office:time-value="PT1056136H03M45S" calcext:value-type="time">
            <text:p>16:03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6:38:45" calcext:value-type="date">
            <text:p>23/06/20</text:p>
          </table:table-cell>
          <table:table-cell office:value-type="time" office:time-value="PT1056136H03M45S" calcext:value-type="time">
            <text:p>16:03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6:38:45" calcext:value-type="date">
            <text:p>23/06/20</text:p>
          </table:table-cell>
          <table:table-cell office:value-type="time" office:time-value="PT1056136H03M45S" calcext:value-type="time">
            <text:p>16:03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16:38:45" calcext:value-type="date">
            <text:p>23/06/20</text:p>
          </table:table-cell>
          <table:table-cell office:value-type="time" office:time-value="PT1056136H03M45S" calcext:value-type="time">
            <text:p>16:03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7:38:44" calcext:value-type="date">
            <text:p>23/06/20</text:p>
          </table:table-cell>
          <table:table-cell office:value-type="time" office:time-value="PT1056137H03M44.000000395S" calcext:value-type="time">
            <text:p>17:03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7:38:44" calcext:value-type="date">
            <text:p>23/06/20</text:p>
          </table:table-cell>
          <table:table-cell office:value-type="time" office:time-value="PT1056137H03M44.000000395S" calcext:value-type="time">
            <text:p>17:03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7:38:44" calcext:value-type="date">
            <text:p>23/06/20</text:p>
          </table:table-cell>
          <table:table-cell office:value-type="time" office:time-value="PT1056137H03M44.000000395S" calcext:value-type="time">
            <text:p>17:03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3T17:38:44" calcext:value-type="date">
            <text:p>23/06/20</text:p>
          </table:table-cell>
          <table:table-cell office:value-type="time" office:time-value="PT1056137H03M44.000000395S" calcext:value-type="time">
            <text:p>17:03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8:38:43" calcext:value-type="date">
            <text:p>23/06/20</text:p>
          </table:table-cell>
          <table:table-cell office:value-type="time" office:time-value="PT1056138H03M42.999999952S" calcext:value-type="time">
            <text:p>18:03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8:38:43" calcext:value-type="date">
            <text:p>23/06/20</text:p>
          </table:table-cell>
          <table:table-cell office:value-type="time" office:time-value="PT1056138H03M42.999999952S" calcext:value-type="time">
            <text:p>18:03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8:38:43" calcext:value-type="date">
            <text:p>23/06/20</text:p>
          </table:table-cell>
          <table:table-cell office:value-type="time" office:time-value="PT1056138H03M42.999999952S" calcext:value-type="time">
            <text:p>18:03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3T18:38:43" calcext:value-type="date">
            <text:p>23/06/20</text:p>
          </table:table-cell>
          <table:table-cell office:value-type="time" office:time-value="PT1056138H03M42.999999952S" calcext:value-type="time">
            <text:p>18:03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9:38:42" calcext:value-type="date">
            <text:p>23/06/20</text:p>
          </table:table-cell>
          <table:table-cell office:value-type="time" office:time-value="PT1056139H03M42.000000346S" calcext:value-type="time">
            <text:p>19:03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9:38:42" calcext:value-type="date">
            <text:p>23/06/20</text:p>
          </table:table-cell>
          <table:table-cell office:value-type="time" office:time-value="PT1056139H03M42.000000346S" calcext:value-type="time">
            <text:p>19:03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19:38:42" calcext:value-type="date">
            <text:p>23/06/20</text:p>
          </table:table-cell>
          <table:table-cell office:value-type="time" office:time-value="PT1056139H03M42.000000346S" calcext:value-type="time">
            <text:p>19:03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3T19:38:42" calcext:value-type="date">
            <text:p>23/06/20</text:p>
          </table:table-cell>
          <table:table-cell office:value-type="time" office:time-value="PT1056139H03M42.000000346S" calcext:value-type="time">
            <text:p>19:03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0:38:41" calcext:value-type="date">
            <text:p>23/06/20</text:p>
          </table:table-cell>
          <table:table-cell office:value-type="time" office:time-value="PT1056140H03M40.999999903S" calcext:value-type="time">
            <text:p>20:03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0:38:41" calcext:value-type="date">
            <text:p>23/06/20</text:p>
          </table:table-cell>
          <table:table-cell office:value-type="time" office:time-value="PT1056140H03M40.999999903S" calcext:value-type="time">
            <text:p>20:03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0:38:41" calcext:value-type="date">
            <text:p>23/06/20</text:p>
          </table:table-cell>
          <table:table-cell office:value-type="time" office:time-value="PT1056140H03M40.999999903S" calcext:value-type="time">
            <text:p>20:03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3T20:38:41" calcext:value-type="date">
            <text:p>23/06/20</text:p>
          </table:table-cell>
          <table:table-cell office:value-type="time" office:time-value="PT1056140H03M40.999999903S" calcext:value-type="time">
            <text:p>20:03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1:38:40" calcext:value-type="date">
            <text:p>23/06/20</text:p>
          </table:table-cell>
          <table:table-cell office:value-type="time" office:time-value="PT1056141H03M40.000000298S" calcext:value-type="time">
            <text:p>21:03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1:38:40" calcext:value-type="date">
            <text:p>23/06/20</text:p>
          </table:table-cell>
          <table:table-cell office:value-type="time" office:time-value="PT1056141H03M40.000000298S" calcext:value-type="time">
            <text:p>21:03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1:38:40" calcext:value-type="date">
            <text:p>23/06/20</text:p>
          </table:table-cell>
          <table:table-cell office:value-type="time" office:time-value="PT1056141H03M40.000000298S" calcext:value-type="time">
            <text:p>21:03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3T21:38:40" calcext:value-type="date">
            <text:p>23/06/20</text:p>
          </table:table-cell>
          <table:table-cell office:value-type="time" office:time-value="PT1056141H03M40.000000298S" calcext:value-type="time">
            <text:p>21:03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2:38:39" calcext:value-type="date">
            <text:p>23/06/20</text:p>
          </table:table-cell>
          <table:table-cell office:value-type="time" office:time-value="PT1056142H03M38.999999855S" calcext:value-type="time">
            <text:p>22:03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2:38:39" calcext:value-type="date">
            <text:p>23/06/20</text:p>
          </table:table-cell>
          <table:table-cell office:value-type="time" office:time-value="PT1056142H03M38.999999855S" calcext:value-type="time">
            <text:p>22:03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2:38:39" calcext:value-type="date">
            <text:p>23/06/20</text:p>
          </table:table-cell>
          <table:table-cell office:value-type="time" office:time-value="PT1056142H03M38.999999855S" calcext:value-type="time">
            <text:p>22:03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3T22:38:39" calcext:value-type="date">
            <text:p>23/06/20</text:p>
          </table:table-cell>
          <table:table-cell office:value-type="time" office:time-value="PT1056142H03M38.999999855S" calcext:value-type="time">
            <text:p>22:03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3:38:38" calcext:value-type="date">
            <text:p>23/06/20</text:p>
          </table:table-cell>
          <table:table-cell office:value-type="time" office:time-value="PT1056143H03M38.00000025S" calcext:value-type="time">
            <text:p>23:03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3:38:38" calcext:value-type="date">
            <text:p>23/06/20</text:p>
          </table:table-cell>
          <table:table-cell office:value-type="time" office:time-value="PT1056143H03M38.00000025S" calcext:value-type="time">
            <text:p>23:03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3T23:38:38" calcext:value-type="date">
            <text:p>23/06/20</text:p>
          </table:table-cell>
          <table:table-cell office:value-type="time" office:time-value="PT1056143H03M38.00000025S" calcext:value-type="time">
            <text:p>23:03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3T23:38:38" calcext:value-type="date">
            <text:p>23/06/20</text:p>
          </table:table-cell>
          <table:table-cell office:value-type="time" office:time-value="PT1056143H03M38.00000025S" calcext:value-type="time">
            <text:p>23:03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0:38:37" calcext:value-type="date">
            <text:p>24/06/20</text:p>
          </table:table-cell>
          <table:table-cell office:value-type="time" office:time-value="PT1056144H03M36.999999806S" calcext:value-type="time">
            <text:p>00:03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0:38:37" calcext:value-type="date">
            <text:p>24/06/20</text:p>
          </table:table-cell>
          <table:table-cell office:value-type="time" office:time-value="PT1056144H03M36.999999806S" calcext:value-type="time">
            <text:p>00:03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0:38:37" calcext:value-type="date">
            <text:p>24/06/20</text:p>
          </table:table-cell>
          <table:table-cell office:value-type="time" office:time-value="PT1056144H03M36.999999806S" calcext:value-type="time">
            <text:p>00:03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00:38:37" calcext:value-type="date">
            <text:p>24/06/20</text:p>
          </table:table-cell>
          <table:table-cell office:value-type="time" office:time-value="PT1056144H03M36.999999806S" calcext:value-type="time">
            <text:p>00:03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1:38:36" calcext:value-type="date">
            <text:p>24/06/20</text:p>
          </table:table-cell>
          <table:table-cell office:value-type="time" office:time-value="PT1056145H03M36.000000201S" calcext:value-type="time">
            <text:p>01:03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1:38:36" calcext:value-type="date">
            <text:p>24/06/20</text:p>
          </table:table-cell>
          <table:table-cell office:value-type="time" office:time-value="PT1056145H03M36.000000201S" calcext:value-type="time">
            <text:p>01:03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1:38:36" calcext:value-type="date">
            <text:p>24/06/20</text:p>
          </table:table-cell>
          <table:table-cell office:value-type="time" office:time-value="PT1056145H03M36.000000201S" calcext:value-type="time">
            <text:p>01:03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01:38:36" calcext:value-type="date">
            <text:p>24/06/20</text:p>
          </table:table-cell>
          <table:table-cell office:value-type="time" office:time-value="PT1056145H03M36.000000201S" calcext:value-type="time">
            <text:p>01:03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2:38:35" calcext:value-type="date">
            <text:p>24/06/20</text:p>
          </table:table-cell>
          <table:table-cell office:value-type="time" office:time-value="PT1056146H03M35.000000596S" calcext:value-type="time">
            <text:p>02:03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2:38:35" calcext:value-type="date">
            <text:p>24/06/20</text:p>
          </table:table-cell>
          <table:table-cell office:value-type="time" office:time-value="PT1056146H03M35.000000596S" calcext:value-type="time">
            <text:p>02:03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2:38:35" calcext:value-type="date">
            <text:p>24/06/20</text:p>
          </table:table-cell>
          <table:table-cell office:value-type="time" office:time-value="PT1056146H03M35.000000596S" calcext:value-type="time">
            <text:p>02:03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02:38:35" calcext:value-type="date">
            <text:p>24/06/20</text:p>
          </table:table-cell>
          <table:table-cell office:value-type="time" office:time-value="PT1056146H03M35.000000596S" calcext:value-type="time">
            <text:p>02:03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3:38:34" calcext:value-type="date">
            <text:p>24/06/20</text:p>
          </table:table-cell>
          <table:table-cell office:value-type="time" office:time-value="PT1056147H03M33.999999315S" calcext:value-type="time">
            <text:p>03:03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3:38:34" calcext:value-type="date">
            <text:p>24/06/20</text:p>
          </table:table-cell>
          <table:table-cell office:value-type="time" office:time-value="PT1056147H03M33.999999315S" calcext:value-type="time">
            <text:p>03:03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3:38:34" calcext:value-type="date">
            <text:p>24/06/20</text:p>
          </table:table-cell>
          <table:table-cell office:value-type="time" office:time-value="PT1056147H03M33.999999315S" calcext:value-type="time">
            <text:p>03:03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03:38:34" calcext:value-type="date">
            <text:p>24/06/20</text:p>
          </table:table-cell>
          <table:table-cell office:value-type="time" office:time-value="PT1056147H03M33.999999315S" calcext:value-type="time">
            <text:p>03:03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4:38:33" calcext:value-type="date">
            <text:p>24/06/20</text:p>
          </table:table-cell>
          <table:table-cell office:value-type="time" office:time-value="PT1056148H03M32.999999709S" calcext:value-type="time">
            <text:p>04:03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4:38:33" calcext:value-type="date">
            <text:p>24/06/20</text:p>
          </table:table-cell>
          <table:table-cell office:value-type="time" office:time-value="PT1056148H03M32.999999709S" calcext:value-type="time">
            <text:p>04:03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4:38:33" calcext:value-type="date">
            <text:p>24/06/20</text:p>
          </table:table-cell>
          <table:table-cell office:value-type="time" office:time-value="PT1056148H03M32.999999709S" calcext:value-type="time">
            <text:p>04:03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04:38:33" calcext:value-type="date">
            <text:p>24/06/20</text:p>
          </table:table-cell>
          <table:table-cell office:value-type="time" office:time-value="PT1056148H03M32.999999709S" calcext:value-type="time">
            <text:p>04:03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5:38:32" calcext:value-type="date">
            <text:p>24/06/20</text:p>
          </table:table-cell>
          <table:table-cell office:value-type="time" office:time-value="PT1056149H03M32.000000104S" calcext:value-type="time">
            <text:p>05:03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5:38:32" calcext:value-type="date">
            <text:p>24/06/20</text:p>
          </table:table-cell>
          <table:table-cell office:value-type="time" office:time-value="PT1056149H03M32.000000104S" calcext:value-type="time">
            <text:p>05:03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5:38:32" calcext:value-type="date">
            <text:p>24/06/20</text:p>
          </table:table-cell>
          <table:table-cell office:value-type="time" office:time-value="PT1056149H03M32.000000104S" calcext:value-type="time">
            <text:p>05:03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4T05:38:32" calcext:value-type="date">
            <text:p>24/06/20</text:p>
          </table:table-cell>
          <table:table-cell office:value-type="time" office:time-value="PT1056149H03M32.000000104S" calcext:value-type="time">
            <text:p>05:03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6:38:31" calcext:value-type="date">
            <text:p>24/06/20</text:p>
          </table:table-cell>
          <table:table-cell office:value-type="time" office:time-value="PT1056150H03M30.999999661S" calcext:value-type="time">
            <text:p>06:03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6:38:31" calcext:value-type="date">
            <text:p>24/06/20</text:p>
          </table:table-cell>
          <table:table-cell office:value-type="time" office:time-value="PT1056150H03M30.999999661S" calcext:value-type="time">
            <text:p>06:03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6:38:31" calcext:value-type="date">
            <text:p>24/06/20</text:p>
          </table:table-cell>
          <table:table-cell office:value-type="time" office:time-value="PT1056150H03M30.999999661S" calcext:value-type="time">
            <text:p>06:03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06:38:31" calcext:value-type="date">
            <text:p>24/06/20</text:p>
          </table:table-cell>
          <table:table-cell office:value-type="time" office:time-value="PT1056150H03M30.999999661S" calcext:value-type="time">
            <text:p>06:03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7:38:30" calcext:value-type="date">
            <text:p>24/06/20</text:p>
          </table:table-cell>
          <table:table-cell office:value-type="time" office:time-value="PT1056151H03M30.000000056S" calcext:value-type="time">
            <text:p>07:03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7:38:30" calcext:value-type="date">
            <text:p>24/06/20</text:p>
          </table:table-cell>
          <table:table-cell office:value-type="time" office:time-value="PT1056151H03M30.000000056S" calcext:value-type="time">
            <text:p>07:03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7:38:30" calcext:value-type="date">
            <text:p>24/06/20</text:p>
          </table:table-cell>
          <table:table-cell office:value-type="time" office:time-value="PT1056151H03M30.000000056S" calcext:value-type="time">
            <text:p>07:03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07:38:30" calcext:value-type="date">
            <text:p>24/06/20</text:p>
          </table:table-cell>
          <table:table-cell office:value-type="time" office:time-value="PT1056151H03M30.000000056S" calcext:value-type="time">
            <text:p>07:03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8:38:29" calcext:value-type="date">
            <text:p>24/06/20</text:p>
          </table:table-cell>
          <table:table-cell office:value-type="time" office:time-value="PT1056152H03M28.999999613S" calcext:value-type="time">
            <text:p>08:03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8:38:29" calcext:value-type="date">
            <text:p>24/06/20</text:p>
          </table:table-cell>
          <table:table-cell office:value-type="time" office:time-value="PT1056152H03M28.999999613S" calcext:value-type="time">
            <text:p>08:03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8:38:29" calcext:value-type="date">
            <text:p>24/06/20</text:p>
          </table:table-cell>
          <table:table-cell office:value-type="time" office:time-value="PT1056152H03M28.999999613S" calcext:value-type="time">
            <text:p>08:03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08:38:29" calcext:value-type="date">
            <text:p>24/06/20</text:p>
          </table:table-cell>
          <table:table-cell office:value-type="time" office:time-value="PT1056152H03M28.999999613S" calcext:value-type="time">
            <text:p>08:03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9:38:28" calcext:value-type="date">
            <text:p>24/06/20</text:p>
          </table:table-cell>
          <table:table-cell office:value-type="time" office:time-value="PT1056153H03M28.000000007S" calcext:value-type="time">
            <text:p>09:03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9:38:28" calcext:value-type="date">
            <text:p>24/06/20</text:p>
          </table:table-cell>
          <table:table-cell office:value-type="time" office:time-value="PT1056153H03M28.000000007S" calcext:value-type="time">
            <text:p>09:03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09:38:28" calcext:value-type="date">
            <text:p>24/06/20</text:p>
          </table:table-cell>
          <table:table-cell office:value-type="time" office:time-value="PT1056153H03M28.000000007S" calcext:value-type="time">
            <text:p>09:03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09:38:28" calcext:value-type="date">
            <text:p>24/06/20</text:p>
          </table:table-cell>
          <table:table-cell office:value-type="time" office:time-value="PT1056153H03M28.000000007S" calcext:value-type="time">
            <text:p>09:03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0:38:27" calcext:value-type="date">
            <text:p>24/06/20</text:p>
          </table:table-cell>
          <table:table-cell office:value-type="time" office:time-value="PT1056154H03M27.000000402S" calcext:value-type="time">
            <text:p>10:03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0:38:27" calcext:value-type="date">
            <text:p>24/06/20</text:p>
          </table:table-cell>
          <table:table-cell office:value-type="time" office:time-value="PT1056154H03M27.000000402S" calcext:value-type="time">
            <text:p>10:03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0:38:27" calcext:value-type="date">
            <text:p>24/06/20</text:p>
          </table:table-cell>
          <table:table-cell office:value-type="time" office:time-value="PT1056154H03M27.000000402S" calcext:value-type="time">
            <text:p>10:03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10:38:27" calcext:value-type="date">
            <text:p>24/06/20</text:p>
          </table:table-cell>
          <table:table-cell office:value-type="time" office:time-value="PT1056154H03M27.000000402S" calcext:value-type="time">
            <text:p>10:03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1:38:26" calcext:value-type="date">
            <text:p>24/06/20</text:p>
          </table:table-cell>
          <table:table-cell office:value-type="time" office:time-value="PT1056155H03M25.999999959S" calcext:value-type="time">
            <text:p>11:03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1:38:26" calcext:value-type="date">
            <text:p>24/06/20</text:p>
          </table:table-cell>
          <table:table-cell office:value-type="time" office:time-value="PT1056155H03M25.999999959S" calcext:value-type="time">
            <text:p>11:03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1:38:26" calcext:value-type="date">
            <text:p>24/06/20</text:p>
          </table:table-cell>
          <table:table-cell office:value-type="time" office:time-value="PT1056155H03M25.999999959S" calcext:value-type="time">
            <text:p>11:03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4T11:38:26" calcext:value-type="date">
            <text:p>24/06/20</text:p>
          </table:table-cell>
          <table:table-cell office:value-type="time" office:time-value="PT1056155H03M25.999999959S" calcext:value-type="time">
            <text:p>11:03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2:38:25" calcext:value-type="date">
            <text:p>24/06/20</text:p>
          </table:table-cell>
          <table:table-cell office:value-type="time" office:time-value="PT1056156H03M25.000000354S" calcext:value-type="time">
            <text:p>12:03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2:38:25" calcext:value-type="date">
            <text:p>24/06/20</text:p>
          </table:table-cell>
          <table:table-cell office:value-type="time" office:time-value="PT1056156H03M25.000000354S" calcext:value-type="time">
            <text:p>12:03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2:38:25" calcext:value-type="date">
            <text:p>24/06/20</text:p>
          </table:table-cell>
          <table:table-cell office:value-type="time" office:time-value="PT1056156H03M25.000000354S" calcext:value-type="time">
            <text:p>12:03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4T12:38:25" calcext:value-type="date">
            <text:p>24/06/20</text:p>
          </table:table-cell>
          <table:table-cell office:value-type="time" office:time-value="PT1056156H03M25.000000354S" calcext:value-type="time">
            <text:p>12:03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3:38:24" calcext:value-type="date">
            <text:p>24/06/20</text:p>
          </table:table-cell>
          <table:table-cell office:value-type="time" office:time-value="PT1056157H03M23.999999911S" calcext:value-type="time">
            <text:p>13:03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3:38:24" calcext:value-type="date">
            <text:p>24/06/20</text:p>
          </table:table-cell>
          <table:table-cell office:value-type="time" office:time-value="PT1056157H03M23.999999911S" calcext:value-type="time">
            <text:p>13:03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3:38:24" calcext:value-type="date">
            <text:p>24/06/20</text:p>
          </table:table-cell>
          <table:table-cell office:value-type="time" office:time-value="PT1056157H03M23.999999911S" calcext:value-type="time">
            <text:p>13:03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13:38:24" calcext:value-type="date">
            <text:p>24/06/20</text:p>
          </table:table-cell>
          <table:table-cell office:value-type="time" office:time-value="PT1056157H03M23.999999911S" calcext:value-type="time">
            <text:p>13:03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4:38:23" calcext:value-type="date">
            <text:p>24/06/20</text:p>
          </table:table-cell>
          <table:table-cell office:value-type="time" office:time-value="PT1056158H03M23.000000305S" calcext:value-type="time">
            <text:p>14:03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4:38:23" calcext:value-type="date">
            <text:p>24/06/20</text:p>
          </table:table-cell>
          <table:table-cell office:value-type="time" office:time-value="PT1056158H03M23.000000305S" calcext:value-type="time">
            <text:p>14:03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4:38:23" calcext:value-type="date">
            <text:p>24/06/20</text:p>
          </table:table-cell>
          <table:table-cell office:value-type="time" office:time-value="PT1056158H03M23.000000305S" calcext:value-type="time">
            <text:p>14:03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14:38:23" calcext:value-type="date">
            <text:p>24/06/20</text:p>
          </table:table-cell>
          <table:table-cell office:value-type="time" office:time-value="PT1056158H03M23.000000305S" calcext:value-type="time">
            <text:p>14:03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5:38:22" calcext:value-type="date">
            <text:p>24/06/20</text:p>
          </table:table-cell>
          <table:table-cell office:value-type="time" office:time-value="PT1056159H03M21.999999862S" calcext:value-type="time">
            <text:p>15:03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5:38:22" calcext:value-type="date">
            <text:p>24/06/20</text:p>
          </table:table-cell>
          <table:table-cell office:value-type="time" office:time-value="PT1056159H03M21.999999862S" calcext:value-type="time">
            <text:p>15:03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5:38:22" calcext:value-type="date">
            <text:p>24/06/20</text:p>
          </table:table-cell>
          <table:table-cell office:value-type="time" office:time-value="PT1056159H03M21.999999862S" calcext:value-type="time">
            <text:p>15:03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15:38:22" calcext:value-type="date">
            <text:p>24/06/20</text:p>
          </table:table-cell>
          <table:table-cell office:value-type="time" office:time-value="PT1056159H03M21.999999862S" calcext:value-type="time">
            <text:p>15:03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6:38:21" calcext:value-type="date">
            <text:p>24/06/20</text:p>
          </table:table-cell>
          <table:table-cell office:value-type="time" office:time-value="PT1056160H03M21.000000257S" calcext:value-type="time">
            <text:p>16:03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6:38:21" calcext:value-type="date">
            <text:p>24/06/20</text:p>
          </table:table-cell>
          <table:table-cell office:value-type="time" office:time-value="PT1056160H03M21.000000257S" calcext:value-type="time">
            <text:p>16:03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6:38:21" calcext:value-type="date">
            <text:p>24/06/20</text:p>
          </table:table-cell>
          <table:table-cell office:value-type="time" office:time-value="PT1056160H03M21.000000257S" calcext:value-type="time">
            <text:p>16:03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4T16:38:21" calcext:value-type="date">
            <text:p>24/06/20</text:p>
          </table:table-cell>
          <table:table-cell office:value-type="time" office:time-value="PT1056160H03M21.000000257S" calcext:value-type="time">
            <text:p>16:03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7:38:20" calcext:value-type="date">
            <text:p>24/06/20</text:p>
          </table:table-cell>
          <table:table-cell office:value-type="time" office:time-value="PT1056161H03M19.999999814S" calcext:value-type="time">
            <text:p>17:03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7:38:20" calcext:value-type="date">
            <text:p>24/06/20</text:p>
          </table:table-cell>
          <table:table-cell office:value-type="time" office:time-value="PT1056161H03M19.999999814S" calcext:value-type="time">
            <text:p>17:03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7:38:20" calcext:value-type="date">
            <text:p>24/06/20</text:p>
          </table:table-cell>
          <table:table-cell office:value-type="time" office:time-value="PT1056161H03M19.999999814S" calcext:value-type="time">
            <text:p>17:03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17:38:20" calcext:value-type="date">
            <text:p>24/06/20</text:p>
          </table:table-cell>
          <table:table-cell office:value-type="time" office:time-value="PT1056161H03M19.999999814S" calcext:value-type="time">
            <text:p>17:03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8:38:19" calcext:value-type="date">
            <text:p>24/06/20</text:p>
          </table:table-cell>
          <table:table-cell office:value-type="time" office:time-value="PT1056162H03M19.000000209S" calcext:value-type="time">
            <text:p>18:03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8:38:19" calcext:value-type="date">
            <text:p>24/06/20</text:p>
          </table:table-cell>
          <table:table-cell office:value-type="time" office:time-value="PT1056162H03M19.000000209S" calcext:value-type="time">
            <text:p>18:03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8:38:19" calcext:value-type="date">
            <text:p>24/06/20</text:p>
          </table:table-cell>
          <table:table-cell office:value-type="time" office:time-value="PT1056162H03M19.000000209S" calcext:value-type="time">
            <text:p>18:03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4T18:38:19" calcext:value-type="date">
            <text:p>24/06/20</text:p>
          </table:table-cell>
          <table:table-cell office:value-type="time" office:time-value="PT1056162H03M19.000000209S" calcext:value-type="time">
            <text:p>18:03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9:38:18" calcext:value-type="date">
            <text:p>24/06/20</text:p>
          </table:table-cell>
          <table:table-cell office:value-type="time" office:time-value="PT1056163H03M18.000000603S" calcext:value-type="time">
            <text:p>19:03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9:38:18" calcext:value-type="date">
            <text:p>24/06/20</text:p>
          </table:table-cell>
          <table:table-cell office:value-type="time" office:time-value="PT1056163H03M18.000000603S" calcext:value-type="time">
            <text:p>19:03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19:38:18" calcext:value-type="date">
            <text:p>24/06/20</text:p>
          </table:table-cell>
          <table:table-cell office:value-type="time" office:time-value="PT1056163H03M18.000000603S" calcext:value-type="time">
            <text:p>19:03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19:38:18" calcext:value-type="date">
            <text:p>24/06/20</text:p>
          </table:table-cell>
          <table:table-cell office:value-type="time" office:time-value="PT1056163H03M18.000000603S" calcext:value-type="time">
            <text:p>19:03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0:38:17" calcext:value-type="date">
            <text:p>24/06/20</text:p>
          </table:table-cell>
          <table:table-cell office:value-type="time" office:time-value="PT1056164H03M16.999999322S" calcext:value-type="time">
            <text:p>20:03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0:38:17" calcext:value-type="date">
            <text:p>24/06/20</text:p>
          </table:table-cell>
          <table:table-cell office:value-type="time" office:time-value="PT1056164H03M16.999999322S" calcext:value-type="time">
            <text:p>20:03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0:38:17" calcext:value-type="date">
            <text:p>24/06/20</text:p>
          </table:table-cell>
          <table:table-cell office:value-type="time" office:time-value="PT1056164H03M16.999999322S" calcext:value-type="time">
            <text:p>20:03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8.0</text:p>
          </table:table-cell>
          <table:table-cell office:value-type="date" office:date-value="2020-06-24T20:38:17" calcext:value-type="date">
            <text:p>24/06/20</text:p>
          </table:table-cell>
          <table:table-cell office:value-type="time" office:time-value="PT1056164H03M16.999999322S" calcext:value-type="time">
            <text:p>20:03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1:38:16" calcext:value-type="date">
            <text:p>24/06/20</text:p>
          </table:table-cell>
          <table:table-cell office:value-type="time" office:time-value="PT1056165H03M15.999999717S" calcext:value-type="time">
            <text:p>21:03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1:38:16" calcext:value-type="date">
            <text:p>24/06/20</text:p>
          </table:table-cell>
          <table:table-cell office:value-type="time" office:time-value="PT1056165H03M15.999999717S" calcext:value-type="time">
            <text:p>21:03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1:38:16" calcext:value-type="date">
            <text:p>24/06/20</text:p>
          </table:table-cell>
          <table:table-cell office:value-type="time" office:time-value="PT1056165H03M15.999999717S" calcext:value-type="time">
            <text:p>21:03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21:38:16" calcext:value-type="date">
            <text:p>24/06/20</text:p>
          </table:table-cell>
          <table:table-cell office:value-type="time" office:time-value="PT1056165H03M15.999999717S" calcext:value-type="time">
            <text:p>21:03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2:38:15" calcext:value-type="date">
            <text:p>24/06/20</text:p>
          </table:table-cell>
          <table:table-cell office:value-type="time" office:time-value="PT1056166H03M15.000000112S" calcext:value-type="time">
            <text:p>22:03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2:38:15" calcext:value-type="date">
            <text:p>24/06/20</text:p>
          </table:table-cell>
          <table:table-cell office:value-type="time" office:time-value="PT1056166H03M15.000000112S" calcext:value-type="time">
            <text:p>22:03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2:38:15" calcext:value-type="date">
            <text:p>24/06/20</text:p>
          </table:table-cell>
          <table:table-cell office:value-type="time" office:time-value="PT1056166H03M15.000000112S" calcext:value-type="time">
            <text:p>22:03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22:38:15" calcext:value-type="date">
            <text:p>24/06/20</text:p>
          </table:table-cell>
          <table:table-cell office:value-type="time" office:time-value="PT1056166H03M15.000000112S" calcext:value-type="time">
            <text:p>22:03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3:38:14" calcext:value-type="date">
            <text:p>24/06/20</text:p>
          </table:table-cell>
          <table:table-cell office:value-type="time" office:time-value="PT1056167H03M13.999999668S" calcext:value-type="time">
            <text:p>23:03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3:38:14" calcext:value-type="date">
            <text:p>24/06/20</text:p>
          </table:table-cell>
          <table:table-cell office:value-type="time" office:time-value="PT1056167H03M13.999999668S" calcext:value-type="time">
            <text:p>23:03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4T23:38:14" calcext:value-type="date">
            <text:p>24/06/20</text:p>
          </table:table-cell>
          <table:table-cell office:value-type="time" office:time-value="PT1056167H03M13.999999668S" calcext:value-type="time">
            <text:p>23:03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4T23:38:14" calcext:value-type="date">
            <text:p>24/06/20</text:p>
          </table:table-cell>
          <table:table-cell office:value-type="time" office:time-value="PT1056167H03M13.999999668S" calcext:value-type="time">
            <text:p>23:03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0:38:13" calcext:value-type="date">
            <text:p>25/06/20</text:p>
          </table:table-cell>
          <table:table-cell office:value-type="time" office:time-value="PT1056168H03M13.000000063S" calcext:value-type="time">
            <text:p>00:03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0:38:13" calcext:value-type="date">
            <text:p>25/06/20</text:p>
          </table:table-cell>
          <table:table-cell office:value-type="time" office:time-value="PT1056168H03M13.000000063S" calcext:value-type="time">
            <text:p>00:03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0:38:13" calcext:value-type="date">
            <text:p>25/06/20</text:p>
          </table:table-cell>
          <table:table-cell office:value-type="time" office:time-value="PT1056168H03M13.000000063S" calcext:value-type="time">
            <text:p>00:03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0:38:13" calcext:value-type="date">
            <text:p>25/06/20</text:p>
          </table:table-cell>
          <table:table-cell office:value-type="time" office:time-value="PT1056168H03M13.000000063S" calcext:value-type="time">
            <text:p>00:03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1:38:12" calcext:value-type="date">
            <text:p>25/06/20</text:p>
          </table:table-cell>
          <table:table-cell office:value-type="time" office:time-value="PT1056169H03M11.99999962S" calcext:value-type="time">
            <text:p>01:03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1:38:12" calcext:value-type="date">
            <text:p>25/06/20</text:p>
          </table:table-cell>
          <table:table-cell office:value-type="time" office:time-value="PT1056169H03M11.99999962S" calcext:value-type="time">
            <text:p>01:03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1:38:12" calcext:value-type="date">
            <text:p>25/06/20</text:p>
          </table:table-cell>
          <table:table-cell office:value-type="time" office:time-value="PT1056169H03M11.99999962S" calcext:value-type="time">
            <text:p>01:03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1:38:12" calcext:value-type="date">
            <text:p>25/06/20</text:p>
          </table:table-cell>
          <table:table-cell office:value-type="time" office:time-value="PT1056169H03M11.99999962S" calcext:value-type="time">
            <text:p>01:03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2:38:11" calcext:value-type="date">
            <text:p>25/06/20</text:p>
          </table:table-cell>
          <table:table-cell office:value-type="time" office:time-value="PT1056170H03M11.000000015S" calcext:value-type="time">
            <text:p>02:03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2:38:11" calcext:value-type="date">
            <text:p>25/06/20</text:p>
          </table:table-cell>
          <table:table-cell office:value-type="time" office:time-value="PT1056170H03M11.000000015S" calcext:value-type="time">
            <text:p>02:03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2:38:11" calcext:value-type="date">
            <text:p>25/06/20</text:p>
          </table:table-cell>
          <table:table-cell office:value-type="time" office:time-value="PT1056170H03M11.000000015S" calcext:value-type="time">
            <text:p>02:03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5T02:38:11" calcext:value-type="date">
            <text:p>25/06/20</text:p>
          </table:table-cell>
          <table:table-cell office:value-type="time" office:time-value="PT1056170H03M11.000000015S" calcext:value-type="time">
            <text:p>02:03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3:38:10" calcext:value-type="date">
            <text:p>25/06/20</text:p>
          </table:table-cell>
          <table:table-cell office:value-type="time" office:time-value="PT1056171H03M10.00000041S" calcext:value-type="time">
            <text:p>03:03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3:38:10" calcext:value-type="date">
            <text:p>25/06/20</text:p>
          </table:table-cell>
          <table:table-cell office:value-type="time" office:time-value="PT1056171H03M10.00000041S" calcext:value-type="time">
            <text:p>03:03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3:38:10" calcext:value-type="date">
            <text:p>25/06/20</text:p>
          </table:table-cell>
          <table:table-cell office:value-type="time" office:time-value="PT1056171H03M10.00000041S" calcext:value-type="time">
            <text:p>03:03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5T03:38:10" calcext:value-type="date">
            <text:p>25/06/20</text:p>
          </table:table-cell>
          <table:table-cell office:value-type="time" office:time-value="PT1056171H03M10.00000041S" calcext:value-type="time">
            <text:p>03:03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4:38:09" calcext:value-type="date">
            <text:p>25/06/20</text:p>
          </table:table-cell>
          <table:table-cell office:value-type="time" office:time-value="PT1056172H03M08.999999966S" calcext:value-type="time">
            <text:p>04:03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4:38:09" calcext:value-type="date">
            <text:p>25/06/20</text:p>
          </table:table-cell>
          <table:table-cell office:value-type="time" office:time-value="PT1056172H03M08.999999966S" calcext:value-type="time">
            <text:p>04:03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4:38:09" calcext:value-type="date">
            <text:p>25/06/20</text:p>
          </table:table-cell>
          <table:table-cell office:value-type="time" office:time-value="PT1056172H03M08.999999966S" calcext:value-type="time">
            <text:p>04:03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4:38:09" calcext:value-type="date">
            <text:p>25/06/20</text:p>
          </table:table-cell>
          <table:table-cell office:value-type="time" office:time-value="PT1056172H03M08.999999966S" calcext:value-type="time">
            <text:p>04:03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5:38:08" calcext:value-type="date">
            <text:p>25/06/20</text:p>
          </table:table-cell>
          <table:table-cell office:value-type="time" office:time-value="PT1056173H03M08.000000361S" calcext:value-type="time">
            <text:p>05:03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5:38:08" calcext:value-type="date">
            <text:p>25/06/20</text:p>
          </table:table-cell>
          <table:table-cell office:value-type="time" office:time-value="PT1056173H03M08.000000361S" calcext:value-type="time">
            <text:p>05:03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5:38:08" calcext:value-type="date">
            <text:p>25/06/20</text:p>
          </table:table-cell>
          <table:table-cell office:value-type="time" office:time-value="PT1056173H03M08.000000361S" calcext:value-type="time">
            <text:p>05:03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5:38:08" calcext:value-type="date">
            <text:p>25/06/20</text:p>
          </table:table-cell>
          <table:table-cell office:value-type="time" office:time-value="PT1056173H03M08.000000361S" calcext:value-type="time">
            <text:p>05:03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6:38:07" calcext:value-type="date">
            <text:p>25/06/20</text:p>
          </table:table-cell>
          <table:table-cell office:value-type="time" office:time-value="PT1056174H03M06.999999918S" calcext:value-type="time">
            <text:p>06:03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6:38:07" calcext:value-type="date">
            <text:p>25/06/20</text:p>
          </table:table-cell>
          <table:table-cell office:value-type="time" office:time-value="PT1056174H03M06.999999918S" calcext:value-type="time">
            <text:p>06:03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6:38:07" calcext:value-type="date">
            <text:p>25/06/20</text:p>
          </table:table-cell>
          <table:table-cell office:value-type="time" office:time-value="PT1056174H03M06.999999918S" calcext:value-type="time">
            <text:p>06:03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5T06:38:07" calcext:value-type="date">
            <text:p>25/06/20</text:p>
          </table:table-cell>
          <table:table-cell office:value-type="time" office:time-value="PT1056174H03M06.999999918S" calcext:value-type="time">
            <text:p>06:03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7:38:06" calcext:value-type="date">
            <text:p>25/06/20</text:p>
          </table:table-cell>
          <table:table-cell office:value-type="time" office:time-value="PT1056175H03M06.000000313S" calcext:value-type="time">
            <text:p>07:03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7:38:06" calcext:value-type="date">
            <text:p>25/06/20</text:p>
          </table:table-cell>
          <table:table-cell office:value-type="time" office:time-value="PT1056175H03M06.000000313S" calcext:value-type="time">
            <text:p>07:03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7:38:06" calcext:value-type="date">
            <text:p>25/06/20</text:p>
          </table:table-cell>
          <table:table-cell office:value-type="time" office:time-value="PT1056175H03M06.000000313S" calcext:value-type="time">
            <text:p>07:03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7:38:06" calcext:value-type="date">
            <text:p>25/06/20</text:p>
          </table:table-cell>
          <table:table-cell office:value-type="time" office:time-value="PT1056175H03M06.000000313S" calcext:value-type="time">
            <text:p>07:03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8:38:05" calcext:value-type="date">
            <text:p>25/06/20</text:p>
          </table:table-cell>
          <table:table-cell office:value-type="time" office:time-value="PT1056176H03M04.99999987S" calcext:value-type="time">
            <text:p>08:03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8:38:05" calcext:value-type="date">
            <text:p>25/06/20</text:p>
          </table:table-cell>
          <table:table-cell office:value-type="time" office:time-value="PT1056176H03M04.99999987S" calcext:value-type="time">
            <text:p>08:03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8:38:05" calcext:value-type="date">
            <text:p>25/06/20</text:p>
          </table:table-cell>
          <table:table-cell office:value-type="time" office:time-value="PT1056176H03M04.99999987S" calcext:value-type="time">
            <text:p>08:03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8:38:05" calcext:value-type="date">
            <text:p>25/06/20</text:p>
          </table:table-cell>
          <table:table-cell office:value-type="time" office:time-value="PT1056176H03M04.99999987S" calcext:value-type="time">
            <text:p>08:03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9:38:04" calcext:value-type="date">
            <text:p>25/06/20</text:p>
          </table:table-cell>
          <table:table-cell office:value-type="time" office:time-value="PT1056177H03M04.000000264S" calcext:value-type="time">
            <text:p>09:03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9:38:04" calcext:value-type="date">
            <text:p>25/06/20</text:p>
          </table:table-cell>
          <table:table-cell office:value-type="time" office:time-value="PT1056177H03M04.000000264S" calcext:value-type="time">
            <text:p>09:03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09:38:04" calcext:value-type="date">
            <text:p>25/06/20</text:p>
          </table:table-cell>
          <table:table-cell office:value-type="time" office:time-value="PT1056177H03M04.000000264S" calcext:value-type="time">
            <text:p>09:03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09:38:04" calcext:value-type="date">
            <text:p>25/06/20</text:p>
          </table:table-cell>
          <table:table-cell office:value-type="time" office:time-value="PT1056177H03M04.000000264S" calcext:value-type="time">
            <text:p>09:03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0:38:03" calcext:value-type="date">
            <text:p>25/06/20</text:p>
          </table:table-cell>
          <table:table-cell office:value-type="time" office:time-value="PT1056178H03M02.999999821S" calcext:value-type="time">
            <text:p>10:03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0:38:03" calcext:value-type="date">
            <text:p>25/06/20</text:p>
          </table:table-cell>
          <table:table-cell office:value-type="time" office:time-value="PT1056178H03M02.999999821S" calcext:value-type="time">
            <text:p>10:03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0:38:03" calcext:value-type="date">
            <text:p>25/06/20</text:p>
          </table:table-cell>
          <table:table-cell office:value-type="time" office:time-value="PT1056178H03M02.999999821S" calcext:value-type="time">
            <text:p>10:03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5T10:38:03" calcext:value-type="date">
            <text:p>25/06/20</text:p>
          </table:table-cell>
          <table:table-cell office:value-type="time" office:time-value="PT1056178H03M02.999999821S" calcext:value-type="time">
            <text:p>10:03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1:38:02" calcext:value-type="date">
            <text:p>25/06/20</text:p>
          </table:table-cell>
          <table:table-cell office:value-type="time" office:time-value="PT1056179H03M02.000000216S" calcext:value-type="time">
            <text:p>11:03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1:38:02" calcext:value-type="date">
            <text:p>25/06/20</text:p>
          </table:table-cell>
          <table:table-cell office:value-type="time" office:time-value="PT1056179H03M02.000000216S" calcext:value-type="time">
            <text:p>11:03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1:38:02" calcext:value-type="date">
            <text:p>25/06/20</text:p>
          </table:table-cell>
          <table:table-cell office:value-type="time" office:time-value="PT1056179H03M02.000000216S" calcext:value-type="time">
            <text:p>11:03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5T11:38:02" calcext:value-type="date">
            <text:p>25/06/20</text:p>
          </table:table-cell>
          <table:table-cell office:value-type="time" office:time-value="PT1056179H03M02.000000216S" calcext:value-type="time">
            <text:p>11:03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2:38:01" calcext:value-type="date">
            <text:p>25/06/20</text:p>
          </table:table-cell>
          <table:table-cell office:value-type="time" office:time-value="PT1056180H03M01.000000611S" calcext:value-type="time">
            <text:p>12:03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2:38:01" calcext:value-type="date">
            <text:p>25/06/20</text:p>
          </table:table-cell>
          <table:table-cell office:value-type="time" office:time-value="PT1056180H03M01.000000611S" calcext:value-type="time">
            <text:p>12:03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2:38:01" calcext:value-type="date">
            <text:p>25/06/20</text:p>
          </table:table-cell>
          <table:table-cell office:value-type="time" office:time-value="PT1056180H03M01.000000611S" calcext:value-type="time">
            <text:p>12:03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5T12:38:01" calcext:value-type="date">
            <text:p>25/06/20</text:p>
          </table:table-cell>
          <table:table-cell office:value-type="time" office:time-value="PT1056180H03M01.000000611S" calcext:value-type="time">
            <text:p>12:03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3:38:00" calcext:value-type="date">
            <text:p>25/06/20</text:p>
          </table:table-cell>
          <table:table-cell office:value-type="time" office:time-value="PT1056181H02M59.999999329S" calcext:value-type="time">
            <text:p>13:03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3:38:00" calcext:value-type="date">
            <text:p>25/06/20</text:p>
          </table:table-cell>
          <table:table-cell office:value-type="time" office:time-value="PT1056181H02M59.999999329S" calcext:value-type="time">
            <text:p>13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3:38:00" calcext:value-type="date">
            <text:p>25/06/20</text:p>
          </table:table-cell>
          <table:table-cell office:value-type="time" office:time-value="PT1056181H02M59.999999329S" calcext:value-type="time">
            <text:p>13:0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5T13:38:00" calcext:value-type="date">
            <text:p>25/06/20</text:p>
          </table:table-cell>
          <table:table-cell office:value-type="time" office:time-value="PT1056181H02M59.999999329S" calcext:value-type="time">
            <text:p>13:03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4:37:59" calcext:value-type="date">
            <text:p>25/06/20</text:p>
          </table:table-cell>
          <table:table-cell office:value-type="time" office:time-value="PT1056182H02M58.999999724S" calcext:value-type="time">
            <text:p>14:02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4:37:59" calcext:value-type="date">
            <text:p>25/06/20</text:p>
          </table:table-cell>
          <table:table-cell office:value-type="time" office:time-value="PT1056182H02M58.999999724S" calcext:value-type="time">
            <text:p>14:02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4:37:59" calcext:value-type="date">
            <text:p>25/06/20</text:p>
          </table:table-cell>
          <table:table-cell office:value-type="time" office:time-value="PT1056182H02M58.999999724S" calcext:value-type="time">
            <text:p>14:02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14:37:59" calcext:value-type="date">
            <text:p>25/06/20</text:p>
          </table:table-cell>
          <table:table-cell office:value-type="time" office:time-value="PT1056182H02M58.999999724S" calcext:value-type="time">
            <text:p>14:02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5:37:58" calcext:value-type="date">
            <text:p>25/06/20</text:p>
          </table:table-cell>
          <table:table-cell office:value-type="time" office:time-value="PT1056183H02M58.000000119S" calcext:value-type="time">
            <text:p>15:02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5:37:58" calcext:value-type="date">
            <text:p>25/06/20</text:p>
          </table:table-cell>
          <table:table-cell office:value-type="time" office:time-value="PT1056183H02M58.000000119S" calcext:value-type="time">
            <text:p>15:02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5:37:58" calcext:value-type="date">
            <text:p>25/06/20</text:p>
          </table:table-cell>
          <table:table-cell office:value-type="time" office:time-value="PT1056183H02M58.000000119S" calcext:value-type="time">
            <text:p>15:02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15:37:58" calcext:value-type="date">
            <text:p>25/06/20</text:p>
          </table:table-cell>
          <table:table-cell office:value-type="time" office:time-value="PT1056183H02M58.000000119S" calcext:value-type="time">
            <text:p>15:02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6:37:57" calcext:value-type="date">
            <text:p>25/06/20</text:p>
          </table:table-cell>
          <table:table-cell office:value-type="time" office:time-value="PT1056184H02M56.999999676S" calcext:value-type="time">
            <text:p>16:02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6:37:57" calcext:value-type="date">
            <text:p>25/06/20</text:p>
          </table:table-cell>
          <table:table-cell office:value-type="time" office:time-value="PT1056184H02M56.999999676S" calcext:value-type="time">
            <text:p>16:02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6:37:57" calcext:value-type="date">
            <text:p>25/06/20</text:p>
          </table:table-cell>
          <table:table-cell office:value-type="time" office:time-value="PT1056184H02M56.999999676S" calcext:value-type="time">
            <text:p>16:02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16:37:57" calcext:value-type="date">
            <text:p>25/06/20</text:p>
          </table:table-cell>
          <table:table-cell office:value-type="time" office:time-value="PT1056184H02M56.999999676S" calcext:value-type="time">
            <text:p>16:02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7:37:56" calcext:value-type="date">
            <text:p>25/06/20</text:p>
          </table:table-cell>
          <table:table-cell office:value-type="time" office:time-value="PT1056185H02M56.000000071S" calcext:value-type="time">
            <text:p>17:02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7:37:56" calcext:value-type="date">
            <text:p>25/06/20</text:p>
          </table:table-cell>
          <table:table-cell office:value-type="time" office:time-value="PT1056185H02M56.000000071S" calcext:value-type="time">
            <text:p>17:02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7:37:56" calcext:value-type="date">
            <text:p>25/06/20</text:p>
          </table:table-cell>
          <table:table-cell office:value-type="time" office:time-value="PT1056185H02M56.000000071S" calcext:value-type="time">
            <text:p>17:02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59.0</text:p>
          </table:table-cell>
          <table:table-cell office:value-type="date" office:date-value="2020-06-25T17:37:56" calcext:value-type="date">
            <text:p>25/06/20</text:p>
          </table:table-cell>
          <table:table-cell office:value-type="time" office:time-value="PT1056185H02M56.000000071S" calcext:value-type="time">
            <text:p>17:02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8:37:55" calcext:value-type="date">
            <text:p>25/06/20</text:p>
          </table:table-cell>
          <table:table-cell office:value-type="time" office:time-value="PT1056186H02M54.999999627S" calcext:value-type="time">
            <text:p>18:02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8:37:55" calcext:value-type="date">
            <text:p>25/06/20</text:p>
          </table:table-cell>
          <table:table-cell office:value-type="time" office:time-value="PT1056186H02M54.999999627S" calcext:value-type="time">
            <text:p>18:02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8:37:55" calcext:value-type="date">
            <text:p>25/06/20</text:p>
          </table:table-cell>
          <table:table-cell office:value-type="time" office:time-value="PT1056186H02M54.999999627S" calcext:value-type="time">
            <text:p>18:02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18:37:55" calcext:value-type="date">
            <text:p>25/06/20</text:p>
          </table:table-cell>
          <table:table-cell office:value-type="time" office:time-value="PT1056186H02M54.999999627S" calcext:value-type="time">
            <text:p>18:02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9:37:54" calcext:value-type="date">
            <text:p>25/06/20</text:p>
          </table:table-cell>
          <table:table-cell office:value-type="time" office:time-value="PT1056187H02M54.000000022S" calcext:value-type="time">
            <text:p>19:02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9:37:54" calcext:value-type="date">
            <text:p>25/06/20</text:p>
          </table:table-cell>
          <table:table-cell office:value-type="time" office:time-value="PT1056187H02M54.000000022S" calcext:value-type="time">
            <text:p>19:02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19:37:54" calcext:value-type="date">
            <text:p>25/06/20</text:p>
          </table:table-cell>
          <table:table-cell office:value-type="time" office:time-value="PT1056187H02M54.000000022S" calcext:value-type="time">
            <text:p>19:02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19:37:54" calcext:value-type="date">
            <text:p>25/06/20</text:p>
          </table:table-cell>
          <table:table-cell office:value-type="time" office:time-value="PT1056187H02M54.000000022S" calcext:value-type="time">
            <text:p>19:02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0:37:53" calcext:value-type="date">
            <text:p>25/06/20</text:p>
          </table:table-cell>
          <table:table-cell office:value-type="time" office:time-value="PT1056188H02M53.000000417S" calcext:value-type="time">
            <text:p>20:02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0:37:53" calcext:value-type="date">
            <text:p>25/06/20</text:p>
          </table:table-cell>
          <table:table-cell office:value-type="time" office:time-value="PT1056188H02M53.000000417S" calcext:value-type="time">
            <text:p>20:02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0:37:53" calcext:value-type="date">
            <text:p>25/06/20</text:p>
          </table:table-cell>
          <table:table-cell office:value-type="time" office:time-value="PT1056188H02M53.000000417S" calcext:value-type="time">
            <text:p>20:02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20:37:53" calcext:value-type="date">
            <text:p>25/06/20</text:p>
          </table:table-cell>
          <table:table-cell office:value-type="time" office:time-value="PT1056188H02M53.000000417S" calcext:value-type="time">
            <text:p>20:02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1:37:52" calcext:value-type="date">
            <text:p>25/06/20</text:p>
          </table:table-cell>
          <table:table-cell office:value-type="time" office:time-value="PT1056189H02M51.999999974S" calcext:value-type="time">
            <text:p>21:02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1:37:52" calcext:value-type="date">
            <text:p>25/06/20</text:p>
          </table:table-cell>
          <table:table-cell office:value-type="time" office:time-value="PT1056189H02M51.999999974S" calcext:value-type="time">
            <text:p>21:02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1:37:52" calcext:value-type="date">
            <text:p>25/06/20</text:p>
          </table:table-cell>
          <table:table-cell office:value-type="time" office:time-value="PT1056189H02M51.999999974S" calcext:value-type="time">
            <text:p>21:02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21:37:52" calcext:value-type="date">
            <text:p>25/06/20</text:p>
          </table:table-cell>
          <table:table-cell office:value-type="time" office:time-value="PT1056189H02M51.999999974S" calcext:value-type="time">
            <text:p>21:02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2:37:51" calcext:value-type="date">
            <text:p>25/06/20</text:p>
          </table:table-cell>
          <table:table-cell office:value-type="time" office:time-value="PT1056190H02M50.999999531S" calcext:value-type="time">
            <text:p>22:02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2:37:51" calcext:value-type="date">
            <text:p>25/06/20</text:p>
          </table:table-cell>
          <table:table-cell office:value-type="time" office:time-value="PT1056190H02M50.999999531S" calcext:value-type="time">
            <text:p>22:02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2:37:51" calcext:value-type="date">
            <text:p>25/06/20</text:p>
          </table:table-cell>
          <table:table-cell office:value-type="time" office:time-value="PT1056190H02M50.999999531S" calcext:value-type="time">
            <text:p>22:02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5T22:37:51" calcext:value-type="date">
            <text:p>25/06/20</text:p>
          </table:table-cell>
          <table:table-cell office:value-type="time" office:time-value="PT1056190H02M50.999999531S" calcext:value-type="time">
            <text:p>22:02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3:37:50" calcext:value-type="date">
            <text:p>25/06/20</text:p>
          </table:table-cell>
          <table:table-cell office:value-type="time" office:time-value="PT1056191H02M49.999999925S" calcext:value-type="time">
            <text:p>23:02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3:37:50" calcext:value-type="date">
            <text:p>25/06/20</text:p>
          </table:table-cell>
          <table:table-cell office:value-type="time" office:time-value="PT1056191H02M49.999999925S" calcext:value-type="time">
            <text:p>23:02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5T23:37:50" calcext:value-type="date">
            <text:p>25/06/20</text:p>
          </table:table-cell>
          <table:table-cell office:value-type="time" office:time-value="PT1056191H02M49.999999925S" calcext:value-type="time">
            <text:p>23:02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5T23:37:50" calcext:value-type="date">
            <text:p>25/06/20</text:p>
          </table:table-cell>
          <table:table-cell office:value-type="time" office:time-value="PT1056191H02M49.999999925S" calcext:value-type="time">
            <text:p>23:02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0:37:49" calcext:value-type="date">
            <text:p>26/06/20</text:p>
          </table:table-cell>
          <table:table-cell office:value-type="time" office:time-value="PT1056192H02M49.00000032S" calcext:value-type="time">
            <text:p>00:02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0:37:49" calcext:value-type="date">
            <text:p>26/06/20</text:p>
          </table:table-cell>
          <table:table-cell office:value-type="time" office:time-value="PT1056192H02M49.00000032S" calcext:value-type="time">
            <text:p>00:02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0:37:49" calcext:value-type="date">
            <text:p>26/06/20</text:p>
          </table:table-cell>
          <table:table-cell office:value-type="time" office:time-value="PT1056192H02M49.00000032S" calcext:value-type="time">
            <text:p>00:02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0:37:49" calcext:value-type="date">
            <text:p>26/06/20</text:p>
          </table:table-cell>
          <table:table-cell office:value-type="time" office:time-value="PT1056192H02M49.00000032S" calcext:value-type="time">
            <text:p>00:02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1:37:48" calcext:value-type="date">
            <text:p>26/06/20</text:p>
          </table:table-cell>
          <table:table-cell office:value-type="time" office:time-value="PT1056193H02M47.999999877S" calcext:value-type="time">
            <text:p>01:02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1:37:48" calcext:value-type="date">
            <text:p>26/06/20</text:p>
          </table:table-cell>
          <table:table-cell office:value-type="time" office:time-value="PT1056193H02M47.999999877S" calcext:value-type="time">
            <text:p>01:02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1:37:48" calcext:value-type="date">
            <text:p>26/06/20</text:p>
          </table:table-cell>
          <table:table-cell office:value-type="time" office:time-value="PT1056193H02M47.999999877S" calcext:value-type="time">
            <text:p>01:02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1:37:48" calcext:value-type="date">
            <text:p>26/06/20</text:p>
          </table:table-cell>
          <table:table-cell office:value-type="time" office:time-value="PT1056193H02M47.999999877S" calcext:value-type="time">
            <text:p>01:02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2:37:47" calcext:value-type="date">
            <text:p>26/06/20</text:p>
          </table:table-cell>
          <table:table-cell office:value-type="time" office:time-value="PT1056194H02M47.000000272S" calcext:value-type="time">
            <text:p>02:02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2:37:47" calcext:value-type="date">
            <text:p>26/06/20</text:p>
          </table:table-cell>
          <table:table-cell office:value-type="time" office:time-value="PT1056194H02M47.000000272S" calcext:value-type="time">
            <text:p>02:02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2:37:47" calcext:value-type="date">
            <text:p>26/06/20</text:p>
          </table:table-cell>
          <table:table-cell office:value-type="time" office:time-value="PT1056194H02M47.000000272S" calcext:value-type="time">
            <text:p>02:02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2:37:47" calcext:value-type="date">
            <text:p>26/06/20</text:p>
          </table:table-cell>
          <table:table-cell office:value-type="time" office:time-value="PT1056194H02M47.000000272S" calcext:value-type="time">
            <text:p>02:02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3:37:46" calcext:value-type="date">
            <text:p>26/06/20</text:p>
          </table:table-cell>
          <table:table-cell office:value-type="time" office:time-value="PT1056195H02M45.999999829S" calcext:value-type="time">
            <text:p>03:02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3:37:46" calcext:value-type="date">
            <text:p>26/06/20</text:p>
          </table:table-cell>
          <table:table-cell office:value-type="time" office:time-value="PT1056195H02M45.999999829S" calcext:value-type="time">
            <text:p>03:02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3:37:46" calcext:value-type="date">
            <text:p>26/06/20</text:p>
          </table:table-cell>
          <table:table-cell office:value-type="time" office:time-value="PT1056195H02M45.999999829S" calcext:value-type="time">
            <text:p>03:02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6T03:37:46" calcext:value-type="date">
            <text:p>26/06/20</text:p>
          </table:table-cell>
          <table:table-cell office:value-type="time" office:time-value="PT1056195H02M45.999999829S" calcext:value-type="time">
            <text:p>03:02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4:37:45" calcext:value-type="date">
            <text:p>26/06/20</text:p>
          </table:table-cell>
          <table:table-cell office:value-type="time" office:time-value="PT1056196H02M45.000000224S" calcext:value-type="time">
            <text:p>04:02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4:37:45" calcext:value-type="date">
            <text:p>26/06/20</text:p>
          </table:table-cell>
          <table:table-cell office:value-type="time" office:time-value="PT1056196H02M45.000000224S" calcext:value-type="time">
            <text:p>04:02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4:37:45" calcext:value-type="date">
            <text:p>26/06/20</text:p>
          </table:table-cell>
          <table:table-cell office:value-type="time" office:time-value="PT1056196H02M45.000000224S" calcext:value-type="time">
            <text:p>04:02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6T04:37:45" calcext:value-type="date">
            <text:p>26/06/20</text:p>
          </table:table-cell>
          <table:table-cell office:value-type="time" office:time-value="PT1056196H02M45.000000224S" calcext:value-type="time">
            <text:p>04:02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5:37:44" calcext:value-type="date">
            <text:p>26/06/20</text:p>
          </table:table-cell>
          <table:table-cell office:value-type="time" office:time-value="PT1056197H02M44.000000618S" calcext:value-type="time">
            <text:p>05:02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5:37:44" calcext:value-type="date">
            <text:p>26/06/20</text:p>
          </table:table-cell>
          <table:table-cell office:value-type="time" office:time-value="PT1056197H02M44.000000618S" calcext:value-type="time">
            <text:p>05:02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5:37:44" calcext:value-type="date">
            <text:p>26/06/20</text:p>
          </table:table-cell>
          <table:table-cell office:value-type="time" office:time-value="PT1056197H02M44.000000618S" calcext:value-type="time">
            <text:p>05:02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5:37:44" calcext:value-type="date">
            <text:p>26/06/20</text:p>
          </table:table-cell>
          <table:table-cell office:value-type="time" office:time-value="PT1056197H02M44.000000618S" calcext:value-type="time">
            <text:p>05:02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6:37:43" calcext:value-type="date">
            <text:p>26/06/20</text:p>
          </table:table-cell>
          <table:table-cell office:value-type="time" office:time-value="PT1056198H02M42.999999337S" calcext:value-type="time">
            <text:p>06:02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6:37:43" calcext:value-type="date">
            <text:p>26/06/20</text:p>
          </table:table-cell>
          <table:table-cell office:value-type="time" office:time-value="PT1056198H02M42.999999337S" calcext:value-type="time">
            <text:p>06:02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6:37:43" calcext:value-type="date">
            <text:p>26/06/20</text:p>
          </table:table-cell>
          <table:table-cell office:value-type="time" office:time-value="PT1056198H02M42.999999337S" calcext:value-type="time">
            <text:p>06:02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6:37:43" calcext:value-type="date">
            <text:p>26/06/20</text:p>
          </table:table-cell>
          <table:table-cell office:value-type="time" office:time-value="PT1056198H02M42.999999337S" calcext:value-type="time">
            <text:p>06:02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7:37:42" calcext:value-type="date">
            <text:p>26/06/20</text:p>
          </table:table-cell>
          <table:table-cell office:value-type="time" office:time-value="PT1056199H02M41.999999732S" calcext:value-type="time">
            <text:p>07:02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7:37:42" calcext:value-type="date">
            <text:p>26/06/20</text:p>
          </table:table-cell>
          <table:table-cell office:value-type="time" office:time-value="PT1056199H02M41.999999732S" calcext:value-type="time">
            <text:p>07:02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7:37:42" calcext:value-type="date">
            <text:p>26/06/20</text:p>
          </table:table-cell>
          <table:table-cell office:value-type="time" office:time-value="PT1056199H02M41.999999732S" calcext:value-type="time">
            <text:p>07:02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6T07:37:42" calcext:value-type="date">
            <text:p>26/06/20</text:p>
          </table:table-cell>
          <table:table-cell office:value-type="time" office:time-value="PT1056199H02M41.999999732S" calcext:value-type="time">
            <text:p>07:02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8:37:41" calcext:value-type="date">
            <text:p>26/06/20</text:p>
          </table:table-cell>
          <table:table-cell office:value-type="time" office:time-value="PT1056200H02M41.000000127S" calcext:value-type="time">
            <text:p>08:02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8:37:41" calcext:value-type="date">
            <text:p>26/06/20</text:p>
          </table:table-cell>
          <table:table-cell office:value-type="time" office:time-value="PT1056200H02M41.000000127S" calcext:value-type="time">
            <text:p>08:02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8:37:41" calcext:value-type="date">
            <text:p>26/06/20</text:p>
          </table:table-cell>
          <table:table-cell office:value-type="time" office:time-value="PT1056200H02M41.000000127S" calcext:value-type="time">
            <text:p>08:02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8:37:41" calcext:value-type="date">
            <text:p>26/06/20</text:p>
          </table:table-cell>
          <table:table-cell office:value-type="time" office:time-value="PT1056200H02M41.000000127S" calcext:value-type="time">
            <text:p>08:02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9:37:40" calcext:value-type="date">
            <text:p>26/06/20</text:p>
          </table:table-cell>
          <table:table-cell office:value-type="time" office:time-value="PT1056201H02M39.999999683S" calcext:value-type="time">
            <text:p>09:02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9:37:40" calcext:value-type="date">
            <text:p>26/06/20</text:p>
          </table:table-cell>
          <table:table-cell office:value-type="time" office:time-value="PT1056201H02M39.999999683S" calcext:value-type="time">
            <text:p>09:02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09:37:40" calcext:value-type="date">
            <text:p>26/06/20</text:p>
          </table:table-cell>
          <table:table-cell office:value-type="time" office:time-value="PT1056201H02M39.999999683S" calcext:value-type="time">
            <text:p>09:02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09:37:40" calcext:value-type="date">
            <text:p>26/06/20</text:p>
          </table:table-cell>
          <table:table-cell office:value-type="time" office:time-value="PT1056201H02M39.999999683S" calcext:value-type="time">
            <text:p>09:02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0:37:39" calcext:value-type="date">
            <text:p>26/06/20</text:p>
          </table:table-cell>
          <table:table-cell office:value-type="time" office:time-value="PT1056202H02M39.000000078S" calcext:value-type="time">
            <text:p>10:02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0:37:39" calcext:value-type="date">
            <text:p>26/06/20</text:p>
          </table:table-cell>
          <table:table-cell office:value-type="time" office:time-value="PT1056202H02M39.000000078S" calcext:value-type="time">
            <text:p>10:02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0:37:39" calcext:value-type="date">
            <text:p>26/06/20</text:p>
          </table:table-cell>
          <table:table-cell office:value-type="time" office:time-value="PT1056202H02M39.000000078S" calcext:value-type="time">
            <text:p>10:02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0:37:39" calcext:value-type="date">
            <text:p>26/06/20</text:p>
          </table:table-cell>
          <table:table-cell office:value-type="time" office:time-value="PT1056202H02M39.000000078S" calcext:value-type="time">
            <text:p>10:02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1:37:38" calcext:value-type="date">
            <text:p>26/06/20</text:p>
          </table:table-cell>
          <table:table-cell office:value-type="time" office:time-value="PT1056203H02M37.999999635S" calcext:value-type="time">
            <text:p>11:02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1:37:38" calcext:value-type="date">
            <text:p>26/06/20</text:p>
          </table:table-cell>
          <table:table-cell office:value-type="time" office:time-value="PT1056203H02M37.999999635S" calcext:value-type="time">
            <text:p>11:02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1:37:38" calcext:value-type="date">
            <text:p>26/06/20</text:p>
          </table:table-cell>
          <table:table-cell office:value-type="time" office:time-value="PT1056203H02M37.999999635S" calcext:value-type="time">
            <text:p>11:02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6T11:37:38" calcext:value-type="date">
            <text:p>26/06/20</text:p>
          </table:table-cell>
          <table:table-cell office:value-type="time" office:time-value="PT1056203H02M37.999999635S" calcext:value-type="time">
            <text:p>11:02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2:37:37" calcext:value-type="date">
            <text:p>26/06/20</text:p>
          </table:table-cell>
          <table:table-cell office:value-type="time" office:time-value="PT1056204H02M37.00000003S" calcext:value-type="time">
            <text:p>12:02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2:37:37" calcext:value-type="date">
            <text:p>26/06/20</text:p>
          </table:table-cell>
          <table:table-cell office:value-type="time" office:time-value="PT1056204H02M37.00000003S" calcext:value-type="time">
            <text:p>12:02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2:37:37" calcext:value-type="date">
            <text:p>26/06/20</text:p>
          </table:table-cell>
          <table:table-cell office:value-type="time" office:time-value="PT1056204H02M37.00000003S" calcext:value-type="time">
            <text:p>12:02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6T12:37:37" calcext:value-type="date">
            <text:p>26/06/20</text:p>
          </table:table-cell>
          <table:table-cell office:value-type="time" office:time-value="PT1056204H02M37.00000003S" calcext:value-type="time">
            <text:p>12:02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3:37:36" calcext:value-type="date">
            <text:p>26/06/20</text:p>
          </table:table-cell>
          <table:table-cell office:value-type="time" office:time-value="PT1056205H02M36.000000425S" calcext:value-type="time">
            <text:p>13:02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3:37:36" calcext:value-type="date">
            <text:p>26/06/20</text:p>
          </table:table-cell>
          <table:table-cell office:value-type="time" office:time-value="PT1056205H02M36.000000425S" calcext:value-type="time">
            <text:p>13:02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3:37:36" calcext:value-type="date">
            <text:p>26/06/20</text:p>
          </table:table-cell>
          <table:table-cell office:value-type="time" office:time-value="PT1056205H02M36.000000425S" calcext:value-type="time">
            <text:p>13:02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3:37:36" calcext:value-type="date">
            <text:p>26/06/20</text:p>
          </table:table-cell>
          <table:table-cell office:value-type="time" office:time-value="PT1056205H02M36.000000425S" calcext:value-type="time">
            <text:p>13:02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4:37:35" calcext:value-type="date">
            <text:p>26/06/20</text:p>
          </table:table-cell>
          <table:table-cell office:value-type="time" office:time-value="PT1056206H02M34.999999981S" calcext:value-type="time">
            <text:p>14:02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4:37:35" calcext:value-type="date">
            <text:p>26/06/20</text:p>
          </table:table-cell>
          <table:table-cell office:value-type="time" office:time-value="PT1056206H02M34.999999981S" calcext:value-type="time">
            <text:p>14:02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4:37:35" calcext:value-type="date">
            <text:p>26/06/20</text:p>
          </table:table-cell>
          <table:table-cell office:value-type="time" office:time-value="PT1056206H02M34.999999981S" calcext:value-type="time">
            <text:p>14:02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4:37:35" calcext:value-type="date">
            <text:p>26/06/20</text:p>
          </table:table-cell>
          <table:table-cell office:value-type="time" office:time-value="PT1056206H02M34.999999981S" calcext:value-type="time">
            <text:p>14:02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5:37:34" calcext:value-type="date">
            <text:p>26/06/20</text:p>
          </table:table-cell>
          <table:table-cell office:value-type="time" office:time-value="PT1056207H02M33.999999538S" calcext:value-type="time">
            <text:p>15:02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5:37:34" calcext:value-type="date">
            <text:p>26/06/20</text:p>
          </table:table-cell>
          <table:table-cell office:value-type="time" office:time-value="PT1056207H02M33.999999538S" calcext:value-type="time">
            <text:p>15:02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5:37:34" calcext:value-type="date">
            <text:p>26/06/20</text:p>
          </table:table-cell>
          <table:table-cell office:value-type="time" office:time-value="PT1056207H02M33.999999538S" calcext:value-type="time">
            <text:p>15:02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6T15:37:34" calcext:value-type="date">
            <text:p>26/06/20</text:p>
          </table:table-cell>
          <table:table-cell office:value-type="time" office:time-value="PT1056207H02M33.999999538S" calcext:value-type="time">
            <text:p>15:02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6:37:33" calcext:value-type="date">
            <text:p>26/06/20</text:p>
          </table:table-cell>
          <table:table-cell office:value-type="time" office:time-value="PT1056208H02M32.999999933S" calcext:value-type="time">
            <text:p>16:02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6:37:33" calcext:value-type="date">
            <text:p>26/06/20</text:p>
          </table:table-cell>
          <table:table-cell office:value-type="time" office:time-value="PT1056208H02M32.999999933S" calcext:value-type="time">
            <text:p>16:02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6:37:33" calcext:value-type="date">
            <text:p>26/06/20</text:p>
          </table:table-cell>
          <table:table-cell office:value-type="time" office:time-value="PT1056208H02M32.999999933S" calcext:value-type="time">
            <text:p>16:02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6:37:33" calcext:value-type="date">
            <text:p>26/06/20</text:p>
          </table:table-cell>
          <table:table-cell office:value-type="time" office:time-value="PT1056208H02M32.999999933S" calcext:value-type="time">
            <text:p>16:02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7:37:32" calcext:value-type="date">
            <text:p>26/06/20</text:p>
          </table:table-cell>
          <table:table-cell office:value-type="time" office:time-value="PT1056209H02M32.000000328S" calcext:value-type="time">
            <text:p>17:02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7:37:32" calcext:value-type="date">
            <text:p>26/06/20</text:p>
          </table:table-cell>
          <table:table-cell office:value-type="time" office:time-value="PT1056209H02M32.000000328S" calcext:value-type="time">
            <text:p>17:02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7:37:32" calcext:value-type="date">
            <text:p>26/06/20</text:p>
          </table:table-cell>
          <table:table-cell office:value-type="time" office:time-value="PT1056209H02M32.000000328S" calcext:value-type="time">
            <text:p>17:02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7:37:32" calcext:value-type="date">
            <text:p>26/06/20</text:p>
          </table:table-cell>
          <table:table-cell office:value-type="time" office:time-value="PT1056209H02M32.000000328S" calcext:value-type="time">
            <text:p>17:02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8:37:31" calcext:value-type="date">
            <text:p>26/06/20</text:p>
          </table:table-cell>
          <table:table-cell office:value-type="time" office:time-value="PT1056210H02M30.999999885S" calcext:value-type="time">
            <text:p>18:02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8:37:31" calcext:value-type="date">
            <text:p>26/06/20</text:p>
          </table:table-cell>
          <table:table-cell office:value-type="time" office:time-value="PT1056210H02M30.999999885S" calcext:value-type="time">
            <text:p>18:02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8:37:31" calcext:value-type="date">
            <text:p>26/06/20</text:p>
          </table:table-cell>
          <table:table-cell office:value-type="time" office:time-value="PT1056210H02M30.999999885S" calcext:value-type="time">
            <text:p>18:02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6T18:37:31" calcext:value-type="date">
            <text:p>26/06/20</text:p>
          </table:table-cell>
          <table:table-cell office:value-type="time" office:time-value="PT1056210H02M30.999999885S" calcext:value-type="time">
            <text:p>18:02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9:37:30" calcext:value-type="date">
            <text:p>26/06/20</text:p>
          </table:table-cell>
          <table:table-cell office:value-type="time" office:time-value="PT1056211H02M30.000000279S" calcext:value-type="time">
            <text:p>19:02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9:37:30" calcext:value-type="date">
            <text:p>26/06/20</text:p>
          </table:table-cell>
          <table:table-cell office:value-type="time" office:time-value="PT1056211H02M30.000000279S" calcext:value-type="time">
            <text:p>19:02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19:37:30" calcext:value-type="date">
            <text:p>26/06/20</text:p>
          </table:table-cell>
          <table:table-cell office:value-type="time" office:time-value="PT1056211H02M30.000000279S" calcext:value-type="time">
            <text:p>19:02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19:37:30" calcext:value-type="date">
            <text:p>26/06/20</text:p>
          </table:table-cell>
          <table:table-cell office:value-type="time" office:time-value="PT1056211H02M30.000000279S" calcext:value-type="time">
            <text:p>19:02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0:37:29" calcext:value-type="date">
            <text:p>26/06/20</text:p>
          </table:table-cell>
          <table:table-cell office:value-type="time" office:time-value="PT1056212H02M28.999999836S" calcext:value-type="time">
            <text:p>20:02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0:37:29" calcext:value-type="date">
            <text:p>26/06/20</text:p>
          </table:table-cell>
          <table:table-cell office:value-type="time" office:time-value="PT1056212H02M28.999999836S" calcext:value-type="time">
            <text:p>20:02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0:37:29" calcext:value-type="date">
            <text:p>26/06/20</text:p>
          </table:table-cell>
          <table:table-cell office:value-type="time" office:time-value="PT1056212H02M28.999999836S" calcext:value-type="time">
            <text:p>20:02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6T20:37:29" calcext:value-type="date">
            <text:p>26/06/20</text:p>
          </table:table-cell>
          <table:table-cell office:value-type="time" office:time-value="PT1056212H02M28.999999836S" calcext:value-type="time">
            <text:p>20:02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1:37:28" calcext:value-type="date">
            <text:p>26/06/20</text:p>
          </table:table-cell>
          <table:table-cell office:value-type="time" office:time-value="PT1056213H02M28.000000231S" calcext:value-type="time">
            <text:p>21:02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1:37:28" calcext:value-type="date">
            <text:p>26/06/20</text:p>
          </table:table-cell>
          <table:table-cell office:value-type="time" office:time-value="PT1056213H02M28.000000231S" calcext:value-type="time">
            <text:p>21:02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1:37:28" calcext:value-type="date">
            <text:p>26/06/20</text:p>
          </table:table-cell>
          <table:table-cell office:value-type="time" office:time-value="PT1056213H02M28.000000231S" calcext:value-type="time">
            <text:p>21:02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6T21:37:28" calcext:value-type="date">
            <text:p>26/06/20</text:p>
          </table:table-cell>
          <table:table-cell office:value-type="time" office:time-value="PT1056213H02M28.000000231S" calcext:value-type="time">
            <text:p>21:02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2:37:27" calcext:value-type="date">
            <text:p>26/06/20</text:p>
          </table:table-cell>
          <table:table-cell office:value-type="time" office:time-value="PT1056214H02M27.000000626S" calcext:value-type="time">
            <text:p>22:02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2:37:27" calcext:value-type="date">
            <text:p>26/06/20</text:p>
          </table:table-cell>
          <table:table-cell office:value-type="time" office:time-value="PT1056214H02M27.000000626S" calcext:value-type="time">
            <text:p>22:02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2:37:27" calcext:value-type="date">
            <text:p>26/06/20</text:p>
          </table:table-cell>
          <table:table-cell office:value-type="time" office:time-value="PT1056214H02M27.000000626S" calcext:value-type="time">
            <text:p>22:02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6T22:37:27" calcext:value-type="date">
            <text:p>26/06/20</text:p>
          </table:table-cell>
          <table:table-cell office:value-type="time" office:time-value="PT1056214H02M27.000000626S" calcext:value-type="time">
            <text:p>22:02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3:37:26" calcext:value-type="date">
            <text:p>26/06/20</text:p>
          </table:table-cell>
          <table:table-cell office:value-type="time" office:time-value="PT1056215H02M25.999999344S" calcext:value-type="time">
            <text:p>23:02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3:37:26" calcext:value-type="date">
            <text:p>26/06/20</text:p>
          </table:table-cell>
          <table:table-cell office:value-type="time" office:time-value="PT1056215H02M25.999999344S" calcext:value-type="time">
            <text:p>23:02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6T23:37:26" calcext:value-type="date">
            <text:p>26/06/20</text:p>
          </table:table-cell>
          <table:table-cell office:value-type="time" office:time-value="PT1056215H02M25.999999344S" calcext:value-type="time">
            <text:p>23:02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6T23:37:26" calcext:value-type="date">
            <text:p>26/06/20</text:p>
          </table:table-cell>
          <table:table-cell office:value-type="time" office:time-value="PT1056215H02M25.999999344S" calcext:value-type="time">
            <text:p>23:02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0:37:25" calcext:value-type="date">
            <text:p>27/06/20</text:p>
          </table:table-cell>
          <table:table-cell office:value-type="time" office:time-value="PT1056216H02M24.999999739S" calcext:value-type="time">
            <text:p>00:02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0:37:25" calcext:value-type="date">
            <text:p>27/06/20</text:p>
          </table:table-cell>
          <table:table-cell office:value-type="time" office:time-value="PT1056216H02M24.999999739S" calcext:value-type="time">
            <text:p>00:02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0:37:25" calcext:value-type="date">
            <text:p>27/06/20</text:p>
          </table:table-cell>
          <table:table-cell office:value-type="time" office:time-value="PT1056216H02M24.999999739S" calcext:value-type="time">
            <text:p>00:02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9.0</text:p>
          </table:table-cell>
          <table:table-cell office:value-type="date" office:date-value="2020-06-27T00:37:25" calcext:value-type="date">
            <text:p>27/06/20</text:p>
          </table:table-cell>
          <table:table-cell office:value-type="time" office:time-value="PT1056216H02M24.999999739S" calcext:value-type="time">
            <text:p>00:02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1:37:24" calcext:value-type="date">
            <text:p>27/06/20</text:p>
          </table:table-cell>
          <table:table-cell office:value-type="time" office:time-value="PT1056217H02M24.000000134S" calcext:value-type="time">
            <text:p>01:02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1:37:24" calcext:value-type="date">
            <text:p>27/06/20</text:p>
          </table:table-cell>
          <table:table-cell office:value-type="time" office:time-value="PT1056217H02M24.000000134S" calcext:value-type="time">
            <text:p>01:02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1:37:24" calcext:value-type="date">
            <text:p>27/06/20</text:p>
          </table:table-cell>
          <table:table-cell office:value-type="time" office:time-value="PT1056217H02M24.000000134S" calcext:value-type="time">
            <text:p>01:02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01:37:24" calcext:value-type="date">
            <text:p>27/06/20</text:p>
          </table:table-cell>
          <table:table-cell office:value-type="time" office:time-value="PT1056217H02M24.000000134S" calcext:value-type="time">
            <text:p>01:02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2:37:23" calcext:value-type="date">
            <text:p>27/06/20</text:p>
          </table:table-cell>
          <table:table-cell office:value-type="time" office:time-value="PT1056218H02M22.999999691S" calcext:value-type="time">
            <text:p>02:02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2:37:23" calcext:value-type="date">
            <text:p>27/06/20</text:p>
          </table:table-cell>
          <table:table-cell office:value-type="time" office:time-value="PT1056218H02M22.999999691S" calcext:value-type="time">
            <text:p>02:02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2:37:23" calcext:value-type="date">
            <text:p>27/06/20</text:p>
          </table:table-cell>
          <table:table-cell office:value-type="time" office:time-value="PT1056218H02M22.999999691S" calcext:value-type="time">
            <text:p>02:02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7T02:37:23" calcext:value-type="date">
            <text:p>27/06/20</text:p>
          </table:table-cell>
          <table:table-cell office:value-type="time" office:time-value="PT1056218H02M22.999999691S" calcext:value-type="time">
            <text:p>02:02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3:37:22" calcext:value-type="date">
            <text:p>27/06/20</text:p>
          </table:table-cell>
          <table:table-cell office:value-type="time" office:time-value="PT1056219H02M22.000000086S" calcext:value-type="time">
            <text:p>03:02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3:37:22" calcext:value-type="date">
            <text:p>27/06/20</text:p>
          </table:table-cell>
          <table:table-cell office:value-type="time" office:time-value="PT1056219H02M22.000000086S" calcext:value-type="time">
            <text:p>03:02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3:37:22" calcext:value-type="date">
            <text:p>27/06/20</text:p>
          </table:table-cell>
          <table:table-cell office:value-type="time" office:time-value="PT1056219H02M22.000000086S" calcext:value-type="time">
            <text:p>03:02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7T03:37:22" calcext:value-type="date">
            <text:p>27/06/20</text:p>
          </table:table-cell>
          <table:table-cell office:value-type="time" office:time-value="PT1056219H02M22.000000086S" calcext:value-type="time">
            <text:p>03:02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4:37:21" calcext:value-type="date">
            <text:p>27/06/20</text:p>
          </table:table-cell>
          <table:table-cell office:value-type="time" office:time-value="PT1056220H02M20.999999642S" calcext:value-type="time">
            <text:p>04:02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4:37:21" calcext:value-type="date">
            <text:p>27/06/20</text:p>
          </table:table-cell>
          <table:table-cell office:value-type="time" office:time-value="PT1056220H02M20.999999642S" calcext:value-type="time">
            <text:p>04:02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4:37:21" calcext:value-type="date">
            <text:p>27/06/20</text:p>
          </table:table-cell>
          <table:table-cell office:value-type="time" office:time-value="PT1056220H02M20.999999642S" calcext:value-type="time">
            <text:p>04:02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7T04:37:21" calcext:value-type="date">
            <text:p>27/06/20</text:p>
          </table:table-cell>
          <table:table-cell office:value-type="time" office:time-value="PT1056220H02M20.999999642S" calcext:value-type="time">
            <text:p>04:02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5:37:20" calcext:value-type="date">
            <text:p>27/06/20</text:p>
          </table:table-cell>
          <table:table-cell office:value-type="time" office:time-value="PT1056221H02M20.000000037S" calcext:value-type="time">
            <text:p>05:02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5:37:20" calcext:value-type="date">
            <text:p>27/06/20</text:p>
          </table:table-cell>
          <table:table-cell office:value-type="time" office:time-value="PT1056221H02M20.000000037S" calcext:value-type="time">
            <text:p>05:02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5:37:20" calcext:value-type="date">
            <text:p>27/06/20</text:p>
          </table:table-cell>
          <table:table-cell office:value-type="time" office:time-value="PT1056221H02M20.000000037S" calcext:value-type="time">
            <text:p>05:02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05:37:20" calcext:value-type="date">
            <text:p>27/06/20</text:p>
          </table:table-cell>
          <table:table-cell office:value-type="time" office:time-value="PT1056221H02M20.000000037S" calcext:value-type="time">
            <text:p>05:02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6:37:19" calcext:value-type="date">
            <text:p>27/06/20</text:p>
          </table:table-cell>
          <table:table-cell office:value-type="time" office:time-value="PT1056222H02M19.000000432S" calcext:value-type="time">
            <text:p>06:02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6:37:19" calcext:value-type="date">
            <text:p>27/06/20</text:p>
          </table:table-cell>
          <table:table-cell office:value-type="time" office:time-value="PT1056222H02M19.000000432S" calcext:value-type="time">
            <text:p>06:02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6:37:19" calcext:value-type="date">
            <text:p>27/06/20</text:p>
          </table:table-cell>
          <table:table-cell office:value-type="time" office:time-value="PT1056222H02M19.000000432S" calcext:value-type="time">
            <text:p>06:02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06:37:19" calcext:value-type="date">
            <text:p>27/06/20</text:p>
          </table:table-cell>
          <table:table-cell office:value-type="time" office:time-value="PT1056222H02M19.000000432S" calcext:value-type="time">
            <text:p>06:02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7:37:18" calcext:value-type="date">
            <text:p>27/06/20</text:p>
          </table:table-cell>
          <table:table-cell office:value-type="time" office:time-value="PT1056223H02M17.999999989S" calcext:value-type="time">
            <text:p>07:02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7:37:18" calcext:value-type="date">
            <text:p>27/06/20</text:p>
          </table:table-cell>
          <table:table-cell office:value-type="time" office:time-value="PT1056223H02M17.999999989S" calcext:value-type="time">
            <text:p>07:02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7:37:18" calcext:value-type="date">
            <text:p>27/06/20</text:p>
          </table:table-cell>
          <table:table-cell office:value-type="time" office:time-value="PT1056223H02M17.999999989S" calcext:value-type="time">
            <text:p>07:02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07:37:18" calcext:value-type="date">
            <text:p>27/06/20</text:p>
          </table:table-cell>
          <table:table-cell office:value-type="time" office:time-value="PT1056223H02M17.999999989S" calcext:value-type="time">
            <text:p>07:02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8:37:17" calcext:value-type="date">
            <text:p>27/06/20</text:p>
          </table:table-cell>
          <table:table-cell office:value-type="time" office:time-value="PT1056224H02M16.999999546S" calcext:value-type="time">
            <text:p>08:02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8:37:17" calcext:value-type="date">
            <text:p>27/06/20</text:p>
          </table:table-cell>
          <table:table-cell office:value-type="time" office:time-value="PT1056224H02M16.999999546S" calcext:value-type="time">
            <text:p>08:02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8:37:17" calcext:value-type="date">
            <text:p>27/06/20</text:p>
          </table:table-cell>
          <table:table-cell office:value-type="time" office:time-value="PT1056224H02M16.999999546S" calcext:value-type="time">
            <text:p>08:02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08:37:17" calcext:value-type="date">
            <text:p>27/06/20</text:p>
          </table:table-cell>
          <table:table-cell office:value-type="time" office:time-value="PT1056224H02M16.999999546S" calcext:value-type="time">
            <text:p>08:02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9:37:16" calcext:value-type="date">
            <text:p>27/06/20</text:p>
          </table:table-cell>
          <table:table-cell office:value-type="time" office:time-value="PT1056225H02M15.99999994S" calcext:value-type="time">
            <text:p>09:02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9:37:16" calcext:value-type="date">
            <text:p>27/06/20</text:p>
          </table:table-cell>
          <table:table-cell office:value-type="time" office:time-value="PT1056225H02M15.99999994S" calcext:value-type="time">
            <text:p>09:02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09:37:16" calcext:value-type="date">
            <text:p>27/06/20</text:p>
          </table:table-cell>
          <table:table-cell office:value-type="time" office:time-value="PT1056225H02M15.99999994S" calcext:value-type="time">
            <text:p>09:02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09:37:16" calcext:value-type="date">
            <text:p>27/06/20</text:p>
          </table:table-cell>
          <table:table-cell office:value-type="time" office:time-value="PT1056225H02M15.99999994S" calcext:value-type="time">
            <text:p>09:02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0:37:15" calcext:value-type="date">
            <text:p>27/06/20</text:p>
          </table:table-cell>
          <table:table-cell office:value-type="time" office:time-value="PT1056226H02M15.000000335S" calcext:value-type="time">
            <text:p>10:02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0:37:15" calcext:value-type="date">
            <text:p>27/06/20</text:p>
          </table:table-cell>
          <table:table-cell office:value-type="time" office:time-value="PT1056226H02M15.000000335S" calcext:value-type="time">
            <text:p>10:02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0:37:15" calcext:value-type="date">
            <text:p>27/06/20</text:p>
          </table:table-cell>
          <table:table-cell office:value-type="time" office:time-value="PT1056226H02M15.000000335S" calcext:value-type="time">
            <text:p>10:02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7T10:37:15" calcext:value-type="date">
            <text:p>27/06/20</text:p>
          </table:table-cell>
          <table:table-cell office:value-type="time" office:time-value="PT1056226H02M15.000000335S" calcext:value-type="time">
            <text:p>10:02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1:37:14" calcext:value-type="date">
            <text:p>27/06/20</text:p>
          </table:table-cell>
          <table:table-cell office:value-type="time" office:time-value="PT1056227H02M13.999999892S" calcext:value-type="time">
            <text:p>11:02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1:37:14" calcext:value-type="date">
            <text:p>27/06/20</text:p>
          </table:table-cell>
          <table:table-cell office:value-type="time" office:time-value="PT1056227H02M13.999999892S" calcext:value-type="time">
            <text:p>11:02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1:37:14" calcext:value-type="date">
            <text:p>27/06/20</text:p>
          </table:table-cell>
          <table:table-cell office:value-type="time" office:time-value="PT1056227H02M13.999999892S" calcext:value-type="time">
            <text:p>11:02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7T11:37:14" calcext:value-type="date">
            <text:p>27/06/20</text:p>
          </table:table-cell>
          <table:table-cell office:value-type="time" office:time-value="PT1056227H02M13.999999892S" calcext:value-type="time">
            <text:p>11:02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2:37:13" calcext:value-type="date">
            <text:p>27/06/20</text:p>
          </table:table-cell>
          <table:table-cell office:value-type="time" office:time-value="PT1056228H02M13.000000287S" calcext:value-type="time">
            <text:p>12:02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2:37:13" calcext:value-type="date">
            <text:p>27/06/20</text:p>
          </table:table-cell>
          <table:table-cell office:value-type="time" office:time-value="PT1056228H02M13.000000287S" calcext:value-type="time">
            <text:p>12:02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2:37:13" calcext:value-type="date">
            <text:p>27/06/20</text:p>
          </table:table-cell>
          <table:table-cell office:value-type="time" office:time-value="PT1056228H02M13.000000287S" calcext:value-type="time">
            <text:p>12:02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12:37:13" calcext:value-type="date">
            <text:p>27/06/20</text:p>
          </table:table-cell>
          <table:table-cell office:value-type="time" office:time-value="PT1056228H02M13.000000287S" calcext:value-type="time">
            <text:p>12:02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3:37:12" calcext:value-type="date">
            <text:p>27/06/20</text:p>
          </table:table-cell>
          <table:table-cell office:value-type="time" office:time-value="PT1056229H02M11.999999844S" calcext:value-type="time">
            <text:p>13:02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3:37:12" calcext:value-type="date">
            <text:p>27/06/20</text:p>
          </table:table-cell>
          <table:table-cell office:value-type="time" office:time-value="PT1056229H02M11.999999844S" calcext:value-type="time">
            <text:p>13:02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3:37:12" calcext:value-type="date">
            <text:p>27/06/20</text:p>
          </table:table-cell>
          <table:table-cell office:value-type="time" office:time-value="PT1056229H02M11.999999844S" calcext:value-type="time">
            <text:p>13:02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13:37:12" calcext:value-type="date">
            <text:p>27/06/20</text:p>
          </table:table-cell>
          <table:table-cell office:value-type="time" office:time-value="PT1056229H02M11.999999844S" calcext:value-type="time">
            <text:p>13:02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4:37:11" calcext:value-type="date">
            <text:p>27/06/20</text:p>
          </table:table-cell>
          <table:table-cell office:value-type="time" office:time-value="PT1056230H02M11.000000238S" calcext:value-type="time">
            <text:p>14:02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4:37:11" calcext:value-type="date">
            <text:p>27/06/20</text:p>
          </table:table-cell>
          <table:table-cell office:value-type="time" office:time-value="PT1056230H02M11.000000238S" calcext:value-type="time">
            <text:p>14:02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4:37:11" calcext:value-type="date">
            <text:p>27/06/20</text:p>
          </table:table-cell>
          <table:table-cell office:value-type="time" office:time-value="PT1056230H02M11.000000238S" calcext:value-type="time">
            <text:p>14:02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9.0</text:p>
          </table:table-cell>
          <table:table-cell office:value-type="date" office:date-value="2020-06-27T14:37:11" calcext:value-type="date">
            <text:p>27/06/20</text:p>
          </table:table-cell>
          <table:table-cell office:value-type="time" office:time-value="PT1056230H02M11.000000238S" calcext:value-type="time">
            <text:p>14:02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5:37:10" calcext:value-type="date">
            <text:p>27/06/20</text:p>
          </table:table-cell>
          <table:table-cell office:value-type="time" office:time-value="PT1056231H02M10.000000633S" calcext:value-type="time">
            <text:p>15:02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5:37:10" calcext:value-type="date">
            <text:p>27/06/20</text:p>
          </table:table-cell>
          <table:table-cell office:value-type="time" office:time-value="PT1056231H02M10.000000633S" calcext:value-type="time">
            <text:p>15:02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5:37:10" calcext:value-type="date">
            <text:p>27/06/20</text:p>
          </table:table-cell>
          <table:table-cell office:value-type="time" office:time-value="PT1056231H02M10.000000633S" calcext:value-type="time">
            <text:p>15:02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7T15:37:10" calcext:value-type="date">
            <text:p>27/06/20</text:p>
          </table:table-cell>
          <table:table-cell office:value-type="time" office:time-value="PT1056231H02M10.000000633S" calcext:value-type="time">
            <text:p>15:02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6:37:09" calcext:value-type="date">
            <text:p>27/06/20</text:p>
          </table:table-cell>
          <table:table-cell office:value-type="time" office:time-value="PT1056232H02M08.999999352S" calcext:value-type="time">
            <text:p>16:02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6:37:09" calcext:value-type="date">
            <text:p>27/06/20</text:p>
          </table:table-cell>
          <table:table-cell office:value-type="time" office:time-value="PT1056232H02M08.999999352S" calcext:value-type="time">
            <text:p>16:02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6:37:09" calcext:value-type="date">
            <text:p>27/06/20</text:p>
          </table:table-cell>
          <table:table-cell office:value-type="time" office:time-value="PT1056232H02M08.999999352S" calcext:value-type="time">
            <text:p>16:02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9.0</text:p>
          </table:table-cell>
          <table:table-cell office:value-type="date" office:date-value="2020-06-27T16:37:09" calcext:value-type="date">
            <text:p>27/06/20</text:p>
          </table:table-cell>
          <table:table-cell office:value-type="time" office:time-value="PT1056232H02M08.999999352S" calcext:value-type="time">
            <text:p>16:02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7:37:08" calcext:value-type="date">
            <text:p>27/06/20</text:p>
          </table:table-cell>
          <table:table-cell office:value-type="time" office:time-value="PT1056233H02M07.999999747S" calcext:value-type="time">
            <text:p>17:02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7:37:08" calcext:value-type="date">
            <text:p>27/06/20</text:p>
          </table:table-cell>
          <table:table-cell office:value-type="time" office:time-value="PT1056233H02M07.999999747S" calcext:value-type="time">
            <text:p>17:02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7:37:08" calcext:value-type="date">
            <text:p>27/06/20</text:p>
          </table:table-cell>
          <table:table-cell office:value-type="time" office:time-value="PT1056233H02M07.999999747S" calcext:value-type="time">
            <text:p>17:02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7T17:37:08" calcext:value-type="date">
            <text:p>27/06/20</text:p>
          </table:table-cell>
          <table:table-cell office:value-type="time" office:time-value="PT1056233H02M07.999999747S" calcext:value-type="time">
            <text:p>17:02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8:37:07" calcext:value-type="date">
            <text:p>27/06/20</text:p>
          </table:table-cell>
          <table:table-cell office:value-type="time" office:time-value="PT1056234H02M07.000000142S" calcext:value-type="time">
            <text:p>18:02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8:37:07" calcext:value-type="date">
            <text:p>27/06/20</text:p>
          </table:table-cell>
          <table:table-cell office:value-type="time" office:time-value="PT1056234H02M07.000000142S" calcext:value-type="time">
            <text:p>18:02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8:37:07" calcext:value-type="date">
            <text:p>27/06/20</text:p>
          </table:table-cell>
          <table:table-cell office:value-type="time" office:time-value="PT1056234H02M07.000000142S" calcext:value-type="time">
            <text:p>18:02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18:37:07" calcext:value-type="date">
            <text:p>27/06/20</text:p>
          </table:table-cell>
          <table:table-cell office:value-type="time" office:time-value="PT1056234H02M07.000000142S" calcext:value-type="time">
            <text:p>18:02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9:37:06" calcext:value-type="date">
            <text:p>27/06/20</text:p>
          </table:table-cell>
          <table:table-cell office:value-type="time" office:time-value="PT1056235H02M05.999999698S" calcext:value-type="time">
            <text:p>19:02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9:37:06" calcext:value-type="date">
            <text:p>27/06/20</text:p>
          </table:table-cell>
          <table:table-cell office:value-type="time" office:time-value="PT1056235H02M05.999999698S" calcext:value-type="time">
            <text:p>19:02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19:37:06" calcext:value-type="date">
            <text:p>27/06/20</text:p>
          </table:table-cell>
          <table:table-cell office:value-type="time" office:time-value="PT1056235H02M05.999999698S" calcext:value-type="time">
            <text:p>19:02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19:37:06" calcext:value-type="date">
            <text:p>27/06/20</text:p>
          </table:table-cell>
          <table:table-cell office:value-type="time" office:time-value="PT1056235H02M05.999999698S" calcext:value-type="time">
            <text:p>19:02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0:37:05" calcext:value-type="date">
            <text:p>27/06/20</text:p>
          </table:table-cell>
          <table:table-cell office:value-type="time" office:time-value="PT1056236H02M05.000000093S" calcext:value-type="time">
            <text:p>20:02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0:37:05" calcext:value-type="date">
            <text:p>27/06/20</text:p>
          </table:table-cell>
          <table:table-cell office:value-type="time" office:time-value="PT1056236H02M05.000000093S" calcext:value-type="time">
            <text:p>20:02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0:37:05" calcext:value-type="date">
            <text:p>27/06/20</text:p>
          </table:table-cell>
          <table:table-cell office:value-type="time" office:time-value="PT1056236H02M05.000000093S" calcext:value-type="time">
            <text:p>20:02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20:37:05" calcext:value-type="date">
            <text:p>27/06/20</text:p>
          </table:table-cell>
          <table:table-cell office:value-type="time" office:time-value="PT1056236H02M05.000000093S" calcext:value-type="time">
            <text:p>20:02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1:37:04" calcext:value-type="date">
            <text:p>27/06/20</text:p>
          </table:table-cell>
          <table:table-cell office:value-type="time" office:time-value="PT1056237H02M03.99999965S" calcext:value-type="time">
            <text:p>21:02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1:37:04" calcext:value-type="date">
            <text:p>27/06/20</text:p>
          </table:table-cell>
          <table:table-cell office:value-type="time" office:time-value="PT1056237H02M03.99999965S" calcext:value-type="time">
            <text:p>21:02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1:37:04" calcext:value-type="date">
            <text:p>27/06/20</text:p>
          </table:table-cell>
          <table:table-cell office:value-type="time" office:time-value="PT1056237H02M03.99999965S" calcext:value-type="time">
            <text:p>21:02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21:37:04" calcext:value-type="date">
            <text:p>27/06/20</text:p>
          </table:table-cell>
          <table:table-cell office:value-type="time" office:time-value="PT1056237H02M03.99999965S" calcext:value-type="time">
            <text:p>21:02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2:37:03" calcext:value-type="date">
            <text:p>27/06/20</text:p>
          </table:table-cell>
          <table:table-cell office:value-type="time" office:time-value="PT1056238H02M03.000000045S" calcext:value-type="time">
            <text:p>22:02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2:37:03" calcext:value-type="date">
            <text:p>27/06/20</text:p>
          </table:table-cell>
          <table:table-cell office:value-type="time" office:time-value="PT1056238H02M03.000000045S" calcext:value-type="time">
            <text:p>22:02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2:37:03" calcext:value-type="date">
            <text:p>27/06/20</text:p>
          </table:table-cell>
          <table:table-cell office:value-type="time" office:time-value="PT1056238H02M03.000000045S" calcext:value-type="time">
            <text:p>22:02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7T22:37:03" calcext:value-type="date">
            <text:p>27/06/20</text:p>
          </table:table-cell>
          <table:table-cell office:value-type="time" office:time-value="PT1056238H02M03.000000045S" calcext:value-type="time">
            <text:p>22:02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3:37:02" calcext:value-type="date">
            <text:p>27/06/20</text:p>
          </table:table-cell>
          <table:table-cell office:value-type="time" office:time-value="PT1056239H02M02.00000044S" calcext:value-type="time">
            <text:p>23:02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3:37:02" calcext:value-type="date">
            <text:p>27/06/20</text:p>
          </table:table-cell>
          <table:table-cell office:value-type="time" office:time-value="PT1056239H02M02.00000044S" calcext:value-type="time">
            <text:p>23:02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7T23:37:02" calcext:value-type="date">
            <text:p>27/06/20</text:p>
          </table:table-cell>
          <table:table-cell office:value-type="time" office:time-value="PT1056239H02M02.00000044S" calcext:value-type="time">
            <text:p>23:02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7T23:37:02" calcext:value-type="date">
            <text:p>27/06/20</text:p>
          </table:table-cell>
          <table:table-cell office:value-type="time" office:time-value="PT1056239H02M02.00000044S" calcext:value-type="time">
            <text:p>23:02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0:37:01" calcext:value-type="date">
            <text:p>28/06/20</text:p>
          </table:table-cell>
          <table:table-cell office:value-type="time" office:time-value="PT1056240H02M00.999999996S" calcext:value-type="time">
            <text:p>00:02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0:37:01" calcext:value-type="date">
            <text:p>28/06/20</text:p>
          </table:table-cell>
          <table:table-cell office:value-type="time" office:time-value="PT1056240H02M00.999999996S" calcext:value-type="time">
            <text:p>00:02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0:37:01" calcext:value-type="date">
            <text:p>28/06/20</text:p>
          </table:table-cell>
          <table:table-cell office:value-type="time" office:time-value="PT1056240H02M00.999999996S" calcext:value-type="time">
            <text:p>00:02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8T00:37:01" calcext:value-type="date">
            <text:p>28/06/20</text:p>
          </table:table-cell>
          <table:table-cell office:value-type="time" office:time-value="PT1056240H02M00.999999996S" calcext:value-type="time">
            <text:p>00:02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1:37:00" calcext:value-type="date">
            <text:p>28/06/20</text:p>
          </table:table-cell>
          <table:table-cell office:value-type="time" office:time-value="PT1056241H01M59.999999553S" calcext:value-type="time">
            <text:p>01:02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1:37:00" calcext:value-type="date">
            <text:p>28/06/20</text:p>
          </table:table-cell>
          <table:table-cell office:value-type="time" office:time-value="PT1056241H01M59.999999553S" calcext:value-type="time">
            <text:p>01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1:37:00" calcext:value-type="date">
            <text:p>28/06/20</text:p>
          </table:table-cell>
          <table:table-cell office:value-type="time" office:time-value="PT1056241H01M59.999999553S" calcext:value-type="time">
            <text:p>01:0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1:37:00" calcext:value-type="date">
            <text:p>28/06/20</text:p>
          </table:table-cell>
          <table:table-cell office:value-type="time" office:time-value="PT1056241H01M59.999999553S" calcext:value-type="time">
            <text:p>01:02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2:36:59" calcext:value-type="date">
            <text:p>28/06/20</text:p>
          </table:table-cell>
          <table:table-cell office:value-type="time" office:time-value="PT1056242H01M58.999999948S" calcext:value-type="time">
            <text:p>02:01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2:36:59" calcext:value-type="date">
            <text:p>28/06/20</text:p>
          </table:table-cell>
          <table:table-cell office:value-type="time" office:time-value="PT1056242H01M58.999999948S" calcext:value-type="time">
            <text:p>02:01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2:36:59" calcext:value-type="date">
            <text:p>28/06/20</text:p>
          </table:table-cell>
          <table:table-cell office:value-type="time" office:time-value="PT1056242H01M58.999999948S" calcext:value-type="time">
            <text:p>02:01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2:36:59" calcext:value-type="date">
            <text:p>28/06/20</text:p>
          </table:table-cell>
          <table:table-cell office:value-type="time" office:time-value="PT1056242H01M58.999999948S" calcext:value-type="time">
            <text:p>02:01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3:36:58" calcext:value-type="date">
            <text:p>28/06/20</text:p>
          </table:table-cell>
          <table:table-cell office:value-type="time" office:time-value="PT1056243H01M58.000000343S" calcext:value-type="time">
            <text:p>03:01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3:36:58" calcext:value-type="date">
            <text:p>28/06/20</text:p>
          </table:table-cell>
          <table:table-cell office:value-type="time" office:time-value="PT1056243H01M58.000000343S" calcext:value-type="time">
            <text:p>03:01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3:36:58" calcext:value-type="date">
            <text:p>28/06/20</text:p>
          </table:table-cell>
          <table:table-cell office:value-type="time" office:time-value="PT1056243H01M58.000000343S" calcext:value-type="time">
            <text:p>03:01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3:36:58" calcext:value-type="date">
            <text:p>28/06/20</text:p>
          </table:table-cell>
          <table:table-cell office:value-type="time" office:time-value="PT1056243H01M58.000000343S" calcext:value-type="time">
            <text:p>03:01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4:36:57" calcext:value-type="date">
            <text:p>28/06/20</text:p>
          </table:table-cell>
          <table:table-cell office:value-type="time" office:time-value="PT1056244H01M56.999999899S" calcext:value-type="time">
            <text:p>04:01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4:36:57" calcext:value-type="date">
            <text:p>28/06/20</text:p>
          </table:table-cell>
          <table:table-cell office:value-type="time" office:time-value="PT1056244H01M56.999999899S" calcext:value-type="time">
            <text:p>04:01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4:36:57" calcext:value-type="date">
            <text:p>28/06/20</text:p>
          </table:table-cell>
          <table:table-cell office:value-type="time" office:time-value="PT1056244H01M56.999999899S" calcext:value-type="time">
            <text:p>04:01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04:36:57" calcext:value-type="date">
            <text:p>28/06/20</text:p>
          </table:table-cell>
          <table:table-cell office:value-type="time" office:time-value="PT1056244H01M56.999999899S" calcext:value-type="time">
            <text:p>04:01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5:36:56" calcext:value-type="date">
            <text:p>28/06/20</text:p>
          </table:table-cell>
          <table:table-cell office:value-type="time" office:time-value="PT1056245H01M56.000000294S" calcext:value-type="time">
            <text:p>05:01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5:36:56" calcext:value-type="date">
            <text:p>28/06/20</text:p>
          </table:table-cell>
          <table:table-cell office:value-type="time" office:time-value="PT1056245H01M56.000000294S" calcext:value-type="time">
            <text:p>05:01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5:36:56" calcext:value-type="date">
            <text:p>28/06/20</text:p>
          </table:table-cell>
          <table:table-cell office:value-type="time" office:time-value="PT1056245H01M56.000000294S" calcext:value-type="time">
            <text:p>05:01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5:36:56" calcext:value-type="date">
            <text:p>28/06/20</text:p>
          </table:table-cell>
          <table:table-cell office:value-type="time" office:time-value="PT1056245H01M56.000000294S" calcext:value-type="time">
            <text:p>05:01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6:36:55" calcext:value-type="date">
            <text:p>28/06/20</text:p>
          </table:table-cell>
          <table:table-cell office:value-type="time" office:time-value="PT1056246H01M54.999999851S" calcext:value-type="time">
            <text:p>06:01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6:36:55" calcext:value-type="date">
            <text:p>28/06/20</text:p>
          </table:table-cell>
          <table:table-cell office:value-type="time" office:time-value="PT1056246H01M54.999999851S" calcext:value-type="time">
            <text:p>06:01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6:36:55" calcext:value-type="date">
            <text:p>28/06/20</text:p>
          </table:table-cell>
          <table:table-cell office:value-type="time" office:time-value="PT1056246H01M54.999999851S" calcext:value-type="time">
            <text:p>06:01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6:36:55" calcext:value-type="date">
            <text:p>28/06/20</text:p>
          </table:table-cell>
          <table:table-cell office:value-type="time" office:time-value="PT1056246H01M54.999999851S" calcext:value-type="time">
            <text:p>06:01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7:36:54" calcext:value-type="date">
            <text:p>28/06/20</text:p>
          </table:table-cell>
          <table:table-cell office:value-type="time" office:time-value="PT1056247H01M54.000000246S" calcext:value-type="time">
            <text:p>07:01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7:36:54" calcext:value-type="date">
            <text:p>28/06/20</text:p>
          </table:table-cell>
          <table:table-cell office:value-type="time" office:time-value="PT1056247H01M54.000000246S" calcext:value-type="time">
            <text:p>07:01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7:36:54" calcext:value-type="date">
            <text:p>28/06/20</text:p>
          </table:table-cell>
          <table:table-cell office:value-type="time" office:time-value="PT1056247H01M54.000000246S" calcext:value-type="time">
            <text:p>07:01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07:36:54" calcext:value-type="date">
            <text:p>28/06/20</text:p>
          </table:table-cell>
          <table:table-cell office:value-type="time" office:time-value="PT1056247H01M54.000000246S" calcext:value-type="time">
            <text:p>07:01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8:36:53" calcext:value-type="date">
            <text:p>28/06/20</text:p>
          </table:table-cell>
          <table:table-cell office:value-type="time" office:time-value="PT1056248H01M53.000000641S" calcext:value-type="time">
            <text:p>08:01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8:36:53" calcext:value-type="date">
            <text:p>28/06/20</text:p>
          </table:table-cell>
          <table:table-cell office:value-type="time" office:time-value="PT1056248H01M53.000000641S" calcext:value-type="time">
            <text:p>08:01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8:36:53" calcext:value-type="date">
            <text:p>28/06/20</text:p>
          </table:table-cell>
          <table:table-cell office:value-type="time" office:time-value="PT1056248H01M53.000000641S" calcext:value-type="time">
            <text:p>08:01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08:36:53" calcext:value-type="date">
            <text:p>28/06/20</text:p>
          </table:table-cell>
          <table:table-cell office:value-type="time" office:time-value="PT1056248H01M53.000000641S" calcext:value-type="time">
            <text:p>08:01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9:36:52" calcext:value-type="date">
            <text:p>28/06/20</text:p>
          </table:table-cell>
          <table:table-cell office:value-type="time" office:time-value="PT1056249H01M51.999999359S" calcext:value-type="time">
            <text:p>09:01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9:36:52" calcext:value-type="date">
            <text:p>28/06/20</text:p>
          </table:table-cell>
          <table:table-cell office:value-type="time" office:time-value="PT1056249H01M51.999999359S" calcext:value-type="time">
            <text:p>09:01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09:36:52" calcext:value-type="date">
            <text:p>28/06/20</text:p>
          </table:table-cell>
          <table:table-cell office:value-type="time" office:time-value="PT1056249H01M51.999999359S" calcext:value-type="time">
            <text:p>09:01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09:36:52" calcext:value-type="date">
            <text:p>28/06/20</text:p>
          </table:table-cell>
          <table:table-cell office:value-type="time" office:time-value="PT1056249H01M51.999999359S" calcext:value-type="time">
            <text:p>09:01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0:36:51" calcext:value-type="date">
            <text:p>28/06/20</text:p>
          </table:table-cell>
          <table:table-cell office:value-type="time" office:time-value="PT1056250H01M50.999999754S" calcext:value-type="time">
            <text:p>10:01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0:36:51" calcext:value-type="date">
            <text:p>28/06/20</text:p>
          </table:table-cell>
          <table:table-cell office:value-type="time" office:time-value="PT1056250H01M50.999999754S" calcext:value-type="time">
            <text:p>10:01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0:36:51" calcext:value-type="date">
            <text:p>28/06/20</text:p>
          </table:table-cell>
          <table:table-cell office:value-type="time" office:time-value="PT1056250H01M50.999999754S" calcext:value-type="time">
            <text:p>10:01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10:36:51" calcext:value-type="date">
            <text:p>28/06/20</text:p>
          </table:table-cell>
          <table:table-cell office:value-type="time" office:time-value="PT1056250H01M50.999999754S" calcext:value-type="time">
            <text:p>10:01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1:36:50" calcext:value-type="date">
            <text:p>28/06/20</text:p>
          </table:table-cell>
          <table:table-cell office:value-type="time" office:time-value="PT1056251H01M50.000000149S" calcext:value-type="time">
            <text:p>11:01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1:36:50" calcext:value-type="date">
            <text:p>28/06/20</text:p>
          </table:table-cell>
          <table:table-cell office:value-type="time" office:time-value="PT1056251H01M50.000000149S" calcext:value-type="time">
            <text:p>11:01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1:36:50" calcext:value-type="date">
            <text:p>28/06/20</text:p>
          </table:table-cell>
          <table:table-cell office:value-type="time" office:time-value="PT1056251H01M50.000000149S" calcext:value-type="time">
            <text:p>11:01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11:36:50" calcext:value-type="date">
            <text:p>28/06/20</text:p>
          </table:table-cell>
          <table:table-cell office:value-type="time" office:time-value="PT1056251H01M50.000000149S" calcext:value-type="time">
            <text:p>11:01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2:36:49" calcext:value-type="date">
            <text:p>28/06/20</text:p>
          </table:table-cell>
          <table:table-cell office:value-type="time" office:time-value="PT1056252H01M48.999999706S" calcext:value-type="time">
            <text:p>12:01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2:36:49" calcext:value-type="date">
            <text:p>28/06/20</text:p>
          </table:table-cell>
          <table:table-cell office:value-type="time" office:time-value="PT1056252H01M48.999999706S" calcext:value-type="time">
            <text:p>12:01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2:36:49" calcext:value-type="date">
            <text:p>28/06/20</text:p>
          </table:table-cell>
          <table:table-cell office:value-type="time" office:time-value="PT1056252H01M48.999999706S" calcext:value-type="time">
            <text:p>12:01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12:36:49" calcext:value-type="date">
            <text:p>28/06/20</text:p>
          </table:table-cell>
          <table:table-cell office:value-type="time" office:time-value="PT1056252H01M48.999999706S" calcext:value-type="time">
            <text:p>12:01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3:36:48" calcext:value-type="date">
            <text:p>28/06/20</text:p>
          </table:table-cell>
          <table:table-cell office:value-type="time" office:time-value="PT1056253H01M48.000000101S" calcext:value-type="time">
            <text:p>13:01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3:36:48" calcext:value-type="date">
            <text:p>28/06/20</text:p>
          </table:table-cell>
          <table:table-cell office:value-type="time" office:time-value="PT1056253H01M48.000000101S" calcext:value-type="time">
            <text:p>13:01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3:36:48" calcext:value-type="date">
            <text:p>28/06/20</text:p>
          </table:table-cell>
          <table:table-cell office:value-type="time" office:time-value="PT1056253H01M48.000000101S" calcext:value-type="time">
            <text:p>13:01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8T13:36:48" calcext:value-type="date">
            <text:p>28/06/20</text:p>
          </table:table-cell>
          <table:table-cell office:value-type="time" office:time-value="PT1056253H01M48.000000101S" calcext:value-type="time">
            <text:p>13:01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4:36:47" calcext:value-type="date">
            <text:p>28/06/20</text:p>
          </table:table-cell>
          <table:table-cell office:value-type="time" office:time-value="PT1056254H01M46.999999657S" calcext:value-type="time">
            <text:p>14:01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4:36:47" calcext:value-type="date">
            <text:p>28/06/20</text:p>
          </table:table-cell>
          <table:table-cell office:value-type="time" office:time-value="PT1056254H01M46.999999657S" calcext:value-type="time">
            <text:p>14:01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4:36:47" calcext:value-type="date">
            <text:p>28/06/20</text:p>
          </table:table-cell>
          <table:table-cell office:value-type="time" office:time-value="PT1056254H01M46.999999657S" calcext:value-type="time">
            <text:p>14:01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8T14:36:47" calcext:value-type="date">
            <text:p>28/06/20</text:p>
          </table:table-cell>
          <table:table-cell office:value-type="time" office:time-value="PT1056254H01M46.999999657S" calcext:value-type="time">
            <text:p>14:01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5:36:46" calcext:value-type="date">
            <text:p>28/06/20</text:p>
          </table:table-cell>
          <table:table-cell office:value-type="time" office:time-value="PT1056255H01M46.000000052S" calcext:value-type="time">
            <text:p>15:01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5:36:46" calcext:value-type="date">
            <text:p>28/06/20</text:p>
          </table:table-cell>
          <table:table-cell office:value-type="time" office:time-value="PT1056255H01M46.000000052S" calcext:value-type="time">
            <text:p>15:01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5:36:46" calcext:value-type="date">
            <text:p>28/06/20</text:p>
          </table:table-cell>
          <table:table-cell office:value-type="time" office:time-value="PT1056255H01M46.000000052S" calcext:value-type="time">
            <text:p>15:01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15:36:46" calcext:value-type="date">
            <text:p>28/06/20</text:p>
          </table:table-cell>
          <table:table-cell office:value-type="time" office:time-value="PT1056255H01M46.000000052S" calcext:value-type="time">
            <text:p>15:01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6:36:45" calcext:value-type="date">
            <text:p>28/06/20</text:p>
          </table:table-cell>
          <table:table-cell office:value-type="time" office:time-value="PT1056256H01M45.000000447S" calcext:value-type="time">
            <text:p>16:01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6:36:45" calcext:value-type="date">
            <text:p>28/06/20</text:p>
          </table:table-cell>
          <table:table-cell office:value-type="time" office:time-value="PT1056256H01M45.000000447S" calcext:value-type="time">
            <text:p>16:01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6:36:45" calcext:value-type="date">
            <text:p>28/06/20</text:p>
          </table:table-cell>
          <table:table-cell office:value-type="time" office:time-value="PT1056256H01M45.000000447S" calcext:value-type="time">
            <text:p>16:01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16:36:45" calcext:value-type="date">
            <text:p>28/06/20</text:p>
          </table:table-cell>
          <table:table-cell office:value-type="time" office:time-value="PT1056256H01M45.000000447S" calcext:value-type="time">
            <text:p>16:01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7:36:44" calcext:value-type="date">
            <text:p>28/06/20</text:p>
          </table:table-cell>
          <table:table-cell office:value-type="time" office:time-value="PT1056257H01M44.000000004S" calcext:value-type="time">
            <text:p>17:01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7:36:44" calcext:value-type="date">
            <text:p>28/06/20</text:p>
          </table:table-cell>
          <table:table-cell office:value-type="time" office:time-value="PT1056257H01M44.000000004S" calcext:value-type="time">
            <text:p>17:01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7:36:44" calcext:value-type="date">
            <text:p>28/06/20</text:p>
          </table:table-cell>
          <table:table-cell office:value-type="time" office:time-value="PT1056257H01M44.000000004S" calcext:value-type="time">
            <text:p>17:01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17:36:44" calcext:value-type="date">
            <text:p>28/06/20</text:p>
          </table:table-cell>
          <table:table-cell office:value-type="time" office:time-value="PT1056257H01M44.000000004S" calcext:value-type="time">
            <text:p>17:01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8:36:43" calcext:value-type="date">
            <text:p>28/06/20</text:p>
          </table:table-cell>
          <table:table-cell office:value-type="time" office:time-value="PT1056258H01M42.99999956S" calcext:value-type="time">
            <text:p>18:01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8:36:43" calcext:value-type="date">
            <text:p>28/06/20</text:p>
          </table:table-cell>
          <table:table-cell office:value-type="time" office:time-value="PT1056258H01M42.99999956S" calcext:value-type="time">
            <text:p>18:01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8:36:43" calcext:value-type="date">
            <text:p>28/06/20</text:p>
          </table:table-cell>
          <table:table-cell office:value-type="time" office:time-value="PT1056258H01M42.99999956S" calcext:value-type="time">
            <text:p>18:01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8T18:36:43" calcext:value-type="date">
            <text:p>28/06/20</text:p>
          </table:table-cell>
          <table:table-cell office:value-type="time" office:time-value="PT1056258H01M42.99999956S" calcext:value-type="time">
            <text:p>18:01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9:36:42" calcext:value-type="date">
            <text:p>28/06/20</text:p>
          </table:table-cell>
          <table:table-cell office:value-type="time" office:time-value="PT1056259H01M41.999999955S" calcext:value-type="time">
            <text:p>19:01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9:36:42" calcext:value-type="date">
            <text:p>28/06/20</text:p>
          </table:table-cell>
          <table:table-cell office:value-type="time" office:time-value="PT1056259H01M41.999999955S" calcext:value-type="time">
            <text:p>19:01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19:36:42" calcext:value-type="date">
            <text:p>28/06/20</text:p>
          </table:table-cell>
          <table:table-cell office:value-type="time" office:time-value="PT1056259H01M41.999999955S" calcext:value-type="time">
            <text:p>19:01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19:36:42" calcext:value-type="date">
            <text:p>28/06/20</text:p>
          </table:table-cell>
          <table:table-cell office:value-type="time" office:time-value="PT1056259H01M41.999999955S" calcext:value-type="time">
            <text:p>19:01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0:36:41" calcext:value-type="date">
            <text:p>28/06/20</text:p>
          </table:table-cell>
          <table:table-cell office:value-type="time" office:time-value="PT1056260H01M41.00000035S" calcext:value-type="time">
            <text:p>20:01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0:36:41" calcext:value-type="date">
            <text:p>28/06/20</text:p>
          </table:table-cell>
          <table:table-cell office:value-type="time" office:time-value="PT1056260H01M41.00000035S" calcext:value-type="time">
            <text:p>20:01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0:36:41" calcext:value-type="date">
            <text:p>28/06/20</text:p>
          </table:table-cell>
          <table:table-cell office:value-type="time" office:time-value="PT1056260H01M41.00000035S" calcext:value-type="time">
            <text:p>20:01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8T20:36:41" calcext:value-type="date">
            <text:p>28/06/20</text:p>
          </table:table-cell>
          <table:table-cell office:value-type="time" office:time-value="PT1056260H01M41.00000035S" calcext:value-type="time">
            <text:p>20:01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1:36:40" calcext:value-type="date">
            <text:p>28/06/20</text:p>
          </table:table-cell>
          <table:table-cell office:value-type="time" office:time-value="PT1056261H01M39.999999907S" calcext:value-type="time">
            <text:p>21:01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1:36:40" calcext:value-type="date">
            <text:p>28/06/20</text:p>
          </table:table-cell>
          <table:table-cell office:value-type="time" office:time-value="PT1056261H01M39.999999907S" calcext:value-type="time">
            <text:p>21:01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1:36:40" calcext:value-type="date">
            <text:p>28/06/20</text:p>
          </table:table-cell>
          <table:table-cell office:value-type="time" office:time-value="PT1056261H01M39.999999907S" calcext:value-type="time">
            <text:p>21:01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8T21:36:40" calcext:value-type="date">
            <text:p>28/06/20</text:p>
          </table:table-cell>
          <table:table-cell office:value-type="time" office:time-value="PT1056261H01M39.999999907S" calcext:value-type="time">
            <text:p>21:01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2:36:39" calcext:value-type="date">
            <text:p>28/06/20</text:p>
          </table:table-cell>
          <table:table-cell office:value-type="time" office:time-value="PT1056262H01M39.000000302S" calcext:value-type="time">
            <text:p>22:01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2:36:39" calcext:value-type="date">
            <text:p>28/06/20</text:p>
          </table:table-cell>
          <table:table-cell office:value-type="time" office:time-value="PT1056262H01M39.000000302S" calcext:value-type="time">
            <text:p>22:01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2:36:39" calcext:value-type="date">
            <text:p>28/06/20</text:p>
          </table:table-cell>
          <table:table-cell office:value-type="time" office:time-value="PT1056262H01M39.000000302S" calcext:value-type="time">
            <text:p>22:01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22:36:39" calcext:value-type="date">
            <text:p>28/06/20</text:p>
          </table:table-cell>
          <table:table-cell office:value-type="time" office:time-value="PT1056262H01M39.000000302S" calcext:value-type="time">
            <text:p>22:01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3:36:38" calcext:value-type="date">
            <text:p>28/06/20</text:p>
          </table:table-cell>
          <table:table-cell office:value-type="time" office:time-value="PT1056263H01M37.999999858S" calcext:value-type="time">
            <text:p>23:01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3:36:38" calcext:value-type="date">
            <text:p>28/06/20</text:p>
          </table:table-cell>
          <table:table-cell office:value-type="time" office:time-value="PT1056263H01M37.999999858S" calcext:value-type="time">
            <text:p>23:01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8T23:36:38" calcext:value-type="date">
            <text:p>28/06/20</text:p>
          </table:table-cell>
          <table:table-cell office:value-type="time" office:time-value="PT1056263H01M37.999999858S" calcext:value-type="time">
            <text:p>23:01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8T23:36:38" calcext:value-type="date">
            <text:p>28/06/20</text:p>
          </table:table-cell>
          <table:table-cell office:value-type="time" office:time-value="PT1056263H01M37.999999858S" calcext:value-type="time">
            <text:p>23:01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0:36:37" calcext:value-type="date">
            <text:p>29/06/20</text:p>
          </table:table-cell>
          <table:table-cell office:value-type="time" office:time-value="PT1056264H01M37.000000253S" calcext:value-type="time">
            <text:p>00:01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0:36:37" calcext:value-type="date">
            <text:p>29/06/20</text:p>
          </table:table-cell>
          <table:table-cell office:value-type="time" office:time-value="PT1056264H01M37.000000253S" calcext:value-type="time">
            <text:p>00:01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0:36:37" calcext:value-type="date">
            <text:p>29/06/20</text:p>
          </table:table-cell>
          <table:table-cell office:value-type="time" office:time-value="PT1056264H01M37.000000253S" calcext:value-type="time">
            <text:p>00:01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00:36:37" calcext:value-type="date">
            <text:p>29/06/20</text:p>
          </table:table-cell>
          <table:table-cell office:value-type="time" office:time-value="PT1056264H01M37.000000253S" calcext:value-type="time">
            <text:p>00:01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1:36:36" calcext:value-type="date">
            <text:p>29/06/20</text:p>
          </table:table-cell>
          <table:table-cell office:value-type="time" office:time-value="PT1056265H01M36.000000648S" calcext:value-type="time">
            <text:p>01:01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1:36:36" calcext:value-type="date">
            <text:p>29/06/20</text:p>
          </table:table-cell>
          <table:table-cell office:value-type="time" office:time-value="PT1056265H01M36.000000648S" calcext:value-type="time">
            <text:p>01:01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1:36:36" calcext:value-type="date">
            <text:p>29/06/20</text:p>
          </table:table-cell>
          <table:table-cell office:value-type="time" office:time-value="PT1056265H01M36.000000648S" calcext:value-type="time">
            <text:p>01:01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01:36:36" calcext:value-type="date">
            <text:p>29/06/20</text:p>
          </table:table-cell>
          <table:table-cell office:value-type="time" office:time-value="PT1056265H01M36.000000648S" calcext:value-type="time">
            <text:p>01:01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2:36:35" calcext:value-type="date">
            <text:p>29/06/20</text:p>
          </table:table-cell>
          <table:table-cell office:value-type="time" office:time-value="PT1056266H01M34.999999367S" calcext:value-type="time">
            <text:p>02:01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2:36:35" calcext:value-type="date">
            <text:p>29/06/20</text:p>
          </table:table-cell>
          <table:table-cell office:value-type="time" office:time-value="PT1056266H01M34.999999367S" calcext:value-type="time">
            <text:p>02:01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2:36:35" calcext:value-type="date">
            <text:p>29/06/20</text:p>
          </table:table-cell>
          <table:table-cell office:value-type="time" office:time-value="PT1056266H01M34.999999367S" calcext:value-type="time">
            <text:p>02:01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02:36:35" calcext:value-type="date">
            <text:p>29/06/20</text:p>
          </table:table-cell>
          <table:table-cell office:value-type="time" office:time-value="PT1056266H01M34.999999367S" calcext:value-type="time">
            <text:p>02:01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3:36:34" calcext:value-type="date">
            <text:p>29/06/20</text:p>
          </table:table-cell>
          <table:table-cell office:value-type="time" office:time-value="PT1056267H01M33.999999762S" calcext:value-type="time">
            <text:p>03:01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3:36:34" calcext:value-type="date">
            <text:p>29/06/20</text:p>
          </table:table-cell>
          <table:table-cell office:value-type="time" office:time-value="PT1056267H01M33.999999762S" calcext:value-type="time">
            <text:p>03:01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3:36:34" calcext:value-type="date">
            <text:p>29/06/20</text:p>
          </table:table-cell>
          <table:table-cell office:value-type="time" office:time-value="PT1056267H01M33.999999762S" calcext:value-type="time">
            <text:p>03:01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03:36:34" calcext:value-type="date">
            <text:p>29/06/20</text:p>
          </table:table-cell>
          <table:table-cell office:value-type="time" office:time-value="PT1056267H01M33.999999762S" calcext:value-type="time">
            <text:p>03:01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4:36:33" calcext:value-type="date">
            <text:p>29/06/20</text:p>
          </table:table-cell>
          <table:table-cell office:value-type="time" office:time-value="PT1056268H01M33.000000156S" calcext:value-type="time">
            <text:p>04:01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4:36:33" calcext:value-type="date">
            <text:p>29/06/20</text:p>
          </table:table-cell>
          <table:table-cell office:value-type="time" office:time-value="PT1056268H01M33.000000156S" calcext:value-type="time">
            <text:p>04:01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4:36:33" calcext:value-type="date">
            <text:p>29/06/20</text:p>
          </table:table-cell>
          <table:table-cell office:value-type="time" office:time-value="PT1056268H01M33.000000156S" calcext:value-type="time">
            <text:p>04:01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04:36:33" calcext:value-type="date">
            <text:p>29/06/20</text:p>
          </table:table-cell>
          <table:table-cell office:value-type="time" office:time-value="PT1056268H01M33.000000156S" calcext:value-type="time">
            <text:p>04:01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5:36:32" calcext:value-type="date">
            <text:p>29/06/20</text:p>
          </table:table-cell>
          <table:table-cell office:value-type="time" office:time-value="PT1056269H01M31.999999713S" calcext:value-type="time">
            <text:p>05:01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5:36:32" calcext:value-type="date">
            <text:p>29/06/20</text:p>
          </table:table-cell>
          <table:table-cell office:value-type="time" office:time-value="PT1056269H01M31.999999713S" calcext:value-type="time">
            <text:p>05:01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5:36:32" calcext:value-type="date">
            <text:p>29/06/20</text:p>
          </table:table-cell>
          <table:table-cell office:value-type="time" office:time-value="PT1056269H01M31.999999713S" calcext:value-type="time">
            <text:p>05:01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9T05:36:32" calcext:value-type="date">
            <text:p>29/06/20</text:p>
          </table:table-cell>
          <table:table-cell office:value-type="time" office:time-value="PT1056269H01M31.999999713S" calcext:value-type="time">
            <text:p>05:01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6:36:31" calcext:value-type="date">
            <text:p>29/06/20</text:p>
          </table:table-cell>
          <table:table-cell office:value-type="time" office:time-value="PT1056270H01M31.000000108S" calcext:value-type="time">
            <text:p>06:01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6:36:31" calcext:value-type="date">
            <text:p>29/06/20</text:p>
          </table:table-cell>
          <table:table-cell office:value-type="time" office:time-value="PT1056270H01M31.000000108S" calcext:value-type="time">
            <text:p>06:01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6:36:31" calcext:value-type="date">
            <text:p>29/06/20</text:p>
          </table:table-cell>
          <table:table-cell office:value-type="time" office:time-value="PT1056270H01M31.000000108S" calcext:value-type="time">
            <text:p>06:01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06:36:31" calcext:value-type="date">
            <text:p>29/06/20</text:p>
          </table:table-cell>
          <table:table-cell office:value-type="time" office:time-value="PT1056270H01M31.000000108S" calcext:value-type="time">
            <text:p>06:01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7:36:30" calcext:value-type="date">
            <text:p>29/06/20</text:p>
          </table:table-cell>
          <table:table-cell office:value-type="time" office:time-value="PT1056271H01M29.999999665S" calcext:value-type="time">
            <text:p>07:01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7:36:30" calcext:value-type="date">
            <text:p>29/06/20</text:p>
          </table:table-cell>
          <table:table-cell office:value-type="time" office:time-value="PT1056271H01M29.999999665S" calcext:value-type="time">
            <text:p>07:01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7:36:30" calcext:value-type="date">
            <text:p>29/06/20</text:p>
          </table:table-cell>
          <table:table-cell office:value-type="time" office:time-value="PT1056271H01M29.999999665S" calcext:value-type="time">
            <text:p>07:01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07:36:30" calcext:value-type="date">
            <text:p>29/06/20</text:p>
          </table:table-cell>
          <table:table-cell office:value-type="time" office:time-value="PT1056271H01M29.999999665S" calcext:value-type="time">
            <text:p>07:01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8:36:29" calcext:value-type="date">
            <text:p>29/06/20</text:p>
          </table:table-cell>
          <table:table-cell office:value-type="time" office:time-value="PT1056272H01M29.00000006S" calcext:value-type="time">
            <text:p>08:01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8:36:29" calcext:value-type="date">
            <text:p>29/06/20</text:p>
          </table:table-cell>
          <table:table-cell office:value-type="time" office:time-value="PT1056272H01M29.00000006S" calcext:value-type="time">
            <text:p>08:01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8:36:29" calcext:value-type="date">
            <text:p>29/06/20</text:p>
          </table:table-cell>
          <table:table-cell office:value-type="time" office:time-value="PT1056272H01M29.00000006S" calcext:value-type="time">
            <text:p>08:01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08:36:29" calcext:value-type="date">
            <text:p>29/06/20</text:p>
          </table:table-cell>
          <table:table-cell office:value-type="time" office:time-value="PT1056272H01M29.00000006S" calcext:value-type="time">
            <text:p>08:01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9:36:28" calcext:value-type="date">
            <text:p>29/06/20</text:p>
          </table:table-cell>
          <table:table-cell office:value-type="time" office:time-value="PT1056273H01M28.000000454S" calcext:value-type="time">
            <text:p>09:01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9:36:28" calcext:value-type="date">
            <text:p>29/06/20</text:p>
          </table:table-cell>
          <table:table-cell office:value-type="time" office:time-value="PT1056273H01M28.000000454S" calcext:value-type="time">
            <text:p>09:01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09:36:28" calcext:value-type="date">
            <text:p>29/06/20</text:p>
          </table:table-cell>
          <table:table-cell office:value-type="time" office:time-value="PT1056273H01M28.000000454S" calcext:value-type="time">
            <text:p>09:01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09:36:28" calcext:value-type="date">
            <text:p>29/06/20</text:p>
          </table:table-cell>
          <table:table-cell office:value-type="time" office:time-value="PT1056273H01M28.000000454S" calcext:value-type="time">
            <text:p>09:01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0:36:27" calcext:value-type="date">
            <text:p>29/06/20</text:p>
          </table:table-cell>
          <table:table-cell office:value-type="time" office:time-value="PT1056274H01M27.000000011S" calcext:value-type="time">
            <text:p>10:01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0:36:27" calcext:value-type="date">
            <text:p>29/06/20</text:p>
          </table:table-cell>
          <table:table-cell office:value-type="time" office:time-value="PT1056274H01M27.000000011S" calcext:value-type="time">
            <text:p>10:01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0:36:27" calcext:value-type="date">
            <text:p>29/06/20</text:p>
          </table:table-cell>
          <table:table-cell office:value-type="time" office:time-value="PT1056274H01M27.000000011S" calcext:value-type="time">
            <text:p>10:01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9T10:36:27" calcext:value-type="date">
            <text:p>29/06/20</text:p>
          </table:table-cell>
          <table:table-cell office:value-type="time" office:time-value="PT1056274H01M27.000000011S" calcext:value-type="time">
            <text:p>10:01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1:36:26" calcext:value-type="date">
            <text:p>29/06/20</text:p>
          </table:table-cell>
          <table:table-cell office:value-type="time" office:time-value="PT1056275H01M25.999999568S" calcext:value-type="time">
            <text:p>11:01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1:36:26" calcext:value-type="date">
            <text:p>29/06/20</text:p>
          </table:table-cell>
          <table:table-cell office:value-type="time" office:time-value="PT1056275H01M25.999999568S" calcext:value-type="time">
            <text:p>11:01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1:36:26" calcext:value-type="date">
            <text:p>29/06/20</text:p>
          </table:table-cell>
          <table:table-cell office:value-type="time" office:time-value="PT1056275H01M25.999999568S" calcext:value-type="time">
            <text:p>11:01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11:36:26" calcext:value-type="date">
            <text:p>29/06/20</text:p>
          </table:table-cell>
          <table:table-cell office:value-type="time" office:time-value="PT1056275H01M25.999999568S" calcext:value-type="time">
            <text:p>11:01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2:36:25" calcext:value-type="date">
            <text:p>29/06/20</text:p>
          </table:table-cell>
          <table:table-cell office:value-type="time" office:time-value="PT1056276H01M24.999999963S" calcext:value-type="time">
            <text:p>12:01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2:36:25" calcext:value-type="date">
            <text:p>29/06/20</text:p>
          </table:table-cell>
          <table:table-cell office:value-type="time" office:time-value="PT1056276H01M24.999999963S" calcext:value-type="time">
            <text:p>12:01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2:36:25" calcext:value-type="date">
            <text:p>29/06/20</text:p>
          </table:table-cell>
          <table:table-cell office:value-type="time" office:time-value="PT1056276H01M24.999999963S" calcext:value-type="time">
            <text:p>12:01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12:36:25" calcext:value-type="date">
            <text:p>29/06/20</text:p>
          </table:table-cell>
          <table:table-cell office:value-type="time" office:time-value="PT1056276H01M24.999999963S" calcext:value-type="time">
            <text:p>12:01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3:36:24" calcext:value-type="date">
            <text:p>29/06/20</text:p>
          </table:table-cell>
          <table:table-cell office:value-type="time" office:time-value="PT1056277H01M24.000000358S" calcext:value-type="time">
            <text:p>13:01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3:36:24" calcext:value-type="date">
            <text:p>29/06/20</text:p>
          </table:table-cell>
          <table:table-cell office:value-type="time" office:time-value="PT1056277H01M24.000000358S" calcext:value-type="time">
            <text:p>13:01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3:36:24" calcext:value-type="date">
            <text:p>29/06/20</text:p>
          </table:table-cell>
          <table:table-cell office:value-type="time" office:time-value="PT1056277H01M24.000000358S" calcext:value-type="time">
            <text:p>13:01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13:36:24" calcext:value-type="date">
            <text:p>29/06/20</text:p>
          </table:table-cell>
          <table:table-cell office:value-type="time" office:time-value="PT1056277H01M24.000000358S" calcext:value-type="time">
            <text:p>13:01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4:36:23" calcext:value-type="date">
            <text:p>29/06/20</text:p>
          </table:table-cell>
          <table:table-cell office:value-type="time" office:time-value="PT1056278H01M22.999999914S" calcext:value-type="time">
            <text:p>14:01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4:36:23" calcext:value-type="date">
            <text:p>29/06/20</text:p>
          </table:table-cell>
          <table:table-cell office:value-type="time" office:time-value="PT1056278H01M22.999999914S" calcext:value-type="time">
            <text:p>14:01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4:36:23" calcext:value-type="date">
            <text:p>29/06/20</text:p>
          </table:table-cell>
          <table:table-cell office:value-type="time" office:time-value="PT1056278H01M22.999999914S" calcext:value-type="time">
            <text:p>14:01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14:36:23" calcext:value-type="date">
            <text:p>29/06/20</text:p>
          </table:table-cell>
          <table:table-cell office:value-type="time" office:time-value="PT1056278H01M22.999999914S" calcext:value-type="time">
            <text:p>14:01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5:36:22" calcext:value-type="date">
            <text:p>29/06/20</text:p>
          </table:table-cell>
          <table:table-cell office:value-type="time" office:time-value="PT1056279H01M22.000000309S" calcext:value-type="time">
            <text:p>15:01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5:36:22" calcext:value-type="date">
            <text:p>29/06/20</text:p>
          </table:table-cell>
          <table:table-cell office:value-type="time" office:time-value="PT1056279H01M22.000000309S" calcext:value-type="time">
            <text:p>15:01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5:36:22" calcext:value-type="date">
            <text:p>29/06/20</text:p>
          </table:table-cell>
          <table:table-cell office:value-type="time" office:time-value="PT1056279H01M22.000000309S" calcext:value-type="time">
            <text:p>15:01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8.0</text:p>
          </table:table-cell>
          <table:table-cell office:value-type="date" office:date-value="2020-06-29T15:36:22" calcext:value-type="date">
            <text:p>29/06/20</text:p>
          </table:table-cell>
          <table:table-cell office:value-type="time" office:time-value="PT1056279H01M22.000000309S" calcext:value-type="time">
            <text:p>15:01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6:36:21" calcext:value-type="date">
            <text:p>29/06/20</text:p>
          </table:table-cell>
          <table:table-cell office:value-type="time" office:time-value="PT1056280H01M20.999999866S" calcext:value-type="time">
            <text:p>16:01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6:36:21" calcext:value-type="date">
            <text:p>29/06/20</text:p>
          </table:table-cell>
          <table:table-cell office:value-type="time" office:time-value="PT1056280H01M20.999999866S" calcext:value-type="time">
            <text:p>16:01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6:36:21" calcext:value-type="date">
            <text:p>29/06/20</text:p>
          </table:table-cell>
          <table:table-cell office:value-type="time" office:time-value="PT1056280H01M20.999999866S" calcext:value-type="time">
            <text:p>16:01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58.0</text:p>
          </table:table-cell>
          <table:table-cell office:value-type="date" office:date-value="2020-06-29T16:36:21" calcext:value-type="date">
            <text:p>29/06/20</text:p>
          </table:table-cell>
          <table:table-cell office:value-type="time" office:time-value="PT1056280H01M20.999999866S" calcext:value-type="time">
            <text:p>16:01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7:36:20" calcext:value-type="date">
            <text:p>29/06/20</text:p>
          </table:table-cell>
          <table:table-cell office:value-type="time" office:time-value="PT1056281H01M20.000000261S" calcext:value-type="time">
            <text:p>17:01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7:36:20" calcext:value-type="date">
            <text:p>29/06/20</text:p>
          </table:table-cell>
          <table:table-cell office:value-type="time" office:time-value="PT1056281H01M20.000000261S" calcext:value-type="time">
            <text:p>17:01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7:36:20" calcext:value-type="date">
            <text:p>29/06/20</text:p>
          </table:table-cell>
          <table:table-cell office:value-type="time" office:time-value="PT1056281H01M20.000000261S" calcext:value-type="time">
            <text:p>17:01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9T17:36:20" calcext:value-type="date">
            <text:p>29/06/20</text:p>
          </table:table-cell>
          <table:table-cell office:value-type="time" office:time-value="PT1056281H01M20.000000261S" calcext:value-type="time">
            <text:p>17:01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8:36:19" calcext:value-type="date">
            <text:p>29/06/20</text:p>
          </table:table-cell>
          <table:table-cell office:value-type="time" office:time-value="PT1056282H01M19.000000656S" calcext:value-type="time">
            <text:p>18:01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8:36:19" calcext:value-type="date">
            <text:p>29/06/20</text:p>
          </table:table-cell>
          <table:table-cell office:value-type="time" office:time-value="PT1056282H01M19.000000656S" calcext:value-type="time">
            <text:p>18:01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8:36:19" calcext:value-type="date">
            <text:p>29/06/20</text:p>
          </table:table-cell>
          <table:table-cell office:value-type="time" office:time-value="PT1056282H01M19.000000656S" calcext:value-type="time">
            <text:p>18:01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58.0</text:p>
          </table:table-cell>
          <table:table-cell office:value-type="date" office:date-value="2020-06-29T18:36:19" calcext:value-type="date">
            <text:p>29/06/20</text:p>
          </table:table-cell>
          <table:table-cell office:value-type="time" office:time-value="PT1056282H01M19.000000656S" calcext:value-type="time">
            <text:p>18:01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9:36:18" calcext:value-type="date">
            <text:p>29/06/20</text:p>
          </table:table-cell>
          <table:table-cell office:value-type="time" office:time-value="PT1056283H01M17.999999374S" calcext:value-type="time">
            <text:p>19:01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9:36:18" calcext:value-type="date">
            <text:p>29/06/20</text:p>
          </table:table-cell>
          <table:table-cell office:value-type="time" office:time-value="PT1056283H01M17.999999374S" calcext:value-type="time">
            <text:p>19:01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19:36:18" calcext:value-type="date">
            <text:p>29/06/20</text:p>
          </table:table-cell>
          <table:table-cell office:value-type="time" office:time-value="PT1056283H01M17.999999374S" calcext:value-type="time">
            <text:p>19:01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58.0</text:p>
          </table:table-cell>
          <table:table-cell office:value-type="date" office:date-value="2020-06-29T19:36:18" calcext:value-type="date">
            <text:p>29/06/20</text:p>
          </table:table-cell>
          <table:table-cell office:value-type="time" office:time-value="PT1056283H01M17.999999374S" calcext:value-type="time">
            <text:p>19:01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0:36:17" calcext:value-type="date">
            <text:p>29/06/20</text:p>
          </table:table-cell>
          <table:table-cell office:value-type="time" office:time-value="PT1056284H01M16.999999769S" calcext:value-type="time">
            <text:p>20:01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0:36:17" calcext:value-type="date">
            <text:p>29/06/20</text:p>
          </table:table-cell>
          <table:table-cell office:value-type="time" office:time-value="PT1056284H01M16.999999769S" calcext:value-type="time">
            <text:p>20:01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0:36:17" calcext:value-type="date">
            <text:p>29/06/20</text:p>
          </table:table-cell>
          <table:table-cell office:value-type="time" office:time-value="PT1056284H01M16.999999769S" calcext:value-type="time">
            <text:p>20:01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date" office:date-value="2020-06-29T20:36:17" calcext:value-type="date">
            <text:p>29/06/20</text:p>
          </table:table-cell>
          <table:table-cell office:value-type="time" office:time-value="PT1056284H01M16.999999769S" calcext:value-type="time">
            <text:p>20:01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1:36:16" calcext:value-type="date">
            <text:p>29/06/20</text:p>
          </table:table-cell>
          <table:table-cell office:value-type="time" office:time-value="PT1056285H01M16.000000164S" calcext:value-type="time">
            <text:p>21:01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1:36:16" calcext:value-type="date">
            <text:p>29/06/20</text:p>
          </table:table-cell>
          <table:table-cell office:value-type="time" office:time-value="PT1056285H01M16.000000164S" calcext:value-type="time">
            <text:p>21:01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1:36:16" calcext:value-type="date">
            <text:p>29/06/20</text:p>
          </table:table-cell>
          <table:table-cell office:value-type="time" office:time-value="PT1056285H01M16.000000164S" calcext:value-type="time">
            <text:p>21:01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58.0</text:p>
          </table:table-cell>
          <table:table-cell office:value-type="date" office:date-value="2020-06-29T21:36:16" calcext:value-type="date">
            <text:p>29/06/20</text:p>
          </table:table-cell>
          <table:table-cell office:value-type="time" office:time-value="PT1056285H01M16.000000164S" calcext:value-type="time">
            <text:p>21:01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2:36:15" calcext:value-type="date">
            <text:p>29/06/20</text:p>
          </table:table-cell>
          <table:table-cell office:value-type="time" office:time-value="PT1056286H01M14.999999721S" calcext:value-type="time">
            <text:p>22:01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2:36:15" calcext:value-type="date">
            <text:p>29/06/20</text:p>
          </table:table-cell>
          <table:table-cell office:value-type="time" office:time-value="PT1056286H01M14.999999721S" calcext:value-type="time">
            <text:p>22:01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2:36:15" calcext:value-type="date">
            <text:p>29/06/20</text:p>
          </table:table-cell>
          <table:table-cell office:value-type="time" office:time-value="PT1056286H01M14.999999721S" calcext:value-type="time">
            <text:p>22:01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date" office:date-value="2020-06-29T22:36:15" calcext:value-type="date">
            <text:p>29/06/20</text:p>
          </table:table-cell>
          <table:table-cell office:value-type="time" office:time-value="PT1056286H01M14.999999721S" calcext:value-type="time">
            <text:p>22:01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3:36:14" calcext:value-type="date">
            <text:p>29/06/20</text:p>
          </table:table-cell>
          <table:table-cell office:value-type="time" office:time-value="PT1056287H01M14.000000115S" calcext:value-type="time">
            <text:p>23:01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3:36:14" calcext:value-type="date">
            <text:p>29/06/20</text:p>
          </table:table-cell>
          <table:table-cell office:value-type="time" office:time-value="PT1056287H01M14.000000115S" calcext:value-type="time">
            <text:p>23:01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29T23:36:14" calcext:value-type="date">
            <text:p>29/06/20</text:p>
          </table:table-cell>
          <table:table-cell office:value-type="time" office:time-value="PT1056287H01M14.000000115S" calcext:value-type="time">
            <text:p>23:01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date" office:date-value="2020-06-29T23:36:14" calcext:value-type="date">
            <text:p>29/06/20</text:p>
          </table:table-cell>
          <table:table-cell office:value-type="time" office:time-value="PT1056287H01M14.000000115S" calcext:value-type="time">
            <text:p>23:01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0:36:13" calcext:value-type="date">
            <text:p>30/06/20</text:p>
          </table:table-cell>
          <table:table-cell office:value-type="time" office:time-value="PT1056288H01M12.999999672S" calcext:value-type="time">
            <text:p>00:01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0:36:13" calcext:value-type="date">
            <text:p>30/06/20</text:p>
          </table:table-cell>
          <table:table-cell office:value-type="time" office:time-value="PT1056288H01M12.999999672S" calcext:value-type="time">
            <text:p>00:01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0:36:13" calcext:value-type="date">
            <text:p>30/06/20</text:p>
          </table:table-cell>
          <table:table-cell office:value-type="time" office:time-value="PT1056288H01M12.999999672S" calcext:value-type="time">
            <text:p>00:01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date" office:date-value="2020-06-30T00:36:13" calcext:value-type="date">
            <text:p>30/06/20</text:p>
          </table:table-cell>
          <table:table-cell office:value-type="time" office:time-value="PT1056288H01M12.999999672S" calcext:value-type="time">
            <text:p>00:01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1:36:12" calcext:value-type="date">
            <text:p>30/06/20</text:p>
          </table:table-cell>
          <table:table-cell office:value-type="time" office:time-value="PT1056289H01M12.000000067S" calcext:value-type="time">
            <text:p>01:01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1:36:12" calcext:value-type="date">
            <text:p>30/06/20</text:p>
          </table:table-cell>
          <table:table-cell office:value-type="time" office:time-value="PT1056289H01M12.000000067S" calcext:value-type="time">
            <text:p>01:01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1:36:12" calcext:value-type="date">
            <text:p>30/06/20</text:p>
          </table:table-cell>
          <table:table-cell office:value-type="time" office:time-value="PT1056289H01M12.000000067S" calcext:value-type="time">
            <text:p>01:01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58.0</text:p>
          </table:table-cell>
          <table:table-cell office:value-type="date" office:date-value="2020-06-30T01:36:12" calcext:value-type="date">
            <text:p>30/06/20</text:p>
          </table:table-cell>
          <table:table-cell office:value-type="time" office:time-value="PT1056289H01M12.000000067S" calcext:value-type="time">
            <text:p>01:01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2:36:11" calcext:value-type="date">
            <text:p>30/06/20</text:p>
          </table:table-cell>
          <table:table-cell office:value-type="time" office:time-value="PT1056290H01M11.000000462S" calcext:value-type="time">
            <text:p>02:01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2:36:11" calcext:value-type="date">
            <text:p>30/06/20</text:p>
          </table:table-cell>
          <table:table-cell office:value-type="time" office:time-value="PT1056290H01M11.000000462S" calcext:value-type="time">
            <text:p>02:01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2:36:11" calcext:value-type="date">
            <text:p>30/06/20</text:p>
          </table:table-cell>
          <table:table-cell office:value-type="time" office:time-value="PT1056290H01M11.000000462S" calcext:value-type="time">
            <text:p>02:01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58.0</text:p>
          </table:table-cell>
          <table:table-cell office:value-type="date" office:date-value="2020-06-30T02:36:11" calcext:value-type="date">
            <text:p>30/06/20</text:p>
          </table:table-cell>
          <table:table-cell office:value-type="time" office:time-value="PT1056290H01M11.000000462S" calcext:value-type="time">
            <text:p>02:01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3:36:10" calcext:value-type="date">
            <text:p>30/06/20</text:p>
          </table:table-cell>
          <table:table-cell office:value-type="time" office:time-value="PT1056291H01M10.000000019S" calcext:value-type="time">
            <text:p>03:01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3:36:10" calcext:value-type="date">
            <text:p>30/06/20</text:p>
          </table:table-cell>
          <table:table-cell office:value-type="time" office:time-value="PT1056291H01M10.000000019S" calcext:value-type="time">
            <text:p>03:01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3:36:10" calcext:value-type="date">
            <text:p>30/06/20</text:p>
          </table:table-cell>
          <table:table-cell office:value-type="time" office:time-value="PT1056291H01M10.000000019S" calcext:value-type="time">
            <text:p>03:01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03:36:10" calcext:value-type="date">
            <text:p>30/06/20</text:p>
          </table:table-cell>
          <table:table-cell office:value-type="time" office:time-value="PT1056291H01M10.000000019S" calcext:value-type="time">
            <text:p>03:01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4:36:09" calcext:value-type="date">
            <text:p>30/06/20</text:p>
          </table:table-cell>
          <table:table-cell office:value-type="time" office:time-value="PT1056292H01M08.999999575S" calcext:value-type="time">
            <text:p>04:01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4:36:09" calcext:value-type="date">
            <text:p>30/06/20</text:p>
          </table:table-cell>
          <table:table-cell office:value-type="time" office:time-value="PT1056292H01M08.999999575S" calcext:value-type="time">
            <text:p>04:01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4:36:09" calcext:value-type="date">
            <text:p>30/06/20</text:p>
          </table:table-cell>
          <table:table-cell office:value-type="time" office:time-value="PT1056292H01M08.999999575S" calcext:value-type="time">
            <text:p>04:01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date" office:date-value="2020-06-30T04:36:09" calcext:value-type="date">
            <text:p>30/06/20</text:p>
          </table:table-cell>
          <table:table-cell office:value-type="time" office:time-value="PT1056292H01M08.999999575S" calcext:value-type="time">
            <text:p>04:01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5:36:08" calcext:value-type="date">
            <text:p>30/06/20</text:p>
          </table:table-cell>
          <table:table-cell office:value-type="time" office:time-value="PT1056293H01M07.99999997S" calcext:value-type="time">
            <text:p>05:01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5:36:08" calcext:value-type="date">
            <text:p>30/06/20</text:p>
          </table:table-cell>
          <table:table-cell office:value-type="time" office:time-value="PT1056293H01M07.99999997S" calcext:value-type="time">
            <text:p>05:01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5:36:08" calcext:value-type="date">
            <text:p>30/06/20</text:p>
          </table:table-cell>
          <table:table-cell office:value-type="time" office:time-value="PT1056293H01M07.99999997S" calcext:value-type="time">
            <text:p>05:01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58.0</text:p>
          </table:table-cell>
          <table:table-cell office:value-type="date" office:date-value="2020-06-30T05:36:08" calcext:value-type="date">
            <text:p>30/06/20</text:p>
          </table:table-cell>
          <table:table-cell office:value-type="time" office:time-value="PT1056293H01M07.99999997S" calcext:value-type="time">
            <text:p>05:01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6:36:07" calcext:value-type="date">
            <text:p>30/06/20</text:p>
          </table:table-cell>
          <table:table-cell office:value-type="time" office:time-value="PT1056294H01M07.000000365S" calcext:value-type="time">
            <text:p>06:01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6:36:07" calcext:value-type="date">
            <text:p>30/06/20</text:p>
          </table:table-cell>
          <table:table-cell office:value-type="time" office:time-value="PT1056294H01M07.000000365S" calcext:value-type="time">
            <text:p>06:01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6:36:07" calcext:value-type="date">
            <text:p>30/06/20</text:p>
          </table:table-cell>
          <table:table-cell office:value-type="time" office:time-value="PT1056294H01M07.000000365S" calcext:value-type="time">
            <text:p>06:01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06:36:07" calcext:value-type="date">
            <text:p>30/06/20</text:p>
          </table:table-cell>
          <table:table-cell office:value-type="time" office:time-value="PT1056294H01M07.000000365S" calcext:value-type="time">
            <text:p>06:01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7:36:06" calcext:value-type="date">
            <text:p>30/06/20</text:p>
          </table:table-cell>
          <table:table-cell office:value-type="time" office:time-value="PT1056295H01M05.999999922S" calcext:value-type="time">
            <text:p>07:01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7:36:06" calcext:value-type="date">
            <text:p>30/06/20</text:p>
          </table:table-cell>
          <table:table-cell office:value-type="time" office:time-value="PT1056295H01M05.999999922S" calcext:value-type="time">
            <text:p>07:01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7:36:06" calcext:value-type="date">
            <text:p>30/06/20</text:p>
          </table:table-cell>
          <table:table-cell office:value-type="time" office:time-value="PT1056295H01M05.999999922S" calcext:value-type="time">
            <text:p>07:01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07:36:06" calcext:value-type="date">
            <text:p>30/06/20</text:p>
          </table:table-cell>
          <table:table-cell office:value-type="time" office:time-value="PT1056295H01M05.999999922S" calcext:value-type="time">
            <text:p>07:01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8:36:05" calcext:value-type="date">
            <text:p>30/06/20</text:p>
          </table:table-cell>
          <table:table-cell office:value-type="time" office:time-value="PT1056296H01M05.000000317S" calcext:value-type="time">
            <text:p>08:01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8:36:05" calcext:value-type="date">
            <text:p>30/06/20</text:p>
          </table:table-cell>
          <table:table-cell office:value-type="time" office:time-value="PT1056296H01M05.000000317S" calcext:value-type="time">
            <text:p>08:01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8:36:05" calcext:value-type="date">
            <text:p>30/06/20</text:p>
          </table:table-cell>
          <table:table-cell office:value-type="time" office:time-value="PT1056296H01M05.000000317S" calcext:value-type="time">
            <text:p>08:01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08:36:05" calcext:value-type="date">
            <text:p>30/06/20</text:p>
          </table:table-cell>
          <table:table-cell office:value-type="time" office:time-value="PT1056296H01M05.000000317S" calcext:value-type="time">
            <text:p>08:01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9:36:04" calcext:value-type="date">
            <text:p>30/06/20</text:p>
          </table:table-cell>
          <table:table-cell office:value-type="time" office:time-value="PT1056297H01M03.999999873S" calcext:value-type="time">
            <text:p>09:01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9:36:04" calcext:value-type="date">
            <text:p>30/06/20</text:p>
          </table:table-cell>
          <table:table-cell office:value-type="time" office:time-value="PT1056297H01M03.999999873S" calcext:value-type="time">
            <text:p>09:01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09:36:04" calcext:value-type="date">
            <text:p>30/06/20</text:p>
          </table:table-cell>
          <table:table-cell office:value-type="time" office:time-value="PT1056297H01M03.999999873S" calcext:value-type="time">
            <text:p>09:01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09:36:04" calcext:value-type="date">
            <text:p>30/06/20</text:p>
          </table:table-cell>
          <table:table-cell office:value-type="time" office:time-value="PT1056297H01M03.999999873S" calcext:value-type="time">
            <text:p>09:01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10:36:03" calcext:value-type="date">
            <text:p>30/06/20</text:p>
          </table:table-cell>
          <table:table-cell table:style-name="ce6" office:value-type="time" office:time-value="PT1056298H01M03.000000268S" calcext:value-type="time">
            <text:p>10:01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10:36:03" calcext:value-type="date">
            <text:p>30/06/20</text:p>
          </table:table-cell>
          <table:table-cell table:style-name="ce6" office:value-type="time" office:time-value="PT1056298H01M03.000000268S" calcext:value-type="time">
            <text:p>10:01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office:value-type="date" office:date-value="2020-06-30T10:36:03" calcext:value-type="date">
            <text:p>30/06/20</text:p>
          </table:table-cell>
          <table:table-cell table:style-name="ce6" office:value-type="time" office:time-value="PT1056298H01M03.000000268S" calcext:value-type="time">
            <text:p>10:01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58.0</text:p>
          </table:table-cell>
          <table:table-cell office:value-type="date" office:date-value="2020-06-30T10:36:03" calcext:value-type="date">
            <text:p>30/06/20</text:p>
          </table:table-cell>
          <table:table-cell table:style-name="ce6" office:value-type="time" office:time-value="PT1056298H01M03.000000268S" calcext:value-type="time">
            <text:p>10:01:03</text:p>
          </table:table-cell>
          <table:table-cell table:style-name="ce7" office:value-type="string" calcext:value-type="string">
            <text:p>Hora real: 13:42</text:p>
          </table:table-cell>
        </table:table-row>
        <table:table-row table:style-name="ro1" table:number-rows-repeated="10471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21:43:28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7-22T22:46:29.767000000</dc:date>
    <meta:editing-duration>PT40S</meta:editing-duration>
    <meta:editing-cycles>1</meta:editing-cycles>
    <meta:document-statistic meta:table-count="1" meta:cell-count="7246" meta:object-count="0"/>
  </office:meta>
</office:document-meta>
</file>